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iol Benchmark -- only instances solved in less than 2 seconds" table:style-name="ta1">
        <table:shapes>
          <draw:frame draw:z-index="0" draw:style-name="gr1" draw:text-style-name="P1" svg:width="160mm" svg:height="90.04mm" svg:x="411.24mm" svg:y="0mm">
            <draw:object draw:notify-on-update-of-ranges="'Buriol Benchmark -- only instances solved in less than 2 seconds'.B1:'Buriol Benchmark -- only instances solved in less than 2 seconds'.B1 'Buriol Benchmark -- only instances solved in less than 2 seconds'.B2:'Buriol Benchmark -- only instances solved in less than 2 seconds'.B401 'Buriol Benchmark -- only instances solved in less than 2 seconds'.C1:'Buriol Benchmark -- only instances solved in less than 2 seconds'.C1 'Buriol Benchmark -- only instances solved in less than 2 seconds'.C2:'Buriol Benchmark -- only instances solved in less than 2 seconds'.C4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411.98mm" svg:y="93.28mm">
            <draw:object draw:notify-on-update-of-ranges="'Buriol Benchmark -- only instances solved in less than 2 seconds'.E2:'Buriol Benchmark -- only instances solved in less than 2 seconds'.E401 'Buriol Benchmark -- only instances solved in less than 2 seconds'.F1:'Buriol Benchmark -- only instances solved in less than 2 seconds'.F1 'Buriol Benchmark -- only instances solved in less than 2 seconds'.F2:'Buriol Benchmark -- only instances solved in less than 2 seconds'.F401 'Buriol Benchmark -- only instances solved in less than 2 seconds'.G1:'Buriol Benchmark -- only instances solved in less than 2 seconds'.G1 'Buriol Benchmark -- only instances solved in less than 2 seconds'.G2:'Buriol Benchmark -- only instances solved in less than 2 seconds'.G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382.72mm" svg:y="192.3mm">
            <draw:object draw:notify-on-update-of-ranges="'Buriol Benchmark -- only instances solved in less than 2 seconds'.I2:'Buriol Benchmark -- only instances solved in less than 2 seconds'.I27 'Buriol Benchmark -- only instances solved in less than 2 seconds'.J1:'Buriol Benchmark -- only instances solved in less than 2 seconds'.J1 'Buriol Benchmark -- only instances solved in less than 2 seconds'.J2:'Buriol Benchmark -- only instances solved in less than 2 seconds'.J27 'Buriol Benchmark -- only instances solved in less than 2 seconds'.K1:'Buriol Benchmark -- only instances solved in less than 2 seconds'.K1 'Buriol Benchmark -- only instances solved in less than 2 seconds'.K2:'Buriol Benchmark -- only instances solved in less than 2 seconds'.K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wmin500wmax100000n10000-0-s827183242c967660.ukp</text:p>
          </table:table-cell>
          <table:table-cell office:value-type="float" office:value="13.3496" calcext:value-type="float">
            <text:p>13.34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13.37" calcext:value-type="float">
            <text:p>13.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office:value-type="float" office:value="18068" calcext:value-type="float">
            <text:p>18068</text:p>
          </table:table-cell>
          <table:table-cell office:value-type="float" office:value="7304" calcext:value-type="float">
            <text:p>7304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table:number-columns-repeated="2" office:value-type="float" office:value="564610" calcext:value-type="float">
            <text:p>564610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2-s528806317c962915.ukp</text:p>
          </table:table-cell>
          <table:table-cell office:value-type="float" office:value="13.3096" calcext:value-type="float">
            <text:p>13.309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office:value-type="float" office:value="21800" calcext:value-type="float">
            <text:p>21800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table:number-columns-repeated="2" office:value-type="float" office:value="723320" calcext:value-type="float">
            <text:p>723320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8-s991580855c972757.ukp</text:p>
          </table:table-cell>
          <table:table-cell office:value-type="float" office:value="13.1215" calcext:value-type="float">
            <text:p>13.12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13.15" calcext:value-type="float">
            <text:p>13.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26800" calcext:value-type="float">
            <text:p>26800</text:p>
          </table:table-cell>
          <table:table-cell office:value-type="float" office:value="7488" calcext:value-type="float">
            <text:p>7488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table:number-columns-repeated="2" office:value-type="float" office:value="937409" calcext:value-type="float">
            <text:p>937409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9-s126456688c963193.ukp</text:p>
          </table:table-cell>
          <table:table-cell office:value-type="float" office:value="12.9127" calcext:value-type="float">
            <text:p>12.912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12.94" calcext:value-type="float">
            <text:p>12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19020" calcext:value-type="float">
            <text:p>19020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table:number-columns-repeated="2" office:value-type="float" office:value="600195" calcext:value-type="float">
            <text:p>600195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5-s110877071c927298.ukp</text:p>
          </table:table-cell>
          <table:table-cell office:value-type="float" office:value="12.8379" calcext:value-type="float">
            <text:p>12.837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12.86" calcext:value-type="float">
            <text:p>12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24424" calcext:value-type="float">
            <text:p>24424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table:number-columns-repeated="2" office:value-type="float" office:value="833689" calcext:value-type="float">
            <text:p>833689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7-s177710744c926728.ukp</text:p>
          </table:table-cell>
          <table:table-cell office:value-type="float" office:value="12.733" calcext:value-type="float">
            <text:p>12.7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12.76" calcext:value-type="float">
            <text:p>12.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19704" calcext:value-type="float">
            <text:p>1970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table:number-columns-repeated="2" office:value-type="float" office:value="631507" calcext:value-type="float">
            <text:p>631507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2-s528806317c944387.ukp</text:p>
          </table:table-cell>
          <table:table-cell office:value-type="float" office:value="12.6377" calcext:value-type="float">
            <text:p>12.63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12.66" calcext:value-type="float">
            <text:p>12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27384" calcext:value-type="float">
            <text:p>27384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table:number-columns-repeated="2" office:value-type="float" office:value="960025" calcext:value-type="float">
            <text:p>960025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8-s991580855c905905.ukp</text:p>
          </table:table-cell>
          <table:table-cell office:value-type="float" office:value="12.5437" calcext:value-type="float">
            <text:p>12.543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12.57" calcext:value-type="float">
            <text:p>12.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21248" calcext:value-type="float">
            <text:p>21248</text:p>
          </table:table-cell>
          <table:table-cell office:value-type="float" office:value="8064" calcext:value-type="float">
            <text:p>8064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table:number-columns-repeated="2" office:value-type="float" office:value="695800" calcext:value-type="float">
            <text:p>695800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8-s991580855c907022.ukp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12.48" calcext:value-type="float">
            <text:p>12.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25624" calcext:value-type="float">
            <text:p>25624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table:number-columns-repeated="2" office:value-type="float" office:value="881113" calcext:value-type="float">
            <text:p>881113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6-s227708629c900489.ukp</text:p>
          </table:table-cell>
          <table:table-cell office:value-type="float" office:value="12.4443" calcext:value-type="float">
            <text:p>12.444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12.47" calcext:value-type="float">
            <text:p>12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23880" calcext:value-type="float">
            <text:p>23880</text:p>
          </table:table-cell>
          <table:table-cell office:value-type="float" office:value="7028" calcext:value-type="float">
            <text:p>7028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table:number-columns-repeated="2" office:value-type="float" office:value="814865" calcext:value-type="float">
            <text:p>814865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9-s126456688c892278.ukp</text:p>
          </table:table-cell>
          <table:table-cell office:value-type="float" office:value="12.4024" calcext:value-type="float">
            <text:p>12.40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12.43" calcext:value-type="float">
            <text:p>12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23840" calcext:value-type="float">
            <text:p>23840</text:p>
          </table:table-cell>
          <table:table-cell office:value-type="float" office:value="5172" calcext:value-type="float">
            <text:p>5172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table:number-columns-repeated="2" office:value-type="float" office:value="822011" calcext:value-type="float">
            <text:p>822011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6-s227708629c960025.ukp</text:p>
          </table:table-cell>
          <table:table-cell office:value-type="float" office:value="12.402" calcext:value-type="float">
            <text:p>12.40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12.43" calcext:value-type="float">
            <text:p>12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27536" calcext:value-type="float">
            <text:p>27536</text:p>
          </table:table-cell>
          <table:table-cell office:value-type="float" office:value="5188" calcext:value-type="float">
            <text:p>5188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table:number-columns-repeated="2" office:value-type="float" office:value="974920" calcext:value-type="float">
            <text:p>974920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2-s528806317c937409.ukp</text:p>
          </table:table-cell>
          <table:table-cell office:value-type="float" office:value="12.0734" calcext:value-type="float">
            <text:p>12.0734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12.19" calcext:value-type="float">
            <text:p>12.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25740" calcext:value-type="float">
            <text:p>25740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table:number-columns-repeated="2" office:value-type="float" office:value="898349" calcext:value-type="float">
            <text:p>898349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1-s843367405c958150.ukp</text:p>
          </table:table-cell>
          <table:table-cell office:value-type="float" office:value="11.7406" calcext:value-type="float">
            <text:p>11.74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11.76" calcext:value-type="float">
            <text:p>11.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23088" calcext:value-type="float">
            <text:p>23088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table:number-columns-repeated="2" office:value-type="float" office:value="780916" calcext:value-type="float">
            <text:p>780916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3-s780179313c856339.ukp</text:p>
          </table:table-cell>
          <table:table-cell office:value-type="float" office:value="11.6602" calcext:value-type="float">
            <text:p>11.66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11.72" calcext:value-type="float">
            <text:p>11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20680" calcext:value-type="float">
            <text:p>20680</text:p>
          </table:table-cell>
          <table:table-cell office:value-type="float" office:value="3840" calcext:value-type="float">
            <text:p>3840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table:number-columns-repeated="2" office:value-type="float" office:value="678900" calcext:value-type="float">
            <text:p>678900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7-s177710744c983140.ukp</text:p>
          </table:table-cell>
          <table:table-cell office:value-type="float" office:value="11.5697" calcext:value-type="float">
            <text:p>11.56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11.68" calcext:value-type="float">
            <text:p>11.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23236" calcext:value-type="float">
            <text:p>23236</text:p>
          </table:table-cell>
          <table:table-cell office:value-type="float" office:value="3912" calcext:value-type="float">
            <text:p>3912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table:number-columns-repeated="2" office:value-type="float" office:value="784914" calcext:value-type="float">
            <text:p>784914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7-s177710744c995533.ukp</text:p>
          </table:table-cell>
          <table:table-cell office:value-type="float" office:value="11.4877" calcext:value-type="float">
            <text:p>11.48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11.59" calcext:value-type="float">
            <text:p>11.5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office:value-type="float" office:value="16740" calcext:value-type="float">
            <text:p>16740</text:p>
          </table:table-cell>
          <table:table-cell office:value-type="float" office:value="4692" calcext:value-type="float">
            <text:p>4692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table:number-columns-repeated="2" office:value-type="float" office:value="511609" calcext:value-type="float">
            <text:p>511609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8-s991580855c881113.ukp</text:p>
          </table:table-cell>
          <table:table-cell office:value-type="float" office:value="11.4812" calcext:value-type="float">
            <text:p>11.481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11.52" calcext:value-type="float">
            <text:p>11.5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table:number-columns-repeated="2" office:value-type="float" office:value="657882" calcext:value-type="float">
            <text:p>657882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6-s227708629c836970.ukp</text:p>
          </table:table-cell>
          <table:table-cell office:value-type="float" office:value="11.4796" calcext:value-type="float">
            <text:p>11.47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11.5" calcext:value-type="float">
            <text:p>11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27520" calcext:value-type="float">
            <text:p>27520</text:p>
          </table:table-cell>
          <table:table-cell office:value-type="float" office:value="5196" calcext:value-type="float">
            <text:p>5196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table:number-columns-repeated="2" office:value-type="float" office:value="964354" calcext:value-type="float">
            <text:p>964354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6-s227708629c960084.ukp</text:p>
          </table:table-cell>
          <table:table-cell office:value-type="float" office:value="11.4465" calcext:value-type="float">
            <text:p>11.44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11.47" calcext:value-type="float">
            <text:p>11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office:value-type="float" office:value="23188" calcext:value-type="float">
            <text:p>23188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table:number-columns-repeated="2" office:value-type="float" office:value="785284" calcext:value-type="float">
            <text:p>785284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9-s126456688c987402.ukp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11.31" calcext:value-type="float">
            <text:p>11.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office:value-type="float" office:value="24960" calcext:value-type="float">
            <text:p>24960</text:p>
          </table:table-cell>
          <table:table-cell office:value-type="float" office:value="5364" calcext:value-type="float">
            <text:p>5364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table:number-columns-repeated="2" office:value-type="float" office:value="854573" calcext:value-type="float">
            <text:p>854573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7-s177710744c841524.ukp</text:p>
          </table:table-cell>
          <table:table-cell office:value-type="float" office:value="10.9825" calcext:value-type="float">
            <text:p>10.982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11.01" calcext:value-type="float">
            <text:p>11.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office:value-type="float" office:value="18896" calcext:value-type="float">
            <text:p>18896</text:p>
          </table:table-cell>
          <table:table-cell office:value-type="float" office:value="5256" calcext:value-type="float">
            <text:p>5256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table:number-columns-repeated="2" office:value-type="float" office:value="605138" calcext:value-type="float">
            <text:p>605138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7-s177710744c921100.ukp</text:p>
          </table:table-cell>
          <table:table-cell office:value-type="float" office:value="10.9075" calcext:value-type="float">
            <text:p>10.90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10.93" calcext:value-type="float">
            <text:p>10.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office:value-type="float" office:value="27704" calcext:value-type="float">
            <text:p>27704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table:number-columns-repeated="2" office:value-type="float" office:value="982859" calcext:value-type="float">
            <text:p>982859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9-s126456688c794611.ukp</text:p>
          </table:table-cell>
          <table:table-cell office:value-type="float" office:value="10.8315" calcext:value-type="float">
            <text:p>10.83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10.85" calcext:value-type="float">
            <text:p>10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office:value-type="float" office:value="21884" calcext:value-type="float">
            <text:p>21884</text:p>
          </table:table-cell>
          <table:table-cell office:value-type="float" office:value="7112" calcext:value-type="float">
            <text:p>7112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table:number-columns-repeated="2" office:value-type="float" office:value="724146" calcext:value-type="float">
            <text:p>724146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7-s177710744c891811.ukp</text:p>
          </table:table-cell>
          <table:table-cell office:value-type="float" office:value="10.8278" calcext:value-type="float">
            <text:p>10.827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10.85" calcext:value-type="float">
            <text:p>10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office:value-type="float" office:value="26340" calcext:value-type="float">
            <text:p>26340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table:number-columns-repeated="2" office:value-type="float" office:value="924632" calcext:value-type="float">
            <text:p>924632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7-s177710744c908287.ukp</text:p>
          </table:table-cell>
          <table:table-cell office:value-type="float" office:value="10.8118" calcext:value-type="float">
            <text:p>10.81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10.84" calcext:value-type="float">
            <text:p>10.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office:value-type="float" office:value="17288" calcext:value-type="float">
            <text:p>17288</text:p>
          </table:table-cell>
          <table:table-cell office:value-type="float" office:value="5208" calcext:value-type="float">
            <text:p>5208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table:number-columns-repeated="2" office:value-type="float" office:value="528906" calcext:value-type="float">
            <text:p>528906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5-s110877071c979382.ukp</text:p>
          </table:table-cell>
          <table:table-cell office:value-type="float" office:value="10.7348" calcext:value-type="float">
            <text:p>10.734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10.76" calcext:value-type="float">
            <text:p>10.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office:value-type="float" office:value="18204" calcext:value-type="float">
            <text:p>18204</text:p>
          </table:table-cell>
          <table:table-cell office:value-type="float" office:value="5348" calcext:value-type="float">
            <text:p>5348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table:number-columns-repeated="2" office:value-type="float" office:value="580821" calcext:value-type="float">
            <text:p>580821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4-s721215008c833689.ukp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10.71" calcext:value-type="float">
            <text:p>10.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21532" calcext:value-type="float">
            <text:p>21532</text:p>
          </table:table-cell>
          <table:table-cell office:value-type="float" office:value="5708" calcext:value-type="float">
            <text:p>5708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table:number-columns-repeated="2" office:value-type="float" office:value="718599" calcext:value-type="float">
            <text:p>718599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6-s227708629c819173.ukp</text:p>
          </table:table-cell>
          <table:table-cell office:value-type="float" office:value="10.6485" calcext:value-type="float">
            <text:p>10.64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10.67" calcext:value-type="float">
            <text:p>10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office:value-type="float" office:value="22964" calcext:value-type="float">
            <text:p>22964</text:p>
          </table:table-cell>
          <table:table-cell office:value-type="float" office:value="5320" calcext:value-type="float">
            <text:p>5320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table:number-columns-repeated="2" office:value-type="float" office:value="775538" calcext:value-type="float">
            <text:p>775538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6-s227708629c868429.ukp</text:p>
          </table:table-cell>
          <table:table-cell office:value-type="float" office:value="10.5806" calcext:value-type="float">
            <text:p>10.58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10.6" calcext:value-type="float">
            <text:p>10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24256" calcext:value-type="float">
            <text:p>24256</text:p>
          </table:table-cell>
          <table:table-cell office:value-type="float" office:value="6060" calcext:value-type="float">
            <text:p>6060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table:number-columns-repeated="2" office:value-type="float" office:value="833361" calcext:value-type="float">
            <text:p>833361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1-s843367405c890345.ukp</text:p>
          </table:table-cell>
          <table:table-cell office:value-type="float" office:value="10.5487" calcext:value-type="float">
            <text:p>10.54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10.57" calcext:value-type="float">
            <text:p>10.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23668" calcext:value-type="float">
            <text:p>23668</text:p>
          </table:table-cell>
          <table:table-cell office:value-type="float" office:value="5672" calcext:value-type="float">
            <text:p>5672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table:number-columns-repeated="2" office:value-type="float" office:value="797054" calcext:value-type="float">
            <text:p>797054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3-s780179313c775969.ukp</text:p>
          </table:table-cell>
          <table:table-cell office:value-type="float" office:value="10.4489" calcext:value-type="float">
            <text:p>10.44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10.47" calcext:value-type="float">
            <text:p>10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office:value-type="float" office:value="19416" calcext:value-type="float">
            <text:p>19416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table:number-columns-repeated="2" office:value-type="float" office:value="616321" calcext:value-type="float">
            <text:p>616321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6-s227708629c775731.ukp</text:p>
          </table:table-cell>
          <table:table-cell office:value-type="float" office:value="10.3407" calcext:value-type="float">
            <text:p>10.34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office:value-type="float" office:value="19864" calcext:value-type="float">
            <text:p>19864</text:p>
          </table:table-cell>
          <table:table-cell office:value-type="float" office:value="5528" calcext:value-type="float">
            <text:p>5528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table:number-columns-repeated="2" office:value-type="float" office:value="634422" calcext:value-type="float">
            <text:p>634422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4-s721215008c927843.ukp</text:p>
          </table:table-cell>
          <table:table-cell office:value-type="float" office:value="10.3031" calcext:value-type="float">
            <text:p>10.30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10.33" calcext:value-type="float">
            <text:p>1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27556" calcext:value-type="float">
            <text:p>27556</text:p>
          </table:table-cell>
          <table:table-cell office:value-type="float" office:value="5728" calcext:value-type="float">
            <text:p>5728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table:number-columns-repeated="2" office:value-type="float" office:value="964288" calcext:value-type="float">
            <text:p>964288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6-s227708629c876351.ukp</text:p>
          </table:table-cell>
          <table:table-cell office:value-type="float" office:value="10.3029" calcext:value-type="float">
            <text:p>10.30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10.33" calcext:value-type="float">
            <text:p>1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office:value-type="float" office:value="17572" calcext:value-type="float">
            <text:p>17572</text:p>
          </table:table-cell>
          <table:table-cell office:value-type="float" office:value="5692" calcext:value-type="float">
            <text:p>5692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table:number-columns-repeated="2" office:value-type="float" office:value="534924" calcext:value-type="float">
            <text:p>534924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9-s126456688c814865.ukp</text:p>
          </table:table-cell>
          <table:table-cell office:value-type="float" office:value="10.2109" calcext:value-type="float">
            <text:p>10.2109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10.24" calcext:value-type="float">
            <text:p>10.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office:value-type="float" office:value="20476" calcext:value-type="float">
            <text:p>20476</text:p>
          </table:table-cell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table:number-columns-repeated="2" office:value-type="float" office:value="665496" calcext:value-type="float">
            <text:p>665496</text:p>
          </table:table-cell>
          <table:table-cell table:formula="of:=([.N37] = [.O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3-s780179313c787410.ukp</text:p>
          </table:table-cell>
          <table:table-cell office:value-type="float" office:value="10.1617" calcext:value-type="float">
            <text:p>10.161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10.19" calcext:value-type="float">
            <text:p>10.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office:value-type="float" office:value="17264" calcext:value-type="float">
            <text:p>17264</text:p>
          </table:table-cell>
          <table:table-cell office:value-type="float" office:value="7592" calcext:value-type="float">
            <text:p>7592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table:number-columns-repeated="2" office:value-type="float" office:value="523503" calcext:value-type="float">
            <text:p>523503</text:p>
          </table:table-cell>
          <table:table-cell table:formula="of:=([.N38] = [.O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3-s780179313c864487.ukp</text:p>
          </table:table-cell>
          <table:table-cell office:value-type="float" office:value="10.1564" calcext:value-type="float">
            <text:p>10.1564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28196" calcext:value-type="float">
            <text:p>28196</text:p>
          </table:table-cell>
          <table:table-cell office:value-type="float" office:value="7456" calcext:value-type="float">
            <text:p>7456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table:number-columns-repeated="2" office:value-type="float" office:value="988452" calcext:value-type="float">
            <text:p>988452</text:p>
          </table:table-cell>
          <table:table-cell table:formula="of:=([.N39] = [.O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1-s843367405c758616.ukp</text:p>
          </table:table-cell>
          <table:table-cell office:value-type="float" office:value="10.0886" calcext:value-type="float">
            <text:p>10.08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10.11" calcext:value-type="float">
            <text:p>10.1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office:value-type="float" office:value="18828" calcext:value-type="float">
            <text:p>18828</text:p>
          </table:table-cell>
          <table:table-cell office:value-type="float" office:value="7508" calcext:value-type="float">
            <text:p>7508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table:number-columns-repeated="2" office:value-type="float" office:value="589368" calcext:value-type="float">
            <text:p>589368</text:p>
          </table:table-cell>
          <table:table-cell table:formula="of:=([.N40] = [.O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0-s827183242c835092.ukp</text:p>
          </table:table-cell>
          <table:table-cell office:value-type="float" office:value="9.87335" calcext:value-type="float">
            <text:p>9.8733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9.9" calcext:value-type="float">
            <text:p>9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office:value-type="float" office:value="22124" calcext:value-type="float">
            <text:p>22124</text:p>
          </table:table-cell>
          <table:table-cell office:value-type="float" office:value="5576" calcext:value-type="float">
            <text:p>5576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table:number-columns-repeated="2" office:value-type="float" office:value="734233" calcext:value-type="float">
            <text:p>734233</text:p>
          </table:table-cell>
          <table:table-cell table:formula="of:=([.N41] = [.O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4-s721215008c817916.ukp</text:p>
          </table:table-cell>
          <table:table-cell office:value-type="float" office:value="9.82282" calcext:value-type="float">
            <text:p>9.822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9.85" calcext:value-type="float">
            <text:p>9.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16348" calcext:value-type="float">
            <text:p>16348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table:number-columns-repeated="2" office:value-type="float" office:value="524015" calcext:value-type="float">
            <text:p>524015</text:p>
          </table:table-cell>
          <table:table-cell table:formula="of:=([.N42] = [.O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2-s528806317c831043.ukp</text:p>
          </table:table-cell>
          <table:table-cell office:value-type="float" office:value="9.80863" calcext:value-type="float">
            <text:p>9.8086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9.83" calcext:value-type="float">
            <text:p>9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18964" calcext:value-type="float">
            <text:p>18964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table:number-columns-repeated="2" office:value-type="float" office:value="638567" calcext:value-type="float">
            <text:p>638567</text:p>
          </table:table-cell>
          <table:table-cell table:formula="of:=([.N43] = [.O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4-s721215008c811628.ukp</text:p>
          </table:table-cell>
          <table:table-cell office:value-type="float" office:value="9.50494" calcext:value-type="float">
            <text:p>9.504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9.53" calcext:value-type="float">
            <text:p>9.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19388" calcext:value-type="float">
            <text:p>19388</text:p>
          </table:table-cell>
          <table:table-cell office:value-type="float" office:value="8152" calcext:value-type="float">
            <text:p>8152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table:number-columns-repeated="2" office:value-type="float" office:value="650130" calcext:value-type="float">
            <text:p>650130</text:p>
          </table:table-cell>
          <table:table-cell table:formula="of:=([.N44] = [.O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1-s843367405c786199.ukp</text:p>
          </table:table-cell>
          <table:table-cell office:value-type="float" office:value="9.39288" calcext:value-type="float">
            <text:p>9.3928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9.42" calcext:value-type="float">
            <text:p>9.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19080" calcext:value-type="float">
            <text:p>19080</text:p>
          </table:table-cell>
          <table:table-cell office:value-type="float" office:value="6048" calcext:value-type="float">
            <text:p>6048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table:number-columns-repeated="2" office:value-type="float" office:value="642619" calcext:value-type="float">
            <text:p>642619</text:p>
          </table:table-cell>
          <table:table-cell table:formula="of:=([.N45] = [.O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4-s721215008c717530.ukp</text:p>
          </table:table-cell>
          <table:table-cell office:value-type="float" office:value="9.37162" calcext:value-type="float">
            <text:p>9.371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9.39" calcext:value-type="float">
            <text:p>9.3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25876" calcext:value-type="float">
            <text:p>25876</text:p>
          </table:table-cell>
          <table:table-cell office:value-type="float" office:value="7812" calcext:value-type="float">
            <text:p>7812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table:number-columns-repeated="2" office:value-type="float" office:value="927843" calcext:value-type="float">
            <text:p>927843</text:p>
          </table:table-cell>
          <table:table-cell table:formula="of:=([.N46] = [.O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4-s721215008c714434.ukp</text:p>
          </table:table-cell>
          <table:table-cell office:value-type="float" office:value="9.33752" calcext:value-type="float">
            <text:p>9.3375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9.36" calcext:value-type="float">
            <text:p>9.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27008" calcext:value-type="float">
            <text:p>27008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table:number-columns-repeated="2" office:value-type="float" office:value="979382" calcext:value-type="float">
            <text:p>979382</text:p>
          </table:table-cell>
          <table:table-cell table:formula="of:=([.N47] = [.O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5-s110877071c794434.ukp</text:p>
          </table:table-cell>
          <table:table-cell office:value-type="float" office:value="9.33666" calcext:value-type="float">
            <text:p>9.336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9.36" calcext:value-type="float">
            <text:p>9.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17732" calcext:value-type="float">
            <text:p>17732</text:p>
          </table:table-cell>
          <table:table-cell office:value-type="float" office:value="6228" calcext:value-type="float">
            <text:p>6228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table:number-columns-repeated="2" office:value-type="float" office:value="586019" calcext:value-type="float">
            <text:p>586019</text:p>
          </table:table-cell>
          <table:table-cell table:formula="of:=([.N48] = [.O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1-s843367405c724816.ukp</text:p>
          </table:table-cell>
          <table:table-cell office:value-type="float" office:value="9.19377" calcext:value-type="float">
            <text:p>9.1937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9.22" calcext:value-type="float">
            <text:p>9.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27492" calcext:value-type="float">
            <text:p>27492</text:p>
          </table:table-cell>
          <table:table-cell office:value-type="float" office:value="7704" calcext:value-type="float">
            <text:p>7704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table:number-columns-repeated="2" office:value-type="float" office:value="995533" calcext:value-type="float">
            <text:p>995533</text:p>
          </table:table-cell>
          <table:table-cell table:formula="of:=([.N49] = [.O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5-s110877071c757113.ukp</text:p>
          </table:table-cell>
          <table:table-cell office:value-type="float" office:value="9.11226" calcext:value-type="float">
            <text:p>9.1122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9.14" calcext:value-type="float">
            <text:p>9.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15832" calcext:value-type="float">
            <text:p>15832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table:number-columns-repeated="2" office:value-type="float" office:value="500128" calcext:value-type="float">
            <text:p>500128</text:p>
          </table:table-cell>
          <table:table-cell table:formula="of:=([.N50] = [.O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2-s528806317c780373.ukp</text:p>
          </table:table-cell>
          <table:table-cell office:value-type="float" office:value="9.10133" calcext:value-type="float">
            <text:p>9.101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9.12" calcext:value-type="float">
            <text:p>9.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27332" calcext:value-type="float">
            <text:p>27332</text:p>
          </table:table-cell>
          <table:table-cell office:value-type="float" office:value="7876" calcext:value-type="float">
            <text:p>7876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table:number-columns-repeated="2" office:value-type="float" office:value="987402" calcext:value-type="float">
            <text:p>987402</text:p>
          </table:table-cell>
          <table:table-cell table:formula="of:=([.N51] = [.O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1-s843367405c687899.ukp</text:p>
          </table:table-cell>
          <table:table-cell office:value-type="float" office:value="8.99866" calcext:value-type="float">
            <text:p>8.9986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9.02" calcext:value-type="float">
            <text:p>9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office:value-type="float" office:value="15824" calcext:value-type="float">
            <text:p>15824</text:p>
          </table:table-cell>
          <table:table-cell office:value-type="float" office:value="5104" calcext:value-type="float">
            <text:p>5104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table:number-columns-repeated="2" office:value-type="float" office:value="505635" calcext:value-type="float">
            <text:p>505635</text:p>
          </table:table-cell>
          <table:table-cell table:formula="of:=([.N52] = [.O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8-s991580855c759438.ukp</text:p>
          </table:table-cell>
          <table:table-cell office:value-type="float" office:value="8.86956" calcext:value-type="float">
            <text:p>8.8695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office:value-type="float" office:value="16320" calcext:value-type="float">
            <text:p>16320</text:p>
          </table:table-cell>
          <table:table-cell office:value-type="float" office:value="4668" calcext:value-type="float">
            <text:p>4668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table:number-columns-repeated="2" office:value-type="float" office:value="527079" calcext:value-type="float">
            <text:p>527079</text:p>
          </table:table-cell>
          <table:table-cell table:formula="of:=([.N53] = [.O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1-s843367405c723320.ukp</text:p>
          </table:table-cell>
          <table:table-cell office:value-type="float" office:value="8.81518" calcext:value-type="float">
            <text:p>8.8151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office:value-type="float" office:value="8.86" calcext:value-type="float">
            <text:p>8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25884" calcext:value-type="float">
            <text:p>25884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table:number-columns-repeated="2" office:value-type="float" office:value="938252" calcext:value-type="float">
            <text:p>938252</text:p>
          </table:table-cell>
          <table:table-cell table:formula="of:=([.N54] = [.O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3-s780179313c669049.ukp</text:p>
          </table:table-cell>
          <table:table-cell office:value-type="float" office:value="8.66876" calcext:value-type="float">
            <text:p>8.668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8.69" calcext:value-type="float">
            <text:p>8.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24936" calcext:value-type="float">
            <text:p>24936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table:number-columns-repeated="2" office:value-type="float" office:value="900235" calcext:value-type="float">
            <text:p>900235</text:p>
          </table:table-cell>
          <table:table-cell table:formula="of:=([.N55] = [.O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3-s780179313c742672.ukp</text:p>
          </table:table-cell>
          <table:table-cell office:value-type="float" office:value="8.57858" calcext:value-type="float">
            <text:p>8.578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8.6" calcext:value-type="float">
            <text:p>8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19308" calcext:value-type="float">
            <text:p>19308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table:number-columns-repeated="2" office:value-type="float" office:value="658332" calcext:value-type="float">
            <text:p>658332</text:p>
          </table:table-cell>
          <table:table-cell table:formula="of:=([.N56] = [.O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5-s110877071c652960.ukp</text:p>
          </table:table-cell>
          <table:table-cell office:value-type="float" office:value="8.49184" calcext:value-type="float">
            <text:p>8.491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8.51" calcext:value-type="float">
            <text:p>8.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office:value-type="float" office:value="21920" calcext:value-type="float">
            <text:p>21920</text:p>
          </table:table-cell>
          <table:table-cell office:value-type="float" office:value="5248" calcext:value-type="float">
            <text:p>5248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table:number-columns-repeated="2" office:value-type="float" office:value="769563" calcext:value-type="float">
            <text:p>769563</text:p>
          </table:table-cell>
          <table:table-cell table:formula="of:=([.N57] = [.O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1-s843367405c761697.ukp</text:p>
          </table:table-cell>
          <table:table-cell office:value-type="float" office:value="8.47453" calcext:value-type="float">
            <text:p>8.474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office:value-type="float" office:value="19420" calcext:value-type="float">
            <text:p>19420</text:p>
          </table:table-cell>
          <table:table-cell office:value-type="float" office:value="5060" calcext:value-type="float">
            <text:p>5060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table:number-columns-repeated="2" office:value-type="float" office:value="662505" calcext:value-type="float">
            <text:p>662505</text:p>
          </table:table-cell>
          <table:table-cell table:formula="of:=([.N58] = [.O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4-s721215008c755951.ukp</text:p>
          </table:table-cell>
          <table:table-cell office:value-type="float" office:value="8.41053" calcext:value-type="float">
            <text:p>8.4105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8.43" calcext:value-type="float">
            <text:p>8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21368" calcext:value-type="float">
            <text:p>21368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table:number-columns-repeated="2" office:value-type="float" office:value="744409" calcext:value-type="float">
            <text:p>744409</text:p>
          </table:table-cell>
          <table:table-cell table:formula="of:=([.N59] = [.O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9-s126456688c646208.ukp</text:p>
          </table:table-cell>
          <table:table-cell office:value-type="float" office:value="8.40012" calcext:value-type="float">
            <text:p>8.400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8.42" calcext:value-type="float">
            <text:p>8.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office:value-type="float" office:value="20440" calcext:value-type="float">
            <text:p>20440</text:p>
          </table:table-cell>
          <table:table-cell office:value-type="float" office:value="5188" calcext:value-type="float">
            <text:p>5188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table:number-columns-repeated="2" office:value-type="float" office:value="698588" calcext:value-type="float">
            <text:p>698588</text:p>
          </table:table-cell>
          <table:table-cell table:formula="of:=([.N60] = [.O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7-s177710744c695800.ukp</text:p>
          </table:table-cell>
          <table:table-cell office:value-type="float" office:value="8.36931" calcext:value-type="float">
            <text:p>8.3693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8.39" calcext:value-type="float">
            <text:p>8.3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23572" calcext:value-type="float">
            <text:p>23572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table:number-columns-repeated="2" office:value-type="float" office:value="837661" calcext:value-type="float">
            <text:p>837661</text:p>
          </table:table-cell>
          <table:table-cell table:formula="of:=([.N61] = [.O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0-s827183242c746133.ukp</text:p>
          </table:table-cell>
          <table:table-cell office:value-type="float" office:value="8.31792" calcext:value-type="float">
            <text:p>8.3179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8.34" calcext:value-type="float">
            <text:p>8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21124" calcext:value-type="float">
            <text:p>21124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table:number-columns-repeated="2" office:value-type="float" office:value="735111" calcext:value-type="float">
            <text:p>735111</text:p>
          </table:table-cell>
          <table:table-cell table:formula="of:=([.N62] = [.O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2-s528806317c717163.ukp</text:p>
          </table:table-cell>
          <table:table-cell office:value-type="float" office:value="8.28485" calcext:value-type="float">
            <text:p>8.284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8.31" calcext:value-type="float">
            <text:p>8.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20968" calcext:value-type="float">
            <text:p>2096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table:number-columns-repeated="2" office:value-type="float" office:value="717370" calcext:value-type="float">
            <text:p>717370</text:p>
          </table:table-cell>
          <table:table-cell table:formula="of:=([.N63] = [.O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8-s991580855c641656.ukp</text:p>
          </table:table-cell>
          <table:table-cell office:value-type="float" office:value="8.22428" calcext:value-type="float">
            <text:p>8.224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21088" calcext:value-type="float">
            <text:p>21088</text:p>
          </table:table-cell>
          <table:table-cell office:value-type="float" office:value="6572" calcext:value-type="float">
            <text:p>6572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table:number-columns-repeated="2" office:value-type="float" office:value="726630" calcext:value-type="float">
            <text:p>726630</text:p>
          </table:table-cell>
          <table:table-cell table:formula="of:=([.N64] = [.O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2-s528806317c712339.ukp</text:p>
          </table:table-cell>
          <table:table-cell office:value-type="float" office:value="8.11617" calcext:value-type="float">
            <text:p>8.1161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8.14" calcext:value-type="float">
            <text:p>8.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17748" calcext:value-type="float">
            <text:p>17748</text:p>
          </table:table-cell>
          <table:table-cell office:value-type="float" office:value="4660" calcext:value-type="float">
            <text:p>4660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table:number-columns-repeated="2" office:value-type="float" office:value="589775" calcext:value-type="float">
            <text:p>589775</text:p>
          </table:table-cell>
          <table:table-cell table:formula="of:=([.N65] = [.O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9-s126456688c696928.ukp</text:p>
          </table:table-cell>
          <table:table-cell office:value-type="float" office:value="8.05041" calcext:value-type="float">
            <text:p>8.050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8.07" calcext:value-type="float">
            <text:p>8.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office:value-type="float" office:value="22944" calcext:value-type="float">
            <text:p>22944</text:p>
          </table:table-cell>
          <table:table-cell office:value-type="float" office:value="7312" calcext:value-type="float">
            <text:p>7312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table:number-columns-repeated="2" office:value-type="float" office:value="803150" calcext:value-type="float">
            <text:p>803150</text:p>
          </table:table-cell>
          <table:table-cell table:formula="of:=([.N66] = [.O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0-s827183242c692993.ukp</text:p>
          </table:table-cell>
          <table:table-cell office:value-type="float" office:value="7.99867" calcext:value-type="float">
            <text:p>7.998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8.02" calcext:value-type="float">
            <text:p>8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24904" calcext:value-type="float">
            <text:p>24904</text:p>
          </table:table-cell>
          <table:table-cell office:value-type="float" office:value="4952" calcext:value-type="float">
            <text:p>4952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table:number-columns-repeated="2" office:value-type="float" office:value="884660" calcext:value-type="float">
            <text:p>884660</text:p>
          </table:table-cell>
          <table:table-cell table:formula="of:=([.N67] = [.O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0-s827183242c676550.ukp</text:p>
          </table:table-cell>
          <table:table-cell office:value-type="float" office:value="7.96201" calcext:value-type="float">
            <text:p>7.9620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7.98" calcext:value-type="float">
            <text:p>7.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20736" calcext:value-type="float">
            <text:p>20736</text:p>
          </table:table-cell>
          <table:table-cell office:value-type="float" office:value="4716" calcext:value-type="float">
            <text:p>4716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table:number-columns-repeated="2" office:value-type="float" office:value="720884" calcext:value-type="float">
            <text:p>720884</text:p>
          </table:table-cell>
          <table:table-cell table:formula="of:=([.N68] = [.O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7-s177710744c998133.ukp</text:p>
          </table:table-cell>
          <table:table-cell office:value-type="float" office:value="7.85716" calcext:value-type="float">
            <text:p>7.85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7.87" calcext:value-type="float">
            <text:p>7.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office:value-type="float" office:value="16984" calcext:value-type="float">
            <text:p>16984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table:number-columns-repeated="2" office:value-type="float" office:value="553979" calcext:value-type="float">
            <text:p>553979</text:p>
          </table:table-cell>
          <table:table-cell table:formula="of:=([.N69] = [.O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3-s780179313c680171.ukp</text:p>
          </table:table-cell>
          <table:table-cell office:value-type="float" office:value="7.84941" calcext:value-type="float">
            <text:p>7.849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office:value-type="float" office:value="18092" calcext:value-type="float">
            <text:p>18092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table:number-columns-repeated="2" office:value-type="float" office:value="603735" calcext:value-type="float">
            <text:p>603735</text:p>
          </table:table-cell>
          <table:table-cell table:formula="of:=([.N70] = [.O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3-s780179313c975126.ukp</text:p>
          </table:table-cell>
          <table:table-cell office:value-type="float" office:value="7.75568" calcext:value-type="float">
            <text:p>7.755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7.78" calcext:value-type="float">
            <text:p>7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office:value-type="float" office:value="24128" calcext:value-type="float">
            <text:p>24128</text:p>
          </table:table-cell>
          <table:table-cell office:value-type="float" office:value="5396" calcext:value-type="float">
            <text:p>5396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table:number-columns-repeated="2" office:value-type="float" office:value="849580" calcext:value-type="float">
            <text:p>849580</text:p>
          </table:table-cell>
          <table:table-cell table:formula="of:=([.N71] = [.O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1-s843367405c606409.ukp</text:p>
          </table:table-cell>
          <table:table-cell office:value-type="float" office:value="7.75518" calcext:value-type="float">
            <text:p>7.7551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7.77" calcext:value-type="float">
            <text:p>7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21728" calcext:value-type="float">
            <text:p>21728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table:number-columns-repeated="2" office:value-type="float" office:value="748716" calcext:value-type="float">
            <text:p>748716</text:p>
          </table:table-cell>
          <table:table-cell table:formula="of:=([.N72] = [.O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5-s110877071c609067.ukp</text:p>
          </table:table-cell>
          <table:table-cell office:value-type="float" office:value="7.65172" calcext:value-type="float">
            <text:p>7.651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7.67" calcext:value-type="float">
            <text:p>7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23428" calcext:value-type="float">
            <text:p>23428</text:p>
          </table:table-cell>
          <table:table-cell office:value-type="float" office:value="5584" calcext:value-type="float">
            <text:p>5584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table:number-columns-repeated="2" office:value-type="float" office:value="820728" calcext:value-type="float">
            <text:p>820728</text:p>
          </table:table-cell>
          <table:table-cell table:formula="of:=([.N73] = [.O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4-s721215008c993639.ukp</text:p>
          </table:table-cell>
          <table:table-cell office:value-type="float" office:value="7.58355" calcext:value-type="float">
            <text:p>7.5835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7.6" calcext:value-type="float">
            <text:p>7.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17316" calcext:value-type="float">
            <text:p>17316</text:p>
          </table:table-cell>
          <table:table-cell office:value-type="float" office:value="7584" calcext:value-type="float">
            <text:p>7584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table:number-columns-repeated="2" office:value-type="float" office:value="558365" calcext:value-type="float">
            <text:p>558365</text:p>
          </table:table-cell>
          <table:table-cell table:formula="of:=([.N74] = [.O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8-s991580855c979726.ukp</text:p>
          </table:table-cell>
          <table:table-cell office:value-type="float" office:value="7.54301" calcext:value-type="float">
            <text:p>7.543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7.56" calcext:value-type="float">
            <text:p>7.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23480" calcext:value-type="float">
            <text:p>23480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table:number-columns-repeated="2" office:value-type="float" office:value="826338" calcext:value-type="float">
            <text:p>826338</text:p>
          </table:table-cell>
          <table:table-cell table:formula="of:=([.N75] = [.O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1-s843367405c977278.ukp</text:p>
          </table:table-cell>
          <table:table-cell office:value-type="float" office:value="7.52323" calcext:value-type="float">
            <text:p>7.5232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7.54" calcext:value-type="float">
            <text:p>7.5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16436" calcext:value-type="float">
            <text:p>16436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table:number-columns-repeated="2" office:value-type="float" office:value="527444" calcext:value-type="float">
            <text:p>527444</text:p>
          </table:table-cell>
          <table:table-cell table:formula="of:=([.N76] = [.O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4-s721215008c598073.ukp</text:p>
          </table:table-cell>
          <table:table-cell office:value-type="float" office:value="7.50127" calcext:value-type="float">
            <text:p>7.501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7.52" calcext:value-type="float">
            <text:p>7.5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25484" calcext:value-type="float">
            <text:p>25484</text:p>
          </table:table-cell>
          <table:table-cell office:value-type="float" office:value="7320" calcext:value-type="float">
            <text:p>7320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table:number-columns-repeated="2" office:value-type="float" office:value="908979" calcext:value-type="float">
            <text:p>908979</text:p>
          </table:table-cell>
          <table:table-cell table:formula="of:=([.N77] = [.O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5-s110877071c631507.ukp</text:p>
          </table:table-cell>
          <table:table-cell office:value-type="float" office:value="7.48785" calcext:value-type="float">
            <text:p>7.4878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7.51" calcext:value-type="float">
            <text:p>7.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21688" calcext:value-type="float">
            <text:p>21688</text:p>
          </table:table-cell>
          <table:table-cell office:value-type="float" office:value="7232" calcext:value-type="float">
            <text:p>7232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table:number-columns-repeated="2" office:value-type="float" office:value="745443" calcext:value-type="float">
            <text:p>745443</text:p>
          </table:table-cell>
          <table:table-cell table:formula="of:=([.N78] = [.O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7-s177710744c988452.ukp</text:p>
          </table:table-cell>
          <table:table-cell office:value-type="float" office:value="7.46212" calcext:value-type="float">
            <text:p>7.4621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25180" calcext:value-type="float">
            <text:p>25180</text:p>
          </table:table-cell>
          <table:table-cell office:value-type="float" office:value="7196" calcext:value-type="float">
            <text:p>7196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table:number-columns-repeated="2" office:value-type="float" office:value="896171" calcext:value-type="float">
            <text:p>896171</text:p>
          </table:table-cell>
          <table:table-cell table:formula="of:=([.N79] = [.O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2-s528806317c962340.ukp</text:p>
          </table:table-cell>
          <table:table-cell office:value-type="float" office:value="7.44883" calcext:value-type="float">
            <text:p>7.448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7.48" calcext:value-type="float">
            <text:p>7.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19920" calcext:value-type="float">
            <text:p>19920</text:p>
          </table:table-cell>
          <table:table-cell office:value-type="float" office:value="5584" calcext:value-type="float">
            <text:p>5584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table:number-columns-repeated="2" office:value-type="float" office:value="669670" calcext:value-type="float">
            <text:p>669670</text:p>
          </table:table-cell>
          <table:table-cell table:formula="of:=([.N80] = [.O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0-8-s991580855c640540.ukp</text:p>
          </table:table-cell>
          <table:table-cell office:value-type="float" office:value="7.43472" calcext:value-type="float">
            <text:p>7.434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7.46" calcext:value-type="float">
            <text:p>7.4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office:value-type="float" office:value="17004" calcext:value-type="float">
            <text:p>17004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table:number-columns-repeated="2" office:value-type="float" office:value="546777" calcext:value-type="float">
            <text:p>546777</text:p>
          </table:table-cell>
          <table:table-cell table:formula="of:=([.N81] = [.O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8-s991580855c959858.ukp</text:p>
          </table:table-cell>
          <table:table-cell office:value-type="float" office:value="7.42808" calcext:value-type="float">
            <text:p>7.428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17080" calcext:value-type="float">
            <text:p>17080</text:p>
          </table:table-cell>
          <table:table-cell office:value-type="float" office:value="8044" calcext:value-type="float">
            <text:p>8044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table:number-columns-repeated="2" office:value-type="float" office:value="508284" calcext:value-type="float">
            <text:p>508284</text:p>
          </table:table-cell>
          <table:table-cell table:formula="of:=([.N82] = [.O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7-s177710744c581656.ukp</text:p>
          </table:table-cell>
          <table:table-cell office:value-type="float" office:value="7.3959" calcext:value-type="float">
            <text:p>7.395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7.42" calcext:value-type="float">
            <text:p>7.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21308" calcext:value-type="float">
            <text:p>21308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table:number-columns-repeated="2" office:value-type="float" office:value="687899" calcext:value-type="float">
            <text:p>687899</text:p>
          </table:table-cell>
          <table:table-cell table:formula="of:=([.N83] = [.O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0-s827183242c605538.ukp</text:p>
          </table:table-cell>
          <table:table-cell office:value-type="float" office:value="7.36713" calcext:value-type="float">
            <text:p>7.3671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7.39" calcext:value-type="float">
            <text:p>7.3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17808" calcext:value-type="float">
            <text:p>17808</text:p>
          </table:table-cell>
          <table:table-cell office:value-type="float" office:value="7392" calcext:value-type="float">
            <text:p>7392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table:number-columns-repeated="2" office:value-type="float" office:value="540323" calcext:value-type="float">
            <text:p>540323</text:p>
          </table:table-cell>
          <table:table-cell table:formula="of:=([.N84] = [.O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4-s721215008c947772.ukp</text:p>
          </table:table-cell>
          <table:table-cell office:value-type="float" office:value="7.31811" calcext:value-type="float">
            <text:p>7.318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7.38" calcext:value-type="float">
            <text:p>7.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23388" calcext:value-type="float">
            <text:p>23388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table:number-columns-repeated="2" office:value-type="float" office:value="775969" calcext:value-type="float">
            <text:p>775969</text:p>
          </table:table-cell>
          <table:table-cell table:formula="of:=([.N85] = [.O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9-s126456688c933306.ukp</text:p>
          </table:table-cell>
          <table:table-cell office:value-type="float" office:value="7.28399" calcext:value-type="float">
            <text:p>7.283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19124" calcext:value-type="float">
            <text:p>19124</text:p>
          </table:table-cell>
          <table:table-cell office:value-type="float" office:value="7608" calcext:value-type="float">
            <text:p>7608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table:number-columns-repeated="2" office:value-type="float" office:value="598073" calcext:value-type="float">
            <text:p>598073</text:p>
          </table:table-cell>
          <table:table-cell table:formula="of:=([.N86] = [.O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6-s227708629c927319.ukp</text:p>
          </table:table-cell>
          <table:table-cell office:value-type="float" office:value="7.25783" calcext:value-type="float">
            <text:p>7.257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7.3" calcext:value-type="float">
            <text:p>7.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19276" calcext:value-type="float">
            <text:p>19276</text:p>
          </table:table-cell>
          <table:table-cell office:value-type="float" office:value="7864" calcext:value-type="float">
            <text:p>7864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table:number-columns-repeated="2" office:value-type="float" office:value="609067" calcext:value-type="float">
            <text:p>609067</text:p>
          </table:table-cell>
          <table:table-cell table:formula="of:=([.N87] = [.O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9-s126456688c962935.ukp</text:p>
          </table:table-cell>
          <table:table-cell office:value-type="float" office:value="7.22983" calcext:value-type="float">
            <text:p>7.229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26220" calcext:value-type="float">
            <text:p>26220</text:p>
          </table:table-cell>
          <table:table-cell office:value-type="float" office:value="7404" calcext:value-type="float">
            <text:p>7404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table:number-columns-repeated="2" office:value-type="float" office:value="900489" calcext:value-type="float">
            <text:p>900489</text:p>
          </table:table-cell>
          <table:table-cell table:formula="of:=([.N88] = [.O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3-s780179313c964288.ukp</text:p>
          </table:table-cell>
          <table:table-cell office:value-type="float" office:value="7.19938" calcext:value-type="float">
            <text:p>7.199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7.24" calcext:value-type="float">
            <text:p>7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18072" calcext:value-type="float">
            <text:p>18072</text:p>
          </table:table-cell>
          <table:table-cell office:value-type="float" office:value="7872" calcext:value-type="float">
            <text:p>7872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table:number-columns-repeated="2" office:value-type="float" office:value="553982" calcext:value-type="float">
            <text:p>553982</text:p>
          </table:table-cell>
          <table:table-cell table:formula="of:=([.N89] = [.O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8-s991580855c614733.ukp</text:p>
          </table:table-cell>
          <table:table-cell office:value-type="float" office:value="7.15058" calcext:value-type="float">
            <text:p>7.150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7.21" calcext:value-type="float">
            <text:p>7.2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26408" calcext:value-type="float">
            <text:p>26408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table:number-columns-repeated="2" office:value-type="float" office:value="905905" calcext:value-type="float">
            <text:p>905905</text:p>
          </table:table-cell>
          <table:table-cell table:formula="of:=([.N90] = [.O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3-s780179313c600195.ukp</text:p>
          </table:table-cell>
          <table:table-cell office:value-type="float" office:value="7.13267" calcext:value-type="float">
            <text:p>7.1326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7.17" calcext:value-type="float">
            <text:p>7.1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26024" calcext:value-type="float">
            <text:p>2602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table:number-columns-repeated="2" office:value-type="float" office:value="892278" calcext:value-type="float">
            <text:p>892278</text:p>
          </table:table-cell>
          <table:table-cell table:formula="of:=([.N91] = [.O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5-s110877071c915598.ukp</text:p>
          </table:table-cell>
          <table:table-cell office:value-type="float" office:value="7.09498" calcext:value-type="float">
            <text:p>7.0949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7.11" calcext:value-type="float">
            <text:p>7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21352" calcext:value-type="float">
            <text:p>21352</text:p>
          </table:table-cell>
          <table:table-cell office:value-type="float" office:value="4444" calcext:value-type="float">
            <text:p>4444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table:number-columns-repeated="2" office:value-type="float" office:value="702436" calcext:value-type="float">
            <text:p>702436</text:p>
          </table:table-cell>
          <table:table-cell table:formula="of:=([.N92] = [.O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7-s177710744c955831.ukp</text:p>
          </table:table-cell>
          <table:table-cell office:value-type="float" office:value="7.00134" calcext:value-type="float">
            <text:p>7.0013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office:value-type="float" office:value="7.02" calcext:value-type="float">
            <text:p>7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20900" calcext:value-type="float">
            <text:p>20900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table:number-columns-repeated="2" office:value-type="float" office:value="679686" calcext:value-type="float">
            <text:p>679686</text:p>
          </table:table-cell>
          <table:table-cell table:formula="of:=([.N93] = [.O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6-s227708629c915098.ukp</text:p>
          </table:table-cell>
          <table:table-cell office:value-type="float" office:value="6.89957" calcext:value-type="float">
            <text:p>6.8995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21908" calcext:value-type="float">
            <text:p>21908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table:number-columns-repeated="2" office:value-type="float" office:value="717062" calcext:value-type="float">
            <text:p>717062</text:p>
          </table:table-cell>
          <table:table-cell table:formula="of:=([.N94] = [.O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7-s177710744c553982.ukp</text:p>
          </table:table-cell>
          <table:table-cell office:value-type="float" office:value="6.84606" calcext:value-type="float">
            <text:p>6.846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6.87" calcext:value-type="float">
            <text:p>6.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27304" calcext:value-type="float">
            <text:p>27304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table:number-columns-repeated="2" office:value-type="float" office:value="947405" calcext:value-type="float">
            <text:p>947405</text:p>
          </table:table-cell>
          <table:table-cell table:formula="of:=([.N95] = [.O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9-s126456688c597881.ukp</text:p>
          </table:table-cell>
          <table:table-cell office:value-type="float" office:value="6.81987" calcext:value-type="float">
            <text:p>6.819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6.84" calcext:value-type="float">
            <text:p>6.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26236" calcext:value-type="float">
            <text:p>26236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table:number-columns-repeated="2" office:value-type="float" office:value="904217" calcext:value-type="float">
            <text:p>904217</text:p>
          </table:table-cell>
          <table:table-cell table:formula="of:=([.N96] = [.O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7-s177710744c889537.ukp</text:p>
          </table:table-cell>
          <table:table-cell office:value-type="float" office:value="6.81626" calcext:value-type="float">
            <text:p>6.8162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6.83" calcext:value-type="float">
            <text:p>6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22744" calcext:value-type="float">
            <text:p>22744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table:number-columns-repeated="2" office:value-type="float" office:value="758279" calcext:value-type="float">
            <text:p>758279</text:p>
          </table:table-cell>
          <table:table-cell table:formula="of:=([.N97] = [.O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2-s528806317c650130.ukp</text:p>
          </table:table-cell>
          <table:table-cell office:value-type="float" office:value="6.80386" calcext:value-type="float">
            <text:p>6.803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office:value-type="float" office:value="6.83" calcext:value-type="float">
            <text:p>6.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office:value-type="float" office:value="18616" calcext:value-type="float">
            <text:p>1861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table:number-columns-repeated="2" office:value-type="float" office:value="582806" calcext:value-type="float">
            <text:p>582806</text:p>
          </table:table-cell>
          <table:table-cell table:formula="of:=([.N98] = [.O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0-0-s827183242c544223.ukp</text:p>
          </table:table-cell>
          <table:table-cell office:value-type="float" office:value="6.78873" calcext:value-type="float">
            <text:p>6.7887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6.81" calcext:value-type="float">
            <text:p>6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23368" calcext:value-type="float">
            <text:p>23368</text:p>
          </table:table-cell>
          <table:table-cell office:value-type="float" office:value="5920" calcext:value-type="float">
            <text:p>5920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table:number-columns-repeated="2" office:value-type="float" office:value="785630" calcext:value-type="float">
            <text:p>785630</text:p>
          </table:table-cell>
          <table:table-cell table:formula="of:=([.N99] = [.O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5-s110877071c563354.ukp</text:p>
          </table:table-cell>
          <table:table-cell office:value-type="float" office:value="6.78359" calcext:value-type="float">
            <text:p>6.7835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6.81" calcext:value-type="float">
            <text:p>6.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office:value-type="float" office:value="17972" calcext:value-type="float">
            <text:p>1797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table:number-columns-repeated="2" office:value-type="float" office:value="556144" calcext:value-type="float">
            <text:p>556144</text:p>
          </table:table-cell>
          <table:table-cell table:formula="of:=([.N100] = [.O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9-s126456688c585653.ukp</text:p>
          </table:table-cell>
          <table:table-cell office:value-type="float" office:value="6.75429" calcext:value-type="float">
            <text:p>6.7542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6.78" calcext:value-type="float">
            <text:p>6.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25468" calcext:value-type="float">
            <text:p>25468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table:number-columns-repeated="2" office:value-type="float" office:value="869402" calcext:value-type="float">
            <text:p>869402</text:p>
          </table:table-cell>
          <table:table-cell table:formula="of:=([.N101] = [.O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0-2-s528806317c547427.ukp</text:p>
          </table:table-cell>
          <table:table-cell office:value-type="float" office:value="6.72903" calcext:value-type="float">
            <text:p>6.729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23752" calcext:value-type="float">
            <text:p>2375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table:number-columns-repeated="2" office:value-type="float" office:value="801096" calcext:value-type="float">
            <text:p>801096</text:p>
          </table:table-cell>
          <table:table-cell table:formula="of:=([.N102] = [.O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4-s721215008c918348.ukp</text:p>
          </table:table-cell>
          <table:table-cell office:value-type="float" office:value="6.72802" calcext:value-type="float">
            <text:p>6.728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office:value-type="float" office:value="6.74" calcext:value-type="float">
            <text:p>6.7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20804" calcext:value-type="float">
            <text:p>20804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table:number-columns-repeated="2" office:value-type="float" office:value="674749" calcext:value-type="float">
            <text:p>674749</text:p>
          </table:table-cell>
          <table:table-cell table:formula="of:=([.N103] = [.O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6-s227708629c889920.ukp</text:p>
          </table:table-cell>
          <table:table-cell office:value-type="float" office:value="6.71069" calcext:value-type="float">
            <text:p>6.710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19544" calcext:value-type="float">
            <text:p>19544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table:number-columns-repeated="2" office:value-type="float" office:value="620605" calcext:value-type="float">
            <text:p>620605</text:p>
          </table:table-cell>
          <table:table-cell table:formula="of:=([.N104] = [.O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3-s780179313c642619.ukp</text:p>
          </table:table-cell>
          <table:table-cell office:value-type="float" office:value="6.64086" calcext:value-type="float">
            <text:p>6.640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6.67" calcext:value-type="float">
            <text:p>6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26692" calcext:value-type="float">
            <text:p>26692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table:number-columns-repeated="2" office:value-type="float" office:value="933740" calcext:value-type="float">
            <text:p>933740</text:p>
          </table:table-cell>
          <table:table-cell table:formula="of:=([.N105] = [.O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2-s528806317c540323.ukp</text:p>
          </table:table-cell>
          <table:table-cell office:value-type="float" office:value="6.64" calcext:value-type="float">
            <text:p>6.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6.66" calcext:value-type="float">
            <text:p>6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20864" calcext:value-type="float">
            <text:p>20864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table:number-columns-repeated="2" office:value-type="float" office:value="680270" calcext:value-type="float">
            <text:p>680270</text:p>
          </table:table-cell>
          <table:table-cell table:formula="of:=([.N106] = [.O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5-s110877071c910113.ukp</text:p>
          </table:table-cell>
          <table:table-cell office:value-type="float" office:value="6.61893" calcext:value-type="float">
            <text:p>6.618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18504" calcext:value-type="float">
            <text:p>18504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table:number-columns-repeated="2" office:value-type="float" office:value="577917" calcext:value-type="float">
            <text:p>577917</text:p>
          </table:table-cell>
          <table:table-cell table:formula="of:=([.N107] = [.O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6-s227708629c866107.ukp</text:p>
          </table:table-cell>
          <table:table-cell office:value-type="float" office:value="6.59257" calcext:value-type="float">
            <text:p>6.592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office:value-type="float" office:value="6.62" calcext:value-type="float">
            <text:p>6.6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table:number-columns-repeated="2" office:value-type="float" office:value="648684" calcext:value-type="float">
            <text:p>648684</text:p>
          </table:table-cell>
          <table:table-cell table:formula="of:=([.N108] = [.O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1-s843367405c638567.ukp</text:p>
          </table:table-cell>
          <table:table-cell office:value-type="float" office:value="6.56789" calcext:value-type="float">
            <text:p>6.567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26356" calcext:value-type="float">
            <text:p>26356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table:number-columns-repeated="2" office:value-type="float" office:value="919792" calcext:value-type="float">
            <text:p>919792</text:p>
          </table:table-cell>
          <table:table-cell table:formula="of:=([.N109] = [.O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9-s126456688c886947.ukp</text:p>
          </table:table-cell>
          <table:table-cell office:value-type="float" office:value="6.56388" calcext:value-type="float">
            <text:p>6.5638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6.59" calcext:value-type="float">
            <text:p>6.5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19488" calcext:value-type="float">
            <text:p>19488</text:p>
          </table:table-cell>
          <table:table-cell office:value-type="float" office:value="6012" calcext:value-type="float">
            <text:p>6012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table:number-columns-repeated="2" office:value-type="float" office:value="621922" calcext:value-type="float">
            <text:p>621922</text:p>
          </table:table-cell>
          <table:table-cell table:formula="of:=([.N110] = [.O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2-s528806317c884319.ukp</text:p>
          </table:table-cell>
          <table:table-cell office:value-type="float" office:value="6.53099" calcext:value-type="float">
            <text:p>6.530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17216" calcext:value-type="float">
            <text:p>17216</text:p>
          </table:table-cell>
          <table:table-cell office:value-type="float" office:value="4152" calcext:value-type="float">
            <text:p>4152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table:number-columns-repeated="2" office:value-type="float" office:value="522084" calcext:value-type="float">
            <text:p>522084</text:p>
          </table:table-cell>
          <table:table-cell table:formula="of:=([.N111] = [.O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0-0-s827183242c564610.ukp</text:p>
          </table:table-cell>
          <table:table-cell office:value-type="float" office:value="6.51068" calcext:value-type="float">
            <text:p>6.51068</text:p>
          </table:table-cell>
          <table:table-cell office:value-type="float" office:value="0.04333" calcext:value-type="float">
            <text:p>0.04333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6.54" calcext:value-type="float">
            <text:p>6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19296" calcext:value-type="float">
            <text:p>19296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table:number-columns-repeated="2" office:value-type="float" office:value="602764" calcext:value-type="float">
            <text:p>602764</text:p>
          </table:table-cell>
          <table:table-cell table:formula="of:=([.N112] = [.O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2-s528806317c898111.ukp</text:p>
          </table:table-cell>
          <table:table-cell office:value-type="float" office:value="6.49245" calcext:value-type="float">
            <text:p>6.492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6.51" calcext:value-type="float">
            <text:p>6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office:value-type="float" office:value="21700" calcext:value-type="float">
            <text:p>21700</text:p>
          </table:table-cell>
          <table:table-cell office:value-type="float" office:value="7144" calcext:value-type="float">
            <text:p>7144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table:number-columns-repeated="2" office:value-type="float" office:value="706481" calcext:value-type="float">
            <text:p>706481</text:p>
          </table:table-cell>
          <table:table-cell table:formula="of:=([.N113] = [.O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3-s780179313c888331.ukp</text:p>
          </table:table-cell>
          <table:table-cell office:value-type="float" office:value="6.47057" calcext:value-type="float">
            <text:p>6.470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27764" calcext:value-type="float">
            <text:p>27764</text:p>
          </table:table-cell>
          <table:table-cell office:value-type="float" office:value="7412" calcext:value-type="float">
            <text:p>7412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table:number-columns-repeated="2" office:value-type="float" office:value="962340" calcext:value-type="float">
            <text:p>962340</text:p>
          </table:table-cell>
          <table:table-cell table:formula="of:=([.N114] = [.O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1-s843367405c913433.ukp</text:p>
          </table:table-cell>
          <table:table-cell office:value-type="float" office:value="6.34254" calcext:value-type="float">
            <text:p>6.3425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6.36" calcext:value-type="float">
            <text:p>6.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office:value-type="float" office:value="19592" calcext:value-type="float">
            <text:p>19592</text:p>
          </table:table-cell>
          <table:table-cell office:value-type="float" office:value="7272" calcext:value-type="float">
            <text:p>7272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table:number-columns-repeated="2" office:value-type="float" office:value="615523" calcext:value-type="float">
            <text:p>615523</text:p>
          </table:table-cell>
          <table:table-cell table:formula="of:=([.N115] = [.O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0-s827183242c885889.ukp</text:p>
          </table:table-cell>
          <table:table-cell office:value-type="float" office:value="6.32722" calcext:value-type="float">
            <text:p>6.327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office:value-type="float" office:value="21616" calcext:value-type="float">
            <text:p>21616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table:number-columns-repeated="2" office:value-type="float" office:value="701200" calcext:value-type="float">
            <text:p>701200</text:p>
          </table:table-cell>
          <table:table-cell table:formula="of:=([.N116] = [.O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9-s126456688c828941.ukp</text:p>
          </table:table-cell>
          <table:table-cell office:value-type="float" office:value="6.32597" calcext:value-type="float">
            <text:p>6.3259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office:value-type="float" office:value="6.34" calcext:value-type="float">
            <text:p>6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office:value-type="float" office:value="23112" calcext:value-type="float">
            <text:p>23112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table:number-columns-repeated="2" office:value-type="float" office:value="763250" calcext:value-type="float">
            <text:p>763250</text:p>
          </table:table-cell>
          <table:table-cell table:formula="of:=([.N117] = [.O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0-s827183242c868164.ukp</text:p>
          </table:table-cell>
          <table:table-cell office:value-type="float" office:value="6.26659" calcext:value-type="float">
            <text:p>6.2665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office:value-type="float" office:value="25520" calcext:value-type="float">
            <text:p>25520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table:number-columns-repeated="2" office:value-type="float" office:value="866107" calcext:value-type="float">
            <text:p>866107</text:p>
          </table:table-cell>
          <table:table-cell table:formula="of:=([.N118] = [.O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9-s126456688c572196.ukp</text:p>
          </table:table-cell>
          <table:table-cell office:value-type="float" office:value="6.25963" calcext:value-type="float">
            <text:p>6.2596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office:value-type="float" office:value="25972" calcext:value-type="float">
            <text:p>2597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table:number-columns-repeated="2" office:value-type="float" office:value="889537" calcext:value-type="float">
            <text:p>889537</text:p>
          </table:table-cell>
          <table:table-cell table:formula="of:=([.N119] = [.O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5-s110877071c818842.ukp</text:p>
          </table:table-cell>
          <table:table-cell office:value-type="float" office:value="6.2185" calcext:value-type="float">
            <text:p>6.21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6.24" calcext:value-type="float">
            <text:p>6.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office:value-type="float" office:value="23912" calcext:value-type="float">
            <text:p>23912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table:number-columns-repeated="2" office:value-type="float" office:value="800253" calcext:value-type="float">
            <text:p>800253</text:p>
          </table:table-cell>
          <table:table-cell table:formula="of:=([.N120] = [.O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0-0-s827183242c508284.ukp</text:p>
          </table:table-cell>
          <table:table-cell office:value-type="float" office:value="6.21325" calcext:value-type="float">
            <text:p>6.213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6.23" calcext:value-type="float">
            <text:p>6.2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27116" calcext:value-type="float">
            <text:p>27116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table:number-columns-repeated="2" office:value-type="float" office:value="933306" calcext:value-type="float">
            <text:p>933306</text:p>
          </table:table-cell>
          <table:table-cell table:formula="of:=([.N121] = [.O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0-4-s721215008c528703.ukp</text:p>
          </table:table-cell>
          <table:table-cell office:value-type="float" office:value="6.20537" calcext:value-type="float">
            <text:p>6.205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23920" calcext:value-type="float">
            <text:p>23920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table:number-columns-repeated="2" office:value-type="float" office:value="835092" calcext:value-type="float">
            <text:p>835092</text:p>
          </table:table-cell>
          <table:table-cell table:formula="of:=([.N122] = [.O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4-s721215008c878193.ukp</text:p>
          </table:table-cell>
          <table:table-cell office:value-type="float" office:value="6.19361" calcext:value-type="float">
            <text:p>6.193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office:value-type="float" office:value="6.21" calcext:value-type="float">
            <text:p>6.2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22856" calcext:value-type="float">
            <text:p>22856</text:p>
          </table:table-cell>
          <table:table-cell office:value-type="float" office:value="7788" calcext:value-type="float">
            <text:p>7788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table:number-columns-repeated="2" office:value-type="float" office:value="786199" calcext:value-type="float">
            <text:p>786199</text:p>
          </table:table-cell>
          <table:table-cell table:formula="of:=([.N123] = [.O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3-s780179313c817500.ukp</text:p>
          </table:table-cell>
          <table:table-cell office:value-type="float" office:value="6.18531" calcext:value-type="float">
            <text:p>6.185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6.2" calcext:value-type="float">
            <text:p>6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21116" calcext:value-type="float">
            <text:p>21116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table:number-columns-repeated="2" office:value-type="float" office:value="717163" calcext:value-type="float">
            <text:p>717163</text:p>
          </table:table-cell>
          <table:table-cell table:formula="of:=([.N124] = [.O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4-s721215008c548771.ukp</text:p>
          </table:table-cell>
          <table:table-cell office:value-type="float" office:value="6.17396" calcext:value-type="float">
            <text:p>6.173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20268" calcext:value-type="float">
            <text:p>20268</text:p>
          </table:table-cell>
          <table:table-cell office:value-type="float" office:value="7252" calcext:value-type="float">
            <text:p>7252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table:number-columns-repeated="2" office:value-type="float" office:value="680171" calcext:value-type="float">
            <text:p>680171</text:p>
          </table:table-cell>
          <table:table-cell table:formula="of:=([.N125] = [.O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5-s110877071c534895.ukp</text:p>
          </table:table-cell>
          <table:table-cell office:value-type="float" office:value="6.08409" calcext:value-type="float">
            <text:p>6.084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6.11" calcext:value-type="float">
            <text:p>6.1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23400" calcext:value-type="float">
            <text:p>23400</text:p>
          </table:table-cell>
          <table:table-cell office:value-type="float" office:value="7852" calcext:value-type="float">
            <text:p>7852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table:number-columns-repeated="2" office:value-type="float" office:value="811628" calcext:value-type="float">
            <text:p>811628</text:p>
          </table:table-cell>
          <table:table-cell table:formula="of:=([.N126] = [.O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8-s991580855c800253.ukp</text:p>
          </table:table-cell>
          <table:table-cell office:value-type="float" office:value="6.02338" calcext:value-type="float">
            <text:p>6.023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22972" calcext:value-type="float">
            <text:p>22972</text:p>
          </table:table-cell>
          <table:table-cell office:value-type="float" office:value="7872" calcext:value-type="float">
            <text:p>7872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table:number-columns-repeated="2" office:value-type="float" office:value="794434" calcext:value-type="float">
            <text:p>794434</text:p>
          </table:table-cell>
          <table:table-cell table:formula="of:=([.N127] = [.O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2-s528806317c833814.ukp</text:p>
          </table:table-cell>
          <table:table-cell office:value-type="float" office:value="6.02026" calcext:value-type="float">
            <text:p>6.0202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24724" calcext:value-type="float">
            <text:p>24724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table:number-columns-repeated="2" office:value-type="float" office:value="868429" calcext:value-type="float">
            <text:p>868429</text:p>
          </table:table-cell>
          <table:table-cell table:formula="of:=([.N128] = [.O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5-s110877071c813872.ukp</text:p>
          </table:table-cell>
          <table:table-cell office:value-type="float" office:value="6.01469" calcext:value-type="float">
            <text:p>6.014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25268" calcext:value-type="float">
            <text:p>25268</text:p>
          </table:table-cell>
          <table:table-cell office:value-type="float" office:value="7700" calcext:value-type="float">
            <text:p>7700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table:number-columns-repeated="2" office:value-type="float" office:value="891811" calcext:value-type="float">
            <text:p>891811</text:p>
          </table:table-cell>
          <table:table-cell table:formula="of:=([.N129] = [.O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7-s177710744c867650.ukp</text:p>
          </table:table-cell>
          <table:table-cell office:value-type="float" office:value="6.00729" calcext:value-type="float">
            <text:p>6.0072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office:value-type="float" office:value="6.02" calcext:value-type="float">
            <text:p>6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19372" calcext:value-type="float">
            <text:p>19372</text:p>
          </table:table-cell>
          <table:table-cell office:value-type="float" office:value="6172" calcext:value-type="float">
            <text:p>6172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table:number-columns-repeated="2" office:value-type="float" office:value="640540" calcext:value-type="float">
            <text:p>640540</text:p>
          </table:table-cell>
          <table:table-cell table:formula="of:=([.N130] = [.O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8-s991580855c818898.ukp</text:p>
          </table:table-cell>
          <table:table-cell office:value-type="float" office:value="5.99908" calcext:value-type="float">
            <text:p>5.999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office:value-type="float" office:value="6.01" calcext:value-type="float">
            <text:p>6.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20592" calcext:value-type="float">
            <text:p>20592</text:p>
          </table:table-cell>
          <table:table-cell office:value-type="float" office:value="7756" calcext:value-type="float">
            <text:p>7756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table:number-columns-repeated="2" office:value-type="float" office:value="696928" calcext:value-type="float">
            <text:p>696928</text:p>
          </table:table-cell>
          <table:table-cell table:formula="of:=([.N131] = [.O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6-s227708629c586019.ukp</text:p>
          </table:table-cell>
          <table:table-cell office:value-type="float" office:value="5.98122" calcext:value-type="float">
            <text:p>5.98122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office:value-type="float" office:value="16248" calcext:value-type="float">
            <text:p>16248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table:number-columns-repeated="2" office:value-type="float" office:value="517355" calcext:value-type="float">
            <text:p>517355</text:p>
          </table:table-cell>
          <table:table-cell table:formula="of:=([.N132] = [.O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4-s721215008c822573.ukp</text:p>
          </table:table-cell>
          <table:table-cell office:value-type="float" office:value="5.96203" calcext:value-type="float">
            <text:p>5.9620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office:value-type="float" office:value="22168" calcext:value-type="float">
            <text:p>22168</text:p>
          </table:table-cell>
          <table:table-cell office:value-type="float" office:value="4956" calcext:value-type="float">
            <text:p>4956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table:number-columns-repeated="2" office:value-type="float" office:value="762037" calcext:value-type="float">
            <text:p>762037</text:p>
          </table:table-cell>
          <table:table-cell table:formula="of:=([.N133] = [.O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9-s126456688c799946.ukp</text:p>
          </table:table-cell>
          <table:table-cell office:value-type="float" office:value="5.91227" calcext:value-type="float">
            <text:p>5.912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office:value-type="float" office:value="5.93" calcext:value-type="float">
            <text:p>5.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office:value-type="float" office:value="19768" calcext:value-type="float">
            <text:p>19768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table:number-columns-repeated="2" office:value-type="float" office:value="671407" calcext:value-type="float">
            <text:p>671407</text:p>
          </table:table-cell>
          <table:table-cell table:formula="of:=([.N134] = [.O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1-s843367405c781022.ukp</text:p>
          </table:table-cell>
          <table:table-cell office:value-type="float" office:value="5.88186" calcext:value-type="float">
            <text:p>5.881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5.89" calcext:value-type="float">
            <text:p>5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office:value-type="float" office:value="17732" calcext:value-type="float">
            <text:p>17732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table:number-columns-repeated="2" office:value-type="float" office:value="585275" calcext:value-type="float">
            <text:p>585275</text:p>
          </table:table-cell>
          <table:table-cell table:formula="of:=([.N135] = [.O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1-s843367405c811729.ukp</text:p>
          </table:table-cell>
          <table:table-cell office:value-type="float" office:value="5.86171" calcext:value-type="float">
            <text:p>5.8617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5.88" calcext:value-type="float">
            <text:p>5.8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21908" calcext:value-type="float">
            <text:p>21908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table:number-columns-repeated="2" office:value-type="float" office:value="753624" calcext:value-type="float">
            <text:p>753624</text:p>
          </table:table-cell>
          <table:table-cell table:formula="of:=([.N136] = [.O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0-3-s780179313c522689.ukp</text:p>
          </table:table-cell>
          <table:table-cell office:value-type="float" office:value="5.86162" calcext:value-type="float">
            <text:p>5.8616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23452" calcext:value-type="float">
            <text:p>23452</text:p>
          </table:table-cell>
          <table:table-cell office:value-type="float" office:value="3828" calcext:value-type="float">
            <text:p>3828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table:number-columns-repeated="2" office:value-type="float" office:value="821271" calcext:value-type="float">
            <text:p>821271</text:p>
          </table:table-cell>
          <table:table-cell table:formula="of:=([.N137] = [.O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5-s110877071c908979.ukp</text:p>
          </table:table-cell>
          <table:table-cell office:value-type="float" office:value="5.84927" calcext:value-type="float">
            <text:p>5.8492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5.86" calcext:value-type="float">
            <text:p>5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23380" calcext:value-type="float">
            <text:p>23380</text:p>
          </table:table-cell>
          <table:table-cell office:value-type="float" office:value="3420" calcext:value-type="float">
            <text:p>3420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table:number-columns-repeated="2" office:value-type="float" office:value="819012" calcext:value-type="float">
            <text:p>819012</text:p>
          </table:table-cell>
          <table:table-cell table:formula="of:=([.N138] = [.O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7-s177710744c794863.ukp</text:p>
          </table:table-cell>
          <table:table-cell office:value-type="float" office:value="5.84848" calcext:value-type="float">
            <text:p>5.848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office:value-type="float" office:value="5.86" calcext:value-type="float">
            <text:p>5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26764" calcext:value-type="float">
            <text:p>26764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table:number-columns-repeated="2" office:value-type="float" office:value="961618" calcext:value-type="float">
            <text:p>961618</text:p>
          </table:table-cell>
          <table:table-cell table:formula="of:=([.N139] = [.O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0-s827183242c797054.ukp</text:p>
          </table:table-cell>
          <table:table-cell office:value-type="float" office:value="5.73275" calcext:value-type="float">
            <text:p>5.732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22204" calcext:value-type="float">
            <text:p>22204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table:number-columns-repeated="2" office:value-type="float" office:value="766549" calcext:value-type="float">
            <text:p>766549</text:p>
          </table:table-cell>
          <table:table-cell table:formula="of:=([.N140] = [.O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7-s177710744c896171.ukp</text:p>
          </table:table-cell>
          <table:table-cell office:value-type="float" office:value="5.70899" calcext:value-type="float">
            <text:p>5.708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5.72" calcext:value-type="float">
            <text:p>5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20600" calcext:value-type="float">
            <text:p>20600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table:number-columns-repeated="2" office:value-type="float" office:value="698016" calcext:value-type="float">
            <text:p>698016</text:p>
          </table:table-cell>
          <table:table-cell table:formula="of:=([.N141] = [.O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6-s227708629c829407.ukp</text:p>
          </table:table-cell>
          <table:table-cell office:value-type="float" office:value="5.6851" calcext:value-type="float">
            <text:p>5.68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office:value-type="float" office:value="5.7" calcext:value-type="float">
            <text:p>5.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20908" calcext:value-type="float">
            <text:p>20908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table:number-columns-repeated="2" office:value-type="float" office:value="712347" calcext:value-type="float">
            <text:p>712347</text:p>
          </table:table-cell>
          <table:table-cell table:formula="of:=([.N142] = [.O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0-6-s227708629c510382.ukp</text:p>
          </table:table-cell>
          <table:table-cell office:value-type="float" office:value="5.67025" calcext:value-type="float">
            <text:p>5.670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5.69" calcext:value-type="float">
            <text:p>5.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19140" calcext:value-type="float">
            <text:p>19140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table:number-columns-repeated="2" office:value-type="float" office:value="638572" calcext:value-type="float">
            <text:p>638572</text:p>
          </table:table-cell>
          <table:table-cell table:formula="of:=([.N143] = [.O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5-s110877071c530892.ukp</text:p>
          </table:table-cell>
          <table:table-cell office:value-type="float" office:value="5.66773" calcext:value-type="float">
            <text:p>5.6677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5.69" calcext:value-type="float">
            <text:p>5.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22484" calcext:value-type="float">
            <text:p>22484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table:number-columns-repeated="2" office:value-type="float" office:value="771687" calcext:value-type="float">
            <text:p>771687</text:p>
          </table:table-cell>
          <table:table-cell table:formula="of:=([.N144] = [.O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5-s110877071c763250.ukp</text:p>
          </table:table-cell>
          <table:table-cell office:value-type="float" office:value="5.65981" calcext:value-type="float">
            <text:p>5.659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office:value-type="float" office:value="5.67" calcext:value-type="float">
            <text:p>5.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16308" calcext:value-type="float">
            <text:p>16308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table:number-columns-repeated="2" office:value-type="float" office:value="510614" calcext:value-type="float">
            <text:p>510614</text:p>
          </table:table-cell>
          <table:table-cell table:formula="of:=([.N145] = [.O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3-s780179313c777991.ukp</text:p>
          </table:table-cell>
          <table:table-cell office:value-type="float" office:value="5.61753" calcext:value-type="float">
            <text:p>5.617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20016" calcext:value-type="float">
            <text:p>20016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table:number-columns-repeated="2" office:value-type="float" office:value="677586" calcext:value-type="float">
            <text:p>677586</text:p>
          </table:table-cell>
          <table:table-cell table:formula="of:=([.N146] = [.O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3-s780179313c826338.ukp</text:p>
          </table:table-cell>
          <table:table-cell office:value-type="float" office:value="5.48478" calcext:value-type="float">
            <text:p>5.4847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21940" calcext:value-type="float">
            <text:p>21940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table:number-columns-repeated="2" office:value-type="float" office:value="754733" calcext:value-type="float">
            <text:p>754733</text:p>
          </table:table-cell>
          <table:table-cell table:formula="of:=([.N147] = [.O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0-8-s991580855c506357.ukp</text:p>
          </table:table-cell>
          <table:table-cell office:value-type="float" office:value="5.44322" calcext:value-type="float">
            <text:p>5.443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5.47" calcext:value-type="float">
            <text:p>5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table:number-columns-repeated="2" office:value-type="float" office:value="878892" calcext:value-type="float">
            <text:p>878892</text:p>
          </table:table-cell>
          <table:table-cell table:formula="of:=([.N148] = [.O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2-s528806317c747924.ukp</text:p>
          </table:table-cell>
          <table:table-cell office:value-type="float" office:value="5.44267" calcext:value-type="float">
            <text:p>5.442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office:value-type="float" office:value="5.46" calcext:value-type="float">
            <text:p>5.4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17708" calcext:value-type="float">
            <text:p>17708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table:number-columns-repeated="2" office:value-type="float" office:value="584112" calcext:value-type="float">
            <text:p>584112</text:p>
          </table:table-cell>
          <table:table-cell table:formula="of:=([.N149] = [.O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7-s177710744c742667.ukp</text:p>
          </table:table-cell>
          <table:table-cell office:value-type="float" office:value="5.41282" calcext:value-type="float">
            <text:p>5.412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23432" calcext:value-type="float">
            <text:p>23432</text:p>
          </table:table-cell>
          <table:table-cell office:value-type="float" office:value="4156" calcext:value-type="float">
            <text:p>4156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table:number-columns-repeated="2" office:value-type="float" office:value="821782" calcext:value-type="float">
            <text:p>821782</text:p>
          </table:table-cell>
          <table:table-cell table:formula="of:=([.N150] = [.O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0-s827183242c743140.ukp</text:p>
          </table:table-cell>
          <table:table-cell office:value-type="float" office:value="5.40606" calcext:value-type="float">
            <text:p>5.406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5.42" calcext:value-type="float">
            <text:p>5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25400" calcext:value-type="float">
            <text:p>25400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table:number-columns-repeated="2" office:value-type="float" office:value="896939" calcext:value-type="float">
            <text:p>896939</text:p>
          </table:table-cell>
          <table:table-cell table:formula="of:=([.N151] = [.O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8-s991580855c784023.ukp</text:p>
          </table:table-cell>
          <table:table-cell office:value-type="float" office:value="5.36134" calcext:value-type="float">
            <text:p>5.361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office:value-type="float" office:value="5.38" calcext:value-type="float">
            <text:p>5.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21376" calcext:value-type="float">
            <text:p>21376</text:p>
          </table:table-cell>
          <table:table-cell office:value-type="float" office:value="7152" calcext:value-type="float">
            <text:p>7152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table:number-columns-repeated="2" office:value-type="float" office:value="723463" calcext:value-type="float">
            <text:p>723463</text:p>
          </table:table-cell>
          <table:table-cell table:formula="of:=([.N152] = [.O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0-s827183242c524015.ukp</text:p>
          </table:table-cell>
          <table:table-cell office:value-type="float" office:value="5.34964" calcext:value-type="float">
            <text:p>5.349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5.37" calcext:value-type="float">
            <text:p>5.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office:value-type="float" office:value="17556" calcext:value-type="float">
            <text:p>17556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table:number-columns-repeated="2" office:value-type="float" office:value="563850" calcext:value-type="float">
            <text:p>563850</text:p>
          </table:table-cell>
          <table:table-cell table:formula="of:=([.N153] = [.O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4-s721215008c722598.ukp</text:p>
          </table:table-cell>
          <table:table-cell office:value-type="float" office:value="5.31814" calcext:value-type="float">
            <text:p>5.318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25508" calcext:value-type="float">
            <text:p>25508</text:p>
          </table:table-cell>
          <table:table-cell office:value-type="float" office:value="5660" calcext:value-type="float">
            <text:p>5660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table:number-columns-repeated="2" office:value-type="float" office:value="898111" calcext:value-type="float">
            <text:p>898111</text:p>
          </table:table-cell>
          <table:table-cell table:formula="of:=([.N154] = [.O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1-s843367405c722247.ukp</text:p>
          </table:table-cell>
          <table:table-cell office:value-type="float" office:value="5.31173" calcext:value-type="float">
            <text:p>5.311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22700" calcext:value-type="float">
            <text:p>22700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table:number-columns-repeated="2" office:value-type="float" office:value="777991" calcext:value-type="float">
            <text:p>777991</text:p>
          </table:table-cell>
          <table:table-cell table:formula="of:=([.N155] = [.O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0-s827183242c714600.ukp</text:p>
          </table:table-cell>
          <table:table-cell office:value-type="float" office:value="5.27682" calcext:value-type="float">
            <text:p>5.276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office:value-type="float" office:value="5.29" calcext:value-type="float">
            <text:p>5.2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office:value-type="float" office:value="25980" calcext:value-type="float">
            <text:p>25980</text:p>
          </table:table-cell>
          <table:table-cell office:value-type="float" office:value="7324" calcext:value-type="float">
            <text:p>7324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table:number-columns-repeated="2" office:value-type="float" office:value="918348" calcext:value-type="float">
            <text:p>918348</text:p>
          </table:table-cell>
          <table:table-cell table:formula="of:=([.N156] = [.O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3-s780179313c736513.ukp</text:p>
          </table:table-cell>
          <table:table-cell office:value-type="float" office:value="5.2766" calcext:value-type="float">
            <text:p>5.27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5.29" calcext:value-type="float">
            <text:p>5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25740" calcext:value-type="float">
            <text:p>25740</text:p>
          </table:table-cell>
          <table:table-cell office:value-type="float" office:value="5732" calcext:value-type="float">
            <text:p>5732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table:number-columns-repeated="2" office:value-type="float" office:value="910113" calcext:value-type="float">
            <text:p>910113</text:p>
          </table:table-cell>
          <table:table-cell table:formula="of:=([.N157] = [.O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2-s528806317c766032.ukp</text:p>
          </table:table-cell>
          <table:table-cell office:value-type="float" office:value="5.17848" calcext:value-type="float">
            <text:p>5.178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office:value-type="float" office:value="5.19" calcext:value-type="float">
            <text:p>5.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office:value-type="float" office:value="18036" calcext:value-type="float">
            <text:p>18036</text:p>
          </table:table-cell>
          <table:table-cell office:value-type="float" office:value="7236" calcext:value-type="float">
            <text:p>7236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table:number-columns-repeated="2" office:value-type="float" office:value="579842" calcext:value-type="float">
            <text:p>579842</text:p>
          </table:table-cell>
          <table:table-cell table:formula="of:=([.N158] = [.O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1-s843367405c820728.ukp</text:p>
          </table:table-cell>
          <table:table-cell office:value-type="float" office:value="5.16619" calcext:value-type="float">
            <text:p>5.1661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5.18" calcext:value-type="float">
            <text:p>5.1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office:value-type="float" office:value="26684" calcext:value-type="float">
            <text:p>26684</text:p>
          </table:table-cell>
          <table:table-cell office:value-type="float" office:value="5612" calcext:value-type="float">
            <text:p>5612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table:number-columns-repeated="2" office:value-type="float" office:value="955831" calcext:value-type="float">
            <text:p>955831</text:p>
          </table:table-cell>
          <table:table-cell table:formula="of:=([.N159] = [.O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1-s843367405c706481.ukp</text:p>
          </table:table-cell>
          <table:table-cell office:value-type="float" office:value="5.14793" calcext:value-type="float">
            <text:p>5.147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office:value-type="float" office:value="5.16" calcext:value-type="float">
            <text:p>5.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office:value-type="float" office:value="19144" calcext:value-type="float">
            <text:p>19144</text:p>
          </table:table-cell>
          <table:table-cell office:value-type="float" office:value="7280" calcext:value-type="float">
            <text:p>7280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table:number-columns-repeated="2" office:value-type="float" office:value="627425" calcext:value-type="float">
            <text:p>627425</text:p>
          </table:table-cell>
          <table:table-cell table:formula="of:=([.N160] = [.O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9-s126456688c734233.ukp</text:p>
          </table:table-cell>
          <table:table-cell office:value-type="float" office:value="5.14561" calcext:value-type="float">
            <text:p>5.1456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office:value-type="float" office:value="5.16" calcext:value-type="float">
            <text:p>5.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20644" calcext:value-type="float">
            <text:p>20644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table:number-columns-repeated="2" office:value-type="float" office:value="692500" calcext:value-type="float">
            <text:p>692500</text:p>
          </table:table-cell>
          <table:table-cell table:formula="of:=([.N161] = [.O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0-s827183242c723463.ukp</text:p>
          </table:table-cell>
          <table:table-cell office:value-type="float" office:value="5.14385" calcext:value-type="float">
            <text:p>5.143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17800" calcext:value-type="float">
            <text:p>17800</text:p>
          </table:table-cell>
          <table:table-cell office:value-type="float" office:value="6024" calcext:value-type="float">
            <text:p>6024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table:number-columns-repeated="2" office:value-type="float" office:value="544223" calcext:value-type="float">
            <text:p>544223</text:p>
          </table:table-cell>
          <table:table-cell table:formula="of:=([.N162] = [.O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9-s126456688c734476.ukp</text:p>
          </table:table-cell>
          <table:table-cell office:value-type="float" office:value="5.12757" calcext:value-type="float">
            <text:p>5.127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office:value-type="float" office:value="5.14" calcext:value-type="float">
            <text:p>5.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22928" calcext:value-type="float">
            <text:p>22928</text:p>
          </table:table-cell>
          <table:table-cell office:value-type="float" office:value="6156" calcext:value-type="float">
            <text:p>6156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table:number-columns-repeated="2" office:value-type="float" office:value="758616" calcext:value-type="float">
            <text:p>758616</text:p>
          </table:table-cell>
          <table:table-cell table:formula="of:=([.N163] = [.O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6-s227708629c702084.ukp</text:p>
          </table:table-cell>
          <table:table-cell office:value-type="float" office:value="5.11163" calcext:value-type="float">
            <text:p>5.1116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27744" calcext:value-type="float">
            <text:p>27744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table:number-columns-repeated="2" office:value-type="float" office:value="962915" calcext:value-type="float">
            <text:p>962915</text:p>
          </table:table-cell>
          <table:table-cell table:formula="of:=([.N164] = [.O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4-s721215008c701200.ukp</text:p>
          </table:table-cell>
          <table:table-cell office:value-type="float" office:value="5.10908" calcext:value-type="float">
            <text:p>5.109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25192" calcext:value-type="float">
            <text:p>25192</text:p>
          </table:table-cell>
          <table:table-cell office:value-type="float" office:value="8144" calcext:value-type="float">
            <text:p>8144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table:number-columns-repeated="2" office:value-type="float" office:value="856339" calcext:value-type="float">
            <text:p>856339</text:p>
          </table:table-cell>
          <table:table-cell table:formula="of:=([.N165] = [.O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0-8-s991580855c500128.ukp</text:p>
          </table:table-cell>
          <table:table-cell office:value-type="float" office:value="5.07225" calcext:value-type="float">
            <text:p>5.0722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5.1" calcext:value-type="float">
            <text:p>5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21792" calcext:value-type="float">
            <text:p>21792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table:number-columns-repeated="2" office:value-type="float" office:value="714434" calcext:value-type="float">
            <text:p>714434</text:p>
          </table:table-cell>
          <table:table-cell table:formula="of:=([.N166] = [.O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9-s126456688c692500.ukp</text:p>
          </table:table-cell>
          <table:table-cell office:value-type="float" office:value="5.02725" calcext:value-type="float">
            <text:p>5.027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26944" calcext:value-type="float">
            <text:p>26944</text:p>
          </table:table-cell>
          <table:table-cell office:value-type="float" office:value="6024" calcext:value-type="float">
            <text:p>6024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table:number-columns-repeated="2" office:value-type="float" office:value="927298" calcext:value-type="float">
            <text:p>927298</text:p>
          </table:table-cell>
          <table:table-cell table:formula="of:=([.N167] = [.O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5-s110877071c698449.ukp</text:p>
          </table:table-cell>
          <table:table-cell office:value-type="float" office:value="4.94595" calcext:value-type="float">
            <text:p>4.945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23284" calcext:value-type="float">
            <text:p>23284</text:p>
          </table:table-cell>
          <table:table-cell office:value-type="float" office:value="7880" calcext:value-type="float">
            <text:p>788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table:number-columns-repeated="2" office:value-type="float" office:value="775731" calcext:value-type="float">
            <text:p>775731</text:p>
          </table:table-cell>
          <table:table-cell table:formula="of:=([.N168] = [.O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8-s991580855c676792.ukp</text:p>
          </table:table-cell>
          <table:table-cell office:value-type="float" office:value="4.89196" calcext:value-type="float">
            <text:p>4.8919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26840" calcext:value-type="float">
            <text:p>26840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table:number-columns-repeated="2" office:value-type="float" office:value="926728" calcext:value-type="float">
            <text:p>926728</text:p>
          </table:table-cell>
          <table:table-cell table:formula="of:=([.N169] = [.O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2-s528806317c663041.ukp</text:p>
          </table:table-cell>
          <table:table-cell office:value-type="float" office:value="4.80901" calcext:value-type="float">
            <text:p>4.8090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26388" calcext:value-type="float">
            <text:p>26388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table:number-columns-repeated="2" office:value-type="float" office:value="907022" calcext:value-type="float">
            <text:p>907022</text:p>
          </table:table-cell>
          <table:table-cell table:formula="of:=([.N170] = [.O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6-s227708629c745443.ukp</text:p>
          </table:table-cell>
          <table:table-cell office:value-type="float" office:value="4.67172" calcext:value-type="float">
            <text:p>4.671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4.68" calcext:value-type="float">
            <text:p>4.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20236" calcext:value-type="float">
            <text:p>20236</text:p>
          </table:table-cell>
          <table:table-cell office:value-type="float" office:value="7296" calcext:value-type="float">
            <text:p>7296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table:number-columns-repeated="2" office:value-type="float" office:value="646208" calcext:value-type="float">
            <text:p>646208</text:p>
          </table:table-cell>
          <table:table-cell table:formula="of:=([.N171] = [.O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0-s827183242c748716.ukp</text:p>
          </table:table-cell>
          <table:table-cell office:value-type="float" office:value="4.64118" calcext:value-type="float">
            <text:p>4.6411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4.65" calcext:value-type="float">
            <text:p>4.6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26764" calcext:value-type="float">
            <text:p>26764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table:number-columns-repeated="2" office:value-type="float" office:value="934712" calcext:value-type="float">
            <text:p>934712</text:p>
          </table:table-cell>
          <table:table-cell table:formula="of:=([.N172] = [.O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5-s110877071c665496.ukp</text:p>
          </table:table-cell>
          <table:table-cell office:value-type="float" office:value="4.56063" calcext:value-type="float">
            <text:p>4.5606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office:value-type="float" office:value="4.57" calcext:value-type="float">
            <text:p>4.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20400" calcext:value-type="float">
            <text:p>20400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table:number-columns-repeated="2" office:value-type="float" office:value="651585" calcext:value-type="float">
            <text:p>651585</text:p>
          </table:table-cell>
          <table:table-cell table:formula="of:=([.N173] = [.O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8-s991580855c627425.ukp</text:p>
          </table:table-cell>
          <table:table-cell office:value-type="float" office:value="4.45386" calcext:value-type="float">
            <text:p>4.453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office:value-type="float" office:value="4.47" calcext:value-type="float">
            <text:p>4.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26712" calcext:value-type="float">
            <text:p>26712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table:number-columns-repeated="2" office:value-type="float" office:value="930355" calcext:value-type="float">
            <text:p>930355</text:p>
          </table:table-cell>
          <table:table-cell table:formula="of:=([.N174] = [.O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0-s827183242c614699.ukp</text:p>
          </table:table-cell>
          <table:table-cell office:value-type="float" office:value="4.38592" calcext:value-type="float">
            <text:p>4.385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office:value-type="float" office:value="18616" calcext:value-type="float">
            <text:p>18616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table:number-columns-repeated="2" office:value-type="float" office:value="585253" calcext:value-type="float">
            <text:p>585253</text:p>
          </table:table-cell>
          <table:table-cell table:formula="of:=([.N175] = [.O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3-s780179313c615523.ukp</text:p>
          </table:table-cell>
          <table:table-cell office:value-type="float" office:value="4.32862" calcext:value-type="float">
            <text:p>4.328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office:value-type="float" office:value="4.34" calcext:value-type="float">
            <text:p>4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24736" calcext:value-type="float">
            <text:p>24736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table:number-columns-repeated="2" office:value-type="float" office:value="841862" calcext:value-type="float">
            <text:p>841862</text:p>
          </table:table-cell>
          <table:table-cell table:formula="of:=([.N176] = [.O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5000-0-s827183242c602764.ukp</text:p>
          </table:table-cell>
          <table:table-cell office:value-type="float" office:value="4.27145" calcext:value-type="float">
            <text:p>4.271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20128" calcext:value-type="float">
            <text:p>20128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table:number-columns-repeated="2" office:value-type="float" office:value="649340" calcext:value-type="float">
            <text:p>649340</text:p>
          </table:table-cell>
          <table:table-cell table:formula="of:=([.N177] = [.O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2-s528806317c634422.ukp</text:p>
          </table:table-cell>
          <table:table-cell office:value-type="float" office:value="4.23506" calcext:value-type="float">
            <text:p>4.235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23536" calcext:value-type="float">
            <text:p>23536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table:number-columns-repeated="2" office:value-type="float" office:value="786259" calcext:value-type="float">
            <text:p>786259</text:p>
          </table:table-cell>
          <table:table-cell table:formula="of:=([.N178] = [.O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8-s991580855c669670.ukp</text:p>
          </table:table-cell>
          <table:table-cell office:value-type="float" office:value="4.20533" calcext:value-type="float">
            <text:p>4.205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4.22" calcext:value-type="float">
            <text:p>4.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25660" calcext:value-type="float">
            <text:p>25660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table:number-columns-repeated="2" office:value-type="float" office:value="880033" calcext:value-type="float">
            <text:p>880033</text:p>
          </table:table-cell>
          <table:table-cell table:formula="of:=([.N179] = [.O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7-s177710744c587849.ukp</text:p>
          </table:table-cell>
          <table:table-cell office:value-type="float" office:value="4.17044" calcext:value-type="float">
            <text:p>4.1704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office:value-type="float" office:value="16716" calcext:value-type="float">
            <text:p>1671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table:number-columns-repeated="2" office:value-type="float" office:value="506117" calcext:value-type="float">
            <text:p>506117</text:p>
          </table:table-cell>
          <table:table-cell table:formula="of:=([.N180] = [.O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3-s780179313c595758.ukp</text:p>
          </table:table-cell>
          <table:table-cell office:value-type="float" office:value="4.15395" calcext:value-type="float">
            <text:p>4.153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24940" calcext:value-type="float">
            <text:p>2494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table:number-columns-repeated="2" office:value-type="float" office:value="853648" calcext:value-type="float">
            <text:p>853648</text:p>
          </table:table-cell>
          <table:table-cell table:formula="of:=([.N181] = [.O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7-s177710744c588624.ukp</text:p>
          </table:table-cell>
          <table:table-cell office:value-type="float" office:value="4.14559" calcext:value-type="float">
            <text:p>4.1455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22680" calcext:value-type="float">
            <text:p>22680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table:number-columns-repeated="2" office:value-type="float" office:value="755190" calcext:value-type="float">
            <text:p>755190</text:p>
          </table:table-cell>
          <table:table-cell table:formula="of:=([.N182] = [.O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1-s843367405c616321.ukp</text:p>
          </table:table-cell>
          <table:table-cell office:value-type="float" office:value="4.08357" calcext:value-type="float">
            <text:p>4.083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office:value-type="float" office:value="4.1" calcext:value-type="float">
            <text:p>4.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22096" calcext:value-type="float">
            <text:p>22096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table:number-columns-repeated="2" office:value-type="float" office:value="726618" calcext:value-type="float">
            <text:p>726618</text:p>
          </table:table-cell>
          <table:table-cell table:formula="of:=([.N183] = [.O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5-s110877071c593661.ukp</text:p>
          </table:table-cell>
          <table:table-cell office:value-type="float" office:value="4.03127" calcext:value-type="float">
            <text:p>4.0312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office:value-type="float" office:value="4.04" calcext:value-type="float">
            <text:p>4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19612" calcext:value-type="float">
            <text:p>19612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table:number-columns-repeated="2" office:value-type="float" office:value="623571" calcext:value-type="float">
            <text:p>623571</text:p>
          </table:table-cell>
          <table:table-cell table:formula="of:=([.N184] = [.O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6-s227708629c579842.ukp</text:p>
          </table:table-cell>
          <table:table-cell office:value-type="float" office:value="4.02981" calcext:value-type="float">
            <text:p>4.0298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office:value-type="float" office:value="4.04" calcext:value-type="float">
            <text:p>4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24912" calcext:value-type="float">
            <text:p>24912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table:number-columns-repeated="2" office:value-type="float" office:value="847262" calcext:value-type="float">
            <text:p>847262</text:p>
          </table:table-cell>
          <table:table-cell table:formula="of:=([.N185] = [.O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1-s843367405c575765.ukp</text:p>
          </table:table-cell>
          <table:table-cell office:value-type="float" office:value="3.97389" calcext:value-type="float">
            <text:p>3.973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22676" calcext:value-type="float">
            <text:p>22676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table:number-columns-repeated="2" office:value-type="float" office:value="751902" calcext:value-type="float">
            <text:p>751902</text:p>
          </table:table-cell>
          <table:table-cell table:formula="of:=([.N186] = [.O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5000-2-s528806317c565762.ukp</text:p>
          </table:table-cell>
          <table:table-cell office:value-type="float" office:value="3.96448" calcext:value-type="float">
            <text:p>3.964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24692" calcext:value-type="float">
            <text:p>24692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table:number-columns-repeated="2" office:value-type="float" office:value="842723" calcext:value-type="float">
            <text:p>842723</text:p>
          </table:table-cell>
          <table:table-cell table:formula="of:=([.N187] = [.O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8-s991580855c589368.ukp</text:p>
          </table:table-cell>
          <table:table-cell office:value-type="float" office:value="3.90408" calcext:value-type="float">
            <text:p>3.904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office:value-type="float" office:value="3.94" calcext:value-type="float">
            <text:p>3.9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25704" calcext:value-type="float">
            <text:p>25704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table:number-columns-repeated="2" office:value-type="float" office:value="880921" calcext:value-type="float">
            <text:p>880921</text:p>
          </table:table-cell>
          <table:table-cell table:formula="of:=([.N188] = [.O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5000-8-s991580855c558792.ukp</text:p>
          </table:table-cell>
          <table:table-cell office:value-type="float" office:value="3.88093" calcext:value-type="float">
            <text:p>3.8809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office:value-type="float" office:value="3.89" calcext:value-type="float">
            <text:p>3.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23352" calcext:value-type="float">
            <text:p>23352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table:number-columns-repeated="2" office:value-type="float" office:value="786597" calcext:value-type="float">
            <text:p>786597</text:p>
          </table:table-cell>
          <table:table-cell table:formula="of:=([.N189] = [.O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5000-1-s843367405c563850.ukp</text:p>
          </table:table-cell>
          <table:table-cell office:value-type="float" office:value="3.88083" calcext:value-type="float">
            <text:p>3.880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24120" calcext:value-type="float">
            <text:p>24120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table:number-columns-repeated="2" office:value-type="float" office:value="820778" calcext:value-type="float">
            <text:p>820778</text:p>
          </table:table-cell>
          <table:table-cell table:formula="of:=([.N190] = [.O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5000-9-s126456688c556794.ukp</text:p>
          </table:table-cell>
          <table:table-cell office:value-type="float" office:value="3.87452" calcext:value-type="float">
            <text:p>3.8745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3.89" calcext:value-type="float">
            <text:p>3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27520" calcext:value-type="float">
            <text:p>2752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table:number-columns-repeated="2" office:value-type="float" office:value="955846" calcext:value-type="float">
            <text:p>955846</text:p>
          </table:table-cell>
          <table:table-cell table:formula="of:=([.N191] = [.O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6-s227708629c554798.ukp</text:p>
          </table:table-cell>
          <table:table-cell office:value-type="float" office:value="3.716" calcext:value-type="float">
            <text:p>3.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office:value-type="float" office:value="3.73" calcext:value-type="float">
            <text:p>3.7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19552" calcext:value-type="float">
            <text:p>19552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table:number-columns-repeated="2" office:value-type="float" office:value="614699" calcext:value-type="float">
            <text:p>614699</text:p>
          </table:table-cell>
          <table:table-cell table:formula="of:=([.N192] = [.O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5000-4-s721215008c503630.ukp</text:p>
          </table:table-cell>
          <table:table-cell office:value-type="float" office:value="3.42409" calcext:value-type="float">
            <text:p>3.4240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22160" calcext:value-type="float">
            <text:p>22160</text:p>
          </table:table-cell>
          <table:table-cell office:value-type="float" office:value="6992" calcext:value-type="float">
            <text:p>6992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table:number-columns-repeated="2" office:value-type="float" office:value="722247" calcext:value-type="float">
            <text:p>722247</text:p>
          </table:table-cell>
          <table:table-cell table:formula="of:=([.N193] = [.O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3-s780179313c532726.ukp</text:p>
          </table:table-cell>
          <table:table-cell office:value-type="float" office:value="3.41986" calcext:value-type="float">
            <text:p>3.419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office:value-type="float" office:value="3.43" calcext:value-type="float">
            <text:p>3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18468" calcext:value-type="float">
            <text:p>18468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table:number-columns-repeated="2" office:value-type="float" office:value="565762" calcext:value-type="float">
            <text:p>565762</text:p>
          </table:table-cell>
          <table:table-cell table:formula="of:=([.N194] = [.O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5000-0-s827183242c519941.ukp</text:p>
          </table:table-cell>
          <table:table-cell office:value-type="float" office:value="3.41618" calcext:value-type="float">
            <text:p>3.4161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office:value-type="float" office:value="3.43" calcext:value-type="float">
            <text:p>3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27984" calcext:value-type="float">
            <text:p>27984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table:number-columns-repeated="2" office:value-type="float" office:value="975126" calcext:value-type="float">
            <text:p>975126</text:p>
          </table:table-cell>
          <table:table-cell table:formula="of:=([.N195] = [.O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4-s721215008c534924.ukp</text:p>
          </table:table-cell>
          <table:table-cell office:value-type="float" office:value="3.41535" calcext:value-type="float">
            <text:p>3.4153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office:value-type="float" office:value="3.43" calcext:value-type="float">
            <text:p>3.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22160" calcext:value-type="float">
            <text:p>22160</text:p>
          </table:table-cell>
          <table:table-cell office:value-type="float" office:value="5512" calcext:value-type="float">
            <text:p>5512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table:number-columns-repeated="2" office:value-type="float" office:value="722598" calcext:value-type="float">
            <text:p>722598</text:p>
          </table:table-cell>
          <table:table-cell table:formula="of:=([.N196] = [.O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2-s528806317c558365.ukp</text:p>
          </table:table-cell>
          <table:table-cell office:value-type="float" office:value="3.34536" calcext:value-type="float">
            <text:p>3.345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3.36" calcext:value-type="float">
            <text:p>3.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26636" calcext:value-type="float">
            <text:p>26636</text:p>
          </table:table-cell>
          <table:table-cell office:value-type="float" office:value="5724" calcext:value-type="float">
            <text:p>5724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table:number-columns-repeated="2" office:value-type="float" office:value="915598" calcext:value-type="float">
            <text:p>915598</text:p>
          </table:table-cell>
          <table:table-cell table:formula="of:=([.N197] = [.O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5000-5-s110877071c525668.ukp</text:p>
          </table:table-cell>
          <table:table-cell office:value-type="float" office:value="3.32196" calcext:value-type="float">
            <text:p>3.321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office:value-type="float" office:value="3.33" calcext:value-type="float">
            <text:p>3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21720" calcext:value-type="float">
            <text:p>21720</text:p>
          </table:table-cell>
          <table:table-cell office:value-type="float" office:value="7348" calcext:value-type="float">
            <text:p>7348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table:number-columns-repeated="2" office:value-type="float" office:value="702084" calcext:value-type="float">
            <text:p>702084</text:p>
          </table:table-cell>
          <table:table-cell table:formula="of:=([.N198] = [.O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5000-6-s227708629c523503.ukp</text:p>
          </table:table-cell>
          <table:table-cell office:value-type="float" office:value="3.30229" calcext:value-type="float">
            <text:p>3.3022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office:value-type="float" office:value="3.31" calcext:value-type="float">
            <text:p>3.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28592" calcext:value-type="float">
            <text:p>28592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table:number-columns-repeated="2" office:value-type="float" office:value="998133" calcext:value-type="float">
            <text:p>998133</text:p>
          </table:table-cell>
          <table:table-cell table:formula="of:=([.N199] = [.O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9-s126456688c546777.ukp</text:p>
          </table:table-cell>
          <table:table-cell office:value-type="float" office:value="3.19314" calcext:value-type="float">
            <text:p>3.193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office:value-type="float" office:value="3.21" calcext:value-type="float">
            <text:p>3.2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21084" calcext:value-type="float">
            <text:p>21084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table:number-columns-repeated="2" office:value-type="float" office:value="676792" calcext:value-type="float">
            <text:p>676792</text:p>
          </table:table-cell>
          <table:table-cell table:formula="of:=([.N200] = [.O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5000-4-s721215008c527444.ukp</text:p>
          </table:table-cell>
          <table:table-cell office:value-type="float" office:value="3.05745" calcext:value-type="float">
            <text:p>3.0574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3.07" calcext:value-type="float">
            <text:p>3.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24624" calcext:value-type="float">
            <text:p>24624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table:number-columns-repeated="2" office:value-type="float" office:value="828941" calcext:value-type="float">
            <text:p>828941</text:p>
          </table:table-cell>
          <table:table-cell table:formula="of:=([.N201] = [.O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3-s780179313c994428.ukp</text:p>
          </table:table-cell>
          <table:table-cell office:value-type="float" office:value="2.56748" calcext:value-type="float">
            <text:p>2.5674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20560" calcext:value-type="float">
            <text:p>20560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table:number-columns-repeated="2" office:value-type="float" office:value="692993" calcext:value-type="float">
            <text:p>692993</text:p>
          </table:table-cell>
          <table:table-cell table:formula="of:=([.N202] = [.O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8-s991580855c972562.ukp</text:p>
          </table:table-cell>
          <table:table-cell office:value-type="float" office:value="2.54486" calcext:value-type="float">
            <text:p>2.544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25220" calcext:value-type="float">
            <text:p>25220</text:p>
          </table:table-cell>
          <table:table-cell office:value-type="float" office:value="7348" calcext:value-type="float">
            <text:p>7348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table:number-columns-repeated="2" office:value-type="float" office:value="890345" calcext:value-type="float">
            <text:p>890345</text:p>
          </table:table-cell>
          <table:table-cell table:formula="of:=([.N203] = [.O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2-s528806317c949226.ukp</text:p>
          </table:table-cell>
          <table:table-cell office:value-type="float" office:value="2.46186" calcext:value-type="float">
            <text:p>2.461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23824" calcext:value-type="float">
            <text:p>2382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table:number-columns-repeated="2" office:value-type="float" office:value="831043" calcext:value-type="float">
            <text:p>831043</text:p>
          </table:table-cell>
          <table:table-cell table:formula="of:=([.N204] = [.O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4-s721215008c980510.ukp</text:p>
          </table:table-cell>
          <table:table-cell office:value-type="float" office:value="2.39397" calcext:value-type="float">
            <text:p>2.3939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16496" calcext:value-type="float">
            <text:p>16496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table:number-columns-repeated="2" office:value-type="float" office:value="522689" calcext:value-type="float">
            <text:p>522689</text:p>
          </table:table-cell>
          <table:table-cell table:formula="of:=([.N205] = [.O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3-s780179313c911650.ukp</text:p>
          </table:table-cell>
          <table:table-cell office:value-type="float" office:value="2.36619" calcext:value-type="float">
            <text:p>2.3661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17184" calcext:value-type="float">
            <text:p>17184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table:number-columns-repeated="2" office:value-type="float" office:value="548771" calcext:value-type="float">
            <text:p>548771</text:p>
          </table:table-cell>
          <table:table-cell table:formula="of:=([.N206] = [.O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9-s126456688c896939.ukp</text:p>
          </table:table-cell>
          <table:table-cell office:value-type="float" office:value="2.3222" calcext:value-type="float">
            <text:p>2.322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22144" calcext:value-type="float">
            <text:p>22144</text:p>
          </table:table-cell>
          <table:table-cell office:value-type="float" office:value="6232" calcext:value-type="float">
            <text:p>6232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table:number-columns-repeated="2" office:value-type="float" office:value="757113" calcext:value-type="float">
            <text:p>757113</text:p>
          </table:table-cell>
          <table:table-cell table:formula="of:=([.N207] = [.O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0-s827183242c896153.ukp</text:p>
          </table:table-cell>
          <table:table-cell office:value-type="float" office:value="2.29975" calcext:value-type="float">
            <text:p>2.299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26868" calcext:value-type="float">
            <text:p>26868</text:p>
          </table:table-cell>
          <table:table-cell office:value-type="float" office:value="7560" calcext:value-type="float">
            <text:p>7560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table:number-columns-repeated="2" office:value-type="float" office:value="960084" calcext:value-type="float">
            <text:p>960084</text:p>
          </table:table-cell>
          <table:table-cell table:formula="of:=([.N208] = [.O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6-s227708629c878892.ukp</text:p>
          </table:table-cell>
          <table:table-cell office:value-type="float" office:value="2.21501" calcext:value-type="float">
            <text:p>2.2150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25612" calcext:value-type="float">
            <text:p>25612</text:p>
          </table:table-cell>
          <table:table-cell office:value-type="float" office:value="7552" calcext:value-type="float">
            <text:p>7552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table:number-columns-repeated="2" office:value-type="float" office:value="908287" calcext:value-type="float">
            <text:p>908287</text:p>
          </table:table-cell>
          <table:table-cell table:formula="of:=([.N209] = [.O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1-s843367405c887154.ukp</text:p>
          </table:table-cell>
          <table:table-cell office:value-type="float" office:value="2.19165" calcext:value-type="float">
            <text:p>2.191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22072" calcext:value-type="float">
            <text:p>22072</text:p>
          </table:table-cell>
          <table:table-cell office:value-type="float" office:value="7024" calcext:value-type="float">
            <text:p>7024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table:number-columns-repeated="2" office:value-type="float" office:value="759438" calcext:value-type="float">
            <text:p>759438</text:p>
          </table:table-cell>
          <table:table-cell table:formula="of:=([.N210] = [.O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9-s126456688c925301.ukp</text:p>
          </table:table-cell>
          <table:table-cell office:value-type="float" office:value="2.17251" calcext:value-type="float">
            <text:p>2.172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18264" calcext:value-type="float">
            <text:p>18264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table:number-columns-repeated="2" office:value-type="float" office:value="597881" calcext:value-type="float">
            <text:p>597881</text:p>
          </table:table-cell>
          <table:table-cell table:formula="of:=([.N211] = [.O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4-s721215008c829591.ukp</text:p>
          </table:table-cell>
          <table:table-cell office:value-type="float" office:value="2.10379" calcext:value-type="float">
            <text:p>2.1037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22328" calcext:value-type="float">
            <text:p>22328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table:number-columns-repeated="2" office:value-type="float" office:value="771721" calcext:value-type="float">
            <text:p>771721</text:p>
          </table:table-cell>
          <table:table-cell table:formula="of:=([.N212] = [.O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6-s227708629c838774.ukp</text:p>
          </table:table-cell>
          <table:table-cell office:value-type="float" office:value="2.08833" calcext:value-type="float">
            <text:p>2.0883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office:value-type="float" office:value="16224" calcext:value-type="float">
            <text:p>16224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table:number-columns-repeated="2" office:value-type="float" office:value="507170" calcext:value-type="float">
            <text:p>507170</text:p>
          </table:table-cell>
          <table:table-cell table:formula="of:=([.N213] = [.O2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8-s991580855c821782.ukp</text:p>
          </table:table-cell>
          <table:table-cell office:value-type="float" office:value="2.06897" calcext:value-type="float">
            <text:p>2.0689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office:value-type="float" office:value="20540" calcext:value-type="float">
            <text:p>2054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table:number-columns-repeated="2" office:value-type="float" office:value="700591" calcext:value-type="float">
            <text:p>700591</text:p>
          </table:table-cell>
          <table:table-cell table:formula="of:=([.N214] = [.O2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0-s827183242c988488.ukp</text:p>
          </table:table-cell>
          <table:table-cell office:value-type="float" office:value="2.06043" calcext:value-type="float">
            <text:p>2.0604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2.07" calcext:value-type="float">
            <text:p>2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21388" calcext:value-type="float">
            <text:p>21388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table:number-columns-repeated="2" office:value-type="float" office:value="737429" calcext:value-type="float">
            <text:p>737429</text:p>
          </table:table-cell>
          <table:table-cell table:formula="of:=([.N215] = [.O2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5-s110877071c884660.ukp</text:p>
          </table:table-cell>
          <table:table-cell office:value-type="float" office:value="2.04099" calcext:value-type="float">
            <text:p>2.040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25636" calcext:value-type="float">
            <text:p>25636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table:number-columns-repeated="2" office:value-type="float" office:value="919878" calcext:value-type="float">
            <text:p>919878</text:p>
          </table:table-cell>
          <table:table-cell table:formula="of:=([.N216] = [.O2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1-s843367405c810134.ukp</text:p>
          </table:table-cell>
          <table:table-cell office:value-type="float" office:value="2.03704" calcext:value-type="float">
            <text:p>2.037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25532" calcext:value-type="float">
            <text:p>25532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table:number-columns-repeated="2" office:value-type="float" office:value="904309" calcext:value-type="float">
            <text:p>904309</text:p>
          </table:table-cell>
          <table:table-cell table:formula="of:=([.N217] = [.O2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0-s827183242c854861.ukp</text:p>
          </table:table-cell>
          <table:table-cell office:value-type="float" office:value="2.03336" calcext:value-type="float">
            <text:p>2.033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office:value-type="float" office:value="17072" calcext:value-type="float">
            <text:p>17072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table:number-columns-repeated="2" office:value-type="float" office:value="546518" calcext:value-type="float">
            <text:p>546518</text:p>
          </table:table-cell>
          <table:table-cell table:formula="of:=([.N218] = [.O2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9-s126456688c849580.ukp</text:p>
          </table:table-cell>
          <table:table-cell office:value-type="float" office:value="1.99166" calcext:value-type="float">
            <text:p>1.991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25716" calcext:value-type="float">
            <text:p>25716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table:number-columns-repeated="2" office:value-type="float" office:value="921854" calcext:value-type="float">
            <text:p>921854</text:p>
          </table:table-cell>
          <table:table-cell table:formula="of:=([.N219] = [.O2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2-s528806317c982859.ukp</text:p>
          </table:table-cell>
          <table:table-cell office:value-type="float" office:value="1.98851" calcext:value-type="float">
            <text:p>1.988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office:value-type="float" office:value="19500" calcext:value-type="float">
            <text:p>19500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table:number-columns-repeated="2" office:value-type="float" office:value="660065" calcext:value-type="float">
            <text:p>660065</text:p>
          </table:table-cell>
          <table:table-cell table:formula="of:=([.N220] = [.O2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9-s126456688c785219.ukp</text:p>
          </table:table-cell>
          <table:table-cell office:value-type="float" office:value="1.9845" calcext:value-type="float">
            <text:p>1.98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26148" calcext:value-type="float">
            <text:p>26148</text:p>
          </table:table-cell>
          <table:table-cell office:value-type="float" office:value="5528" calcext:value-type="float">
            <text:p>5528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table:number-columns-repeated="2" office:value-type="float" office:value="935549" calcext:value-type="float">
            <text:p>935549</text:p>
          </table:table-cell>
          <table:table-cell table:formula="of:=([.N221] = [.O2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9-s126456688c955846.ukp</text:p>
          </table:table-cell>
          <table:table-cell office:value-type="float" office:value="1.96585" calcext:value-type="float">
            <text:p>1.9658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17280" calcext:value-type="float">
            <text:p>1728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table:number-columns-repeated="2" office:value-type="float" office:value="555456" calcext:value-type="float">
            <text:p>555456</text:p>
          </table:table-cell>
          <table:table-cell table:formula="of:=([.N222] = [.O2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2-s528806317c771687.ukp</text:p>
          </table:table-cell>
          <table:table-cell office:value-type="float" office:value="1.94504" calcext:value-type="float">
            <text:p>1.945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23352" calcext:value-type="float">
            <text:p>23352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table:number-columns-repeated="2" office:value-type="float" office:value="810134" calcext:value-type="float">
            <text:p>810134</text:p>
          </table:table-cell>
          <table:table-cell table:formula="of:=([.N223] = [.O2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3-s780179313c933740.ukp</text:p>
          </table:table-cell>
          <table:table-cell office:value-type="float" office:value="1.9174" calcext:value-type="float">
            <text:p>1.91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26476" calcext:value-type="float">
            <text:p>26476</text:p>
          </table:table-cell>
          <table:table-cell office:value-type="float" office:value="3964" calcext:value-type="float">
            <text:p>3964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table:number-columns-repeated="2" office:value-type="float" office:value="949226" calcext:value-type="float">
            <text:p>949226</text:p>
          </table:table-cell>
          <table:table-cell table:formula="of:=([.N224] = [.O2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2-s528806317c914458.ukp</text:p>
          </table:table-cell>
          <table:table-cell office:value-type="float" office:value="1.89407" calcext:value-type="float">
            <text:p>1.894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25692" calcext:value-type="float">
            <text:p>25692</text:p>
          </table:table-cell>
          <table:table-cell office:value-type="float" office:value="4172" calcext:value-type="float">
            <text:p>4172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table:number-columns-repeated="2" office:value-type="float" office:value="911650" calcext:value-type="float">
            <text:p>911650</text:p>
          </table:table-cell>
          <table:table-cell table:formula="of:=([.N225] = [.O2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5-s110877071c754733.ukp</text:p>
          </table:table-cell>
          <table:table-cell office:value-type="float" office:value="1.87455" calcext:value-type="float">
            <text:p>1.8745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21356" calcext:value-type="float">
            <text:p>21356</text:p>
          </table:table-cell>
          <table:table-cell office:value-type="float" office:value="3964" calcext:value-type="float">
            <text:p>3964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table:number-columns-repeated="2" office:value-type="float" office:value="731342" calcext:value-type="float">
            <text:p>731342</text:p>
          </table:table-cell>
          <table:table-cell table:formula="of:=([.N226] = [.O2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7-s177710744c919792.ukp</text:p>
          </table:table-cell>
          <table:table-cell office:value-type="float" office:value="1.87306" calcext:value-type="float">
            <text:p>1.8730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20864" calcext:value-type="float">
            <text:p>20864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table:number-columns-repeated="2" office:value-type="float" office:value="714179" calcext:value-type="float">
            <text:p>714179</text:p>
          </table:table-cell>
          <table:table-cell table:formula="of:=([.N227] = [.O2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4-s721215008c924632.ukp</text:p>
          </table:table-cell>
          <table:table-cell office:value-type="float" office:value="1.85683" calcext:value-type="float">
            <text:p>1.856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18356" calcext:value-type="float">
            <text:p>18356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table:number-columns-repeated="2" office:value-type="float" office:value="602464" calcext:value-type="float">
            <text:p>602464</text:p>
          </table:table-cell>
          <table:table-cell table:formula="of:=([.N228] = [.O2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4-s721215008c803150.ukp</text:p>
          </table:table-cell>
          <table:table-cell office:value-type="float" office:value="1.85212" calcext:value-type="float">
            <text:p>1.852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18348" calcext:value-type="float">
            <text:p>18348</text:p>
          </table:table-cell>
          <table:table-cell office:value-type="float" office:value="5924" calcext:value-type="float">
            <text:p>5924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table:number-columns-repeated="2" office:value-type="float" office:value="599019" calcext:value-type="float">
            <text:p>599019</text:p>
          </table:table-cell>
          <table:table-cell table:formula="of:=([.N229] = [.O2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6-s227708629c783259.ukp</text:p>
          </table:table-cell>
          <table:table-cell office:value-type="float" office:value="1.8458" calcext:value-type="float">
            <text:p>1.84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20140" calcext:value-type="float">
            <text:p>20140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table:number-columns-repeated="2" office:value-type="float" office:value="676793" calcext:value-type="float">
            <text:p>676793</text:p>
          </table:table-cell>
          <table:table-cell table:formula="of:=([.N230] = [.O2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6-s227708629c880921.ukp</text:p>
          </table:table-cell>
          <table:table-cell office:value-type="float" office:value="1.81093" calcext:value-type="float">
            <text:p>1.8109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22708" calcext:value-type="float">
            <text:p>22708</text:p>
          </table:table-cell>
          <table:table-cell office:value-type="float" office:value="4068" calcext:value-type="float">
            <text:p>4068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table:number-columns-repeated="2" office:value-type="float" office:value="785219" calcext:value-type="float">
            <text:p>785219</text:p>
          </table:table-cell>
          <table:table-cell table:formula="of:=([.N231] = [.O2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4-s721215008c731342.ukp</text:p>
          </table:table-cell>
          <table:table-cell office:value-type="float" office:value="1.80516" calcext:value-type="float">
            <text:p>1.8051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21860" calcext:value-type="float">
            <text:p>21860</text:p>
          </table:table-cell>
          <table:table-cell office:value-type="float" office:value="5732" calcext:value-type="float">
            <text:p>5732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table:number-columns-repeated="2" office:value-type="float" office:value="743140" calcext:value-type="float">
            <text:p>743140</text:p>
          </table:table-cell>
          <table:table-cell table:formula="of:=([.N232] = [.O2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5-s110877071c714179.ukp</text:p>
          </table:table-cell>
          <table:table-cell office:value-type="float" office:value="1.76723" calcext:value-type="float">
            <text:p>1.7672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17864" calcext:value-type="float">
            <text:p>17864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table:number-columns-repeated="2" office:value-type="float" office:value="575765" calcext:value-type="float">
            <text:p>575765</text:p>
          </table:table-cell>
          <table:table-cell table:formula="of:=([.N233] = [.O2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2-s528806317c731451.ukp</text:p>
          </table:table-cell>
          <table:table-cell office:value-type="float" office:value="1.74115" calcext:value-type="float">
            <text:p>1.741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25124" calcext:value-type="float">
            <text:p>2512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table:number-columns-repeated="2" office:value-type="float" office:value="884319" calcext:value-type="float">
            <text:p>884319</text:p>
          </table:table-cell>
          <table:table-cell table:formula="of:=([.N234] = [.O2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0-s827183242c712347.ukp</text:p>
          </table:table-cell>
          <table:table-cell office:value-type="float" office:value="1.72961" calcext:value-type="float">
            <text:p>1.729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18260" calcext:value-type="float">
            <text:p>18260</text:p>
          </table:table-cell>
          <table:table-cell office:value-type="float" office:value="5528" calcext:value-type="float">
            <text:p>5528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table:number-columns-repeated="2" office:value-type="float" office:value="595758" calcext:value-type="float">
            <text:p>595758</text:p>
          </table:table-cell>
          <table:table-cell table:formula="of:=([.N235] = [.O2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7-s177710744c685459.ukp</text:p>
          </table:table-cell>
          <table:table-cell office:value-type="float" office:value="1.71196" calcext:value-type="float">
            <text:p>1.7119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23684" calcext:value-type="float">
            <text:p>23684</text:p>
          </table:table-cell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table:number-columns-repeated="2" office:value-type="float" office:value="822573" calcext:value-type="float">
            <text:p>822573</text:p>
          </table:table-cell>
          <table:table-cell table:formula="of:=([.N236] = [.O2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3-s780179313c847262.ukp</text:p>
          </table:table-cell>
          <table:table-cell office:value-type="float" office:value="1.70368" calcext:value-type="float">
            <text:p>1.7036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23520" calcext:value-type="float">
            <text:p>23520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table:number-columns-repeated="2" office:value-type="float" office:value="813872" calcext:value-type="float">
            <text:p>813872</text:p>
          </table:table-cell>
          <table:table-cell table:formula="of:=([.N237] = [.O2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8-s991580855c676793.ukp</text:p>
          </table:table-cell>
          <table:table-cell office:value-type="float" office:value="1.69925" calcext:value-type="float">
            <text:p>1.6992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25332" calcext:value-type="float">
            <text:p>25332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table:number-columns-repeated="2" office:value-type="float" office:value="889920" calcext:value-type="float">
            <text:p>889920</text:p>
          </table:table-cell>
          <table:table-cell table:formula="of:=([.N238] = [.O2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6-s227708629c855086.ukp</text:p>
          </table:table-cell>
          <table:table-cell office:value-type="float" office:value="1.69529" calcext:value-type="float">
            <text:p>1.695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18224" calcext:value-type="float">
            <text:p>18224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table:number-columns-repeated="2" office:value-type="float" office:value="588624" calcext:value-type="float">
            <text:p>588624</text:p>
          </table:table-cell>
          <table:table-cell table:formula="of:=([.N239] = [.O2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0-s827183242c854573.ukp</text:p>
          </table:table-cell>
          <table:table-cell office:value-type="float" office:value="1.69464" calcext:value-type="float">
            <text:p>1.694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17432" calcext:value-type="float">
            <text:p>17432</text:p>
          </table:table-cell>
          <table:table-cell office:value-type="float" office:value="5556" calcext:value-type="float">
            <text:p>5556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table:number-columns-repeated="2" office:value-type="float" office:value="558792" calcext:value-type="float">
            <text:p>558792</text:p>
          </table:table-cell>
          <table:table-cell table:formula="of:=([.N240] = [.O2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5-s110877071c854260.ukp</text:p>
          </table:table-cell>
          <table:table-cell office:value-type="float" office:value="1.68559" calcext:value-type="float">
            <text:p>1.6855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25120" calcext:value-type="float">
            <text:p>25120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table:number-columns-repeated="2" office:value-type="float" office:value="886947" calcext:value-type="float">
            <text:p>886947</text:p>
          </table:table-cell>
          <table:table-cell table:formula="of:=([.N241] = [.O2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5-s110877071c821634.ukp</text:p>
          </table:table-cell>
          <table:table-cell office:value-type="float" office:value="1.68233" calcext:value-type="float">
            <text:p>1.6823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19200" calcext:value-type="float">
            <text:p>19200</text:p>
          </table:table-cell>
          <table:table-cell office:value-type="float" office:value="7876" calcext:value-type="float">
            <text:p>7876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table:number-columns-repeated="2" office:value-type="float" office:value="605538" calcext:value-type="float">
            <text:p>605538</text:p>
          </table:table-cell>
          <table:table-cell table:formula="of:=([.N242] = [.O2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5-s110877071c842723.ukp</text:p>
          </table:table-cell>
          <table:table-cell office:value-type="float" office:value="1.68196" calcext:value-type="float">
            <text:p>1.6819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22048" calcext:value-type="float">
            <text:p>22048</text:p>
          </table:table-cell>
          <table:table-cell office:value-type="float" office:value="6028" calcext:value-type="float">
            <text:p>6028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table:number-columns-repeated="2" office:value-type="float" office:value="724816" calcext:value-type="float">
            <text:p>724816</text:p>
          </table:table-cell>
          <table:table-cell table:formula="of:=([.N243] = [.O2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4-s721215008c677586.ukp</text:p>
          </table:table-cell>
          <table:table-cell office:value-type="float" office:value="1.66849" calcext:value-type="float">
            <text:p>1.6684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27124" calcext:value-type="float">
            <text:p>27124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table:number-columns-repeated="2" office:value-type="float" office:value="944387" calcext:value-type="float">
            <text:p>944387</text:p>
          </table:table-cell>
          <table:table-cell table:formula="of:=([.N244] = [.O2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8-s991580855c820778.ukp</text:p>
          </table:table-cell>
          <table:table-cell office:value-type="float" office:value="1.64633" calcext:value-type="float">
            <text:p>1.6463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23496" calcext:value-type="float">
            <text:p>23496</text:p>
          </table:table-cell>
          <table:table-cell office:value-type="float" office:value="7816" calcext:value-type="float">
            <text:p>7816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table:number-columns-repeated="2" office:value-type="float" office:value="787410" calcext:value-type="float">
            <text:p>787410</text:p>
          </table:table-cell>
          <table:table-cell table:formula="of:=([.N245] = [.O2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0-s827183242c801096.ukp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17288" calcext:value-type="float">
            <text:p>17288</text:p>
          </table:table-cell>
          <table:table-cell office:value-type="float" office:value="7664" calcext:value-type="float">
            <text:p>7664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table:number-columns-repeated="2" office:value-type="float" office:value="528703" calcext:value-type="float">
            <text:p>528703</text:p>
          </table:table-cell>
          <table:table-cell table:formula="of:=([.N246] = [.O2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8-s991580855c816330.ukp</text:p>
          </table:table-cell>
          <table:table-cell office:value-type="float" office:value="1.62137" calcext:value-type="float">
            <text:p>1.6213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18148" calcext:value-type="float">
            <text:p>18148</text:p>
          </table:table-cell>
          <table:table-cell office:value-type="float" office:value="8032" calcext:value-type="float">
            <text:p>8032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table:number-columns-repeated="2" office:value-type="float" office:value="563354" calcext:value-type="float">
            <text:p>563354</text:p>
          </table:table-cell>
          <table:table-cell table:formula="of:=([.N247] = [.O2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1-s843367405c717370.ukp</text:p>
          </table:table-cell>
          <table:table-cell office:value-type="float" office:value="1.61802" calcext:value-type="float">
            <text:p>1.618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24268" calcext:value-type="float">
            <text:p>24268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table:number-columns-repeated="2" office:value-type="float" office:value="819173" calcext:value-type="float">
            <text:p>819173</text:p>
          </table:table-cell>
          <table:table-cell table:formula="of:=([.N248] = [.O2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9-s126456688c833361.ukp</text:p>
          </table:table-cell>
          <table:table-cell office:value-type="float" office:value="1.61629" calcext:value-type="float">
            <text:p>1.616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24768" calcext:value-type="float">
            <text:p>24768</text:p>
          </table:table-cell>
          <table:table-cell office:value-type="float" office:value="7940" calcext:value-type="float">
            <text:p>7940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table:number-columns-repeated="2" office:value-type="float" office:value="841524" calcext:value-type="float">
            <text:p>841524</text:p>
          </table:table-cell>
          <table:table-cell table:formula="of:=([.N249] = [.O2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2-s528806317c726630.ukp</text:p>
          </table:table-cell>
          <table:table-cell office:value-type="float" office:value="1.61485" calcext:value-type="float">
            <text:p>1.614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27892" calcext:value-type="float">
            <text:p>27892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table:number-columns-repeated="2" office:value-type="float" office:value="972757" calcext:value-type="float">
            <text:p>972757</text:p>
          </table:table-cell>
          <table:table-cell table:formula="of:=([.N250] = [.O2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0-s827183242c735111.ukp</text:p>
          </table:table-cell>
          <table:table-cell office:value-type="float" office:value="1.61301" calcext:value-type="float">
            <text:p>1.6130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27588" calcext:value-type="float">
            <text:p>27588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table:number-columns-repeated="2" office:value-type="float" office:value="963193" calcext:value-type="float">
            <text:p>963193</text:p>
          </table:table-cell>
          <table:table-cell table:formula="of:=([.N251] = [.O2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6-s227708629c720884.ukp</text:p>
          </table:table-cell>
          <table:table-cell office:value-type="float" office:value="1.58838" calcext:value-type="float">
            <text:p>1.5883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table:number-columns-repeated="2" office:value-type="float" office:value="651303" calcext:value-type="float">
            <text:p>651303</text:p>
          </table:table-cell>
          <table:table-cell table:formula="of:=([.N252] = [.O2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8-s991580855c677631.ukp</text:p>
          </table:table-cell>
          <table:table-cell office:value-type="float" office:value="1.5883" calcext:value-type="float">
            <text:p>1.58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22412" calcext:value-type="float">
            <text:p>22412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table:number-columns-repeated="2" office:value-type="float" office:value="753086" calcext:value-type="float">
            <text:p>753086</text:p>
          </table:table-cell>
          <table:table-cell table:formula="of:=([.N253] = [.O2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7-s177710744c786597.ukp</text:p>
          </table:table-cell>
          <table:table-cell office:value-type="float" office:value="1.57013" calcext:value-type="float">
            <text:p>1.5701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office:value-type="float" office:value="17252" calcext:value-type="float">
            <text:p>17252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table:number-columns-repeated="2" office:value-type="float" office:value="529796" calcext:value-type="float">
            <text:p>529796</text:p>
          </table:table-cell>
          <table:table-cell table:formula="of:=([.N254] = [.O2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9-s126456688c764660.ukp</text:p>
          </table:table-cell>
          <table:table-cell office:value-type="float" office:value="1.55522" calcext:value-type="float">
            <text:p>1.5552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26944" calcext:value-type="float">
            <text:p>26944</text:p>
          </table:table-cell>
          <table:table-cell office:value-type="float" office:value="7008" calcext:value-type="float">
            <text:p>7008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table:number-columns-repeated="2" office:value-type="float" office:value="942575" calcext:value-type="float">
            <text:p>942575</text:p>
          </table:table-cell>
          <table:table-cell table:formula="of:=([.N255] = [.O2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1-s843367405c638572.ukp</text:p>
          </table:table-cell>
          <table:table-cell office:value-type="float" office:value="1.54386" calcext:value-type="float">
            <text:p>1.543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25720" calcext:value-type="float">
            <text:p>25720</text:p>
          </table:table-cell>
          <table:table-cell office:value-type="float" office:value="5784" calcext:value-type="float">
            <text:p>5784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table:number-columns-repeated="2" office:value-type="float" office:value="887601" calcext:value-type="float">
            <text:p>887601</text:p>
          </table:table-cell>
          <table:table-cell table:formula="of:=([.N256] = [.O2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4-s721215008c779730.ukp</text:p>
          </table:table-cell>
          <table:table-cell office:value-type="float" office:value="1.53364" calcext:value-type="float">
            <text:p>1.5336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20516" calcext:value-type="float">
            <text:p>20516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table:number-columns-repeated="2" office:value-type="float" office:value="674339" calcext:value-type="float">
            <text:p>674339</text:p>
          </table:table-cell>
          <table:table-cell table:formula="of:=([.N257] = [.O2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3-s780179313c767623.ukp</text:p>
          </table:table-cell>
          <table:table-cell office:value-type="float" office:value="1.50039" calcext:value-type="float">
            <text:p>1.5003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office:value-type="float" office:value="28068" calcext:value-type="float">
            <text:p>28068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table:number-columns-repeated="2" office:value-type="float" office:value="982865" calcext:value-type="float">
            <text:p>982865</text:p>
          </table:table-cell>
          <table:table-cell table:formula="of:=([.N258] = [.O2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5-s110877071c663957.ukp</text:p>
          </table:table-cell>
          <table:table-cell office:value-type="float" office:value="1.49857" calcext:value-type="float">
            <text:p>1.498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25500" calcext:value-type="float">
            <text:p>25500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table:number-columns-repeated="2" office:value-type="float" office:value="872546" calcext:value-type="float">
            <text:p>872546</text:p>
          </table:table-cell>
          <table:table-cell table:formula="of:=([.N259] = [.O2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2-s528806317c763127.ukp</text:p>
          </table:table-cell>
          <table:table-cell office:value-type="float" office:value="1.49528" calcext:value-type="float">
            <text:p>1.4952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office:value-type="float" office:value="22608" calcext:value-type="float">
            <text:p>22608</text:p>
          </table:table-cell>
          <table:table-cell office:value-type="float" office:value="5112" calcext:value-type="float">
            <text:p>5112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table:number-columns-repeated="2" office:value-type="float" office:value="756481" calcext:value-type="float">
            <text:p>756481</text:p>
          </table:table-cell>
          <table:table-cell table:formula="of:=([.N260] = [.O2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3-s780179313c639862.ukp</text:p>
          </table:table-cell>
          <table:table-cell office:value-type="float" office:value="1.49324" calcext:value-type="float">
            <text:p>1.493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25212" calcext:value-type="float">
            <text:p>25212</text:p>
          </table:table-cell>
          <table:table-cell office:value-type="float" office:value="5220" calcext:value-type="float">
            <text:p>5220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table:number-columns-repeated="2" office:value-type="float" office:value="864427" calcext:value-type="float">
            <text:p>864427</text:p>
          </table:table-cell>
          <table:table-cell table:formula="of:=([.N261] = [.O2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6-s227708629c602464.ukp</text:p>
          </table:table-cell>
          <table:table-cell office:value-type="float" office:value="1.49293" calcext:value-type="float">
            <text:p>1.4929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28048" calcext:value-type="float">
            <text:p>28048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table:number-columns-repeated="2" office:value-type="float" office:value="988488" calcext:value-type="float">
            <text:p>988488</text:p>
          </table:table-cell>
          <table:table-cell table:formula="of:=([.N262] = [.O2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4-s721215008c751902.ukp</text:p>
          </table:table-cell>
          <table:table-cell office:value-type="float" office:value="1.4882" calcext:value-type="float">
            <text:p>1.488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19840" calcext:value-type="float">
            <text:p>19840</text:p>
          </table:table-cell>
          <table:table-cell office:value-type="float" office:value="4132" calcext:value-type="float">
            <text:p>4132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table:number-columns-repeated="2" office:value-type="float" office:value="643267" calcext:value-type="float">
            <text:p>643267</text:p>
          </table:table-cell>
          <table:table-cell table:formula="of:=([.N263] = [.O2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0-s827183242c755190.ukp</text:p>
          </table:table-cell>
          <table:table-cell office:value-type="float" office:value="1.48112" calcext:value-type="float">
            <text:p>1.4811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22908" calcext:value-type="float">
            <text:p>22908</text:p>
          </table:table-cell>
          <table:table-cell office:value-type="float" office:value="4212" calcext:value-type="float">
            <text:p>4212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table:number-columns-repeated="2" office:value-type="float" office:value="763127" calcext:value-type="float">
            <text:p>763127</text:p>
          </table:table-cell>
          <table:table-cell table:formula="of:=([.N264] = [.O2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8-s991580855c775538.ukp</text:p>
          </table:table-cell>
          <table:table-cell office:value-type="float" office:value="1.47731" calcext:value-type="float">
            <text:p>1.4773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office:value-type="float" office:value="1.48" calcext:value-type="float">
            <text:p>1.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office:value-type="float" office:value="21084" calcext:value-type="float">
            <text:p>21084</text:p>
          </table:table-cell>
          <table:table-cell office:value-type="float" office:value="5316" calcext:value-type="float">
            <text:p>5316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table:number-columns-repeated="2" office:value-type="float" office:value="690312" calcext:value-type="float">
            <text:p>690312</text:p>
          </table:table-cell>
          <table:table-cell table:formula="of:=([.N265] = [.O2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1-s843367405c625437.ukp</text:p>
          </table:table-cell>
          <table:table-cell office:value-type="float" office:value="1.45786" calcext:value-type="float">
            <text:p>1.457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23184" calcext:value-type="float">
            <text:p>23184</text:p>
          </table:table-cell>
          <table:table-cell office:value-type="float" office:value="4152" calcext:value-type="float">
            <text:p>4152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table:number-columns-repeated="2" office:value-type="float" office:value="779730" calcext:value-type="float">
            <text:p>779730</text:p>
          </table:table-cell>
          <table:table-cell table:formula="of:=([.N266] = [.O2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8-s991580855c733977.ukp</text:p>
          </table:table-cell>
          <table:table-cell office:value-type="float" office:value="1.44937" calcext:value-type="float">
            <text:p>1.4493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25008" calcext:value-type="float">
            <text:p>25008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table:number-columns-repeated="2" office:value-type="float" office:value="854260" calcext:value-type="float">
            <text:p>854260</text:p>
          </table:table-cell>
          <table:table-cell table:formula="of:=([.N267] = [.O2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7-s177710744c599019.ukp</text:p>
          </table:table-cell>
          <table:table-cell office:value-type="float" office:value="1.44489" calcext:value-type="float">
            <text:p>1.444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18108" calcext:value-type="float">
            <text:p>18108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table:number-columns-repeated="2" office:value-type="float" office:value="564050" calcext:value-type="float">
            <text:p>564050</text:p>
          </table:table-cell>
          <table:table-cell table:formula="of:=([.N268] = [.O2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1-s843367405c726618.ukp</text:p>
          </table:table-cell>
          <table:table-cell office:value-type="float" office:value="1.4138" calcext:value-type="float">
            <text:p>1.413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office:value-type="float" office:value="20104" calcext:value-type="float">
            <text:p>20104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table:number-columns-repeated="2" office:value-type="float" office:value="646245" calcext:value-type="float">
            <text:p>646245</text:p>
          </table:table-cell>
          <table:table-cell table:formula="of:=([.N269] = [.O2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3-s780179313c724146.ukp</text:p>
          </table:table-cell>
          <table:table-cell office:value-type="float" office:value="1.39399" calcext:value-type="float">
            <text:p>1.3939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22060" calcext:value-type="float">
            <text:p>22060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table:number-columns-repeated="2" office:value-type="float" office:value="733977" calcext:value-type="float">
            <text:p>733977</text:p>
          </table:table-cell>
          <table:table-cell table:formula="of:=([.N270] = [.O2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7-s177710744c584112.ukp</text:p>
          </table:table-cell>
          <table:table-cell office:value-type="float" office:value="1.37402" calcext:value-type="float">
            <text:p>1.374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21644" calcext:value-type="float">
            <text:p>21644</text:p>
          </table:table-cell>
          <table:table-cell office:value-type="float" office:value="5176" calcext:value-type="float">
            <text:p>5176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table:number-columns-repeated="2" office:value-type="float" office:value="711726" calcext:value-type="float">
            <text:p>711726</text:p>
          </table:table-cell>
          <table:table-cell table:formula="of:=([.N271] = [.O2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9-s126456688c711726.ukp</text:p>
          </table:table-cell>
          <table:table-cell office:value-type="float" office:value="1.36582" calcext:value-type="float">
            <text:p>1.365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office:value-type="float" office:value="17276" calcext:value-type="float">
            <text:p>17276</text:p>
          </table:table-cell>
          <table:table-cell office:value-type="float" office:value="7260" calcext:value-type="float">
            <text:p>7260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table:number-columns-repeated="2" office:value-type="float" office:value="519941" calcext:value-type="float">
            <text:p>519941</text:p>
          </table:table-cell>
          <table:table-cell table:formula="of:=([.N272] = [.O2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7-s177710744c718599.ukp</text:p>
          </table:table-cell>
          <table:table-cell office:value-type="float" office:value="1.35346" calcext:value-type="float">
            <text:p>1.3534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1.36" calcext:value-type="float">
            <text:p>1.3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27988" calcext:value-type="float">
            <text:p>27988</text:p>
          </table:table-cell>
          <table:table-cell office:value-type="float" office:value="7464" calcext:value-type="float">
            <text:p>7464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table:number-columns-repeated="2" office:value-type="float" office:value="977278" calcext:value-type="float">
            <text:p>977278</text:p>
          </table:table-cell>
          <table:table-cell table:formula="of:=([.N273] = [.O2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9-s126456688c574685.ukp</text:p>
          </table:table-cell>
          <table:table-cell office:value-type="float" office:value="1.33921" calcext:value-type="float">
            <text:p>1.339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office:value-type="float" office:value="22488" calcext:value-type="float">
            <text:p>22488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table:number-columns-repeated="2" office:value-type="float" office:value="747924" calcext:value-type="float">
            <text:p>747924</text:p>
          </table:table-cell>
          <table:table-cell table:formula="of:=([.N274] = [.O2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2000-5-s110877071c569112.ukp</text:p>
          </table:table-cell>
          <table:table-cell office:value-type="float" office:value="1.32481" calcext:value-type="float">
            <text:p>1.3248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office:value-type="float" office:value="22332" calcext:value-type="float">
            <text:p>22332</text:p>
          </table:table-cell>
          <table:table-cell office:value-type="float" office:value="5664" calcext:value-type="float">
            <text:p>5664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table:number-columns-repeated="2" office:value-type="float" office:value="736513" calcext:value-type="float">
            <text:p>736513</text:p>
          </table:table-cell>
          <table:table-cell table:formula="of:=([.N275] = [.O2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3-s780179313c690312.ukp</text:p>
          </table:table-cell>
          <table:table-cell office:value-type="float" office:value="1.30654" calcext:value-type="float">
            <text:p>1.3065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28392" calcext:value-type="float">
            <text:p>28392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table:number-columns-repeated="2" office:value-type="float" office:value="993639" calcext:value-type="float">
            <text:p>993639</text:p>
          </table:table-cell>
          <table:table-cell table:formula="of:=([.N276] = [.O2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1-s843367405c677154.ukp</text:p>
          </table:table-cell>
          <table:table-cell office:value-type="float" office:value="1.30645" calcext:value-type="float">
            <text:p>1.306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office:value-type="float" office:value="19008" calcext:value-type="float">
            <text:p>19008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table:number-columns-repeated="2" office:value-type="float" office:value="593661" calcext:value-type="float">
            <text:p>593661</text:p>
          </table:table-cell>
          <table:table-cell table:formula="of:=([.N277] = [.O2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4-s721215008c680270.ukp</text:p>
          </table:table-cell>
          <table:table-cell office:value-type="float" office:value="1.30585" calcext:value-type="float">
            <text:p>1.305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office:value-type="float" office:value="18064" calcext:value-type="float">
            <text:p>18064</text:p>
          </table:table-cell>
          <table:table-cell office:value-type="float" office:value="7340" calcext:value-type="float">
            <text:p>7340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table:number-columns-repeated="2" office:value-type="float" office:value="554798" calcext:value-type="float">
            <text:p>554798</text:p>
          </table:table-cell>
          <table:table-cell table:formula="of:=([.N278] = [.O2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8-s991580855c603735.ukp</text:p>
          </table:table-cell>
          <table:table-cell office:value-type="float" office:value="1.30536" calcext:value-type="float">
            <text:p>1.305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office:value-type="float" office:value="23604" calcext:value-type="float">
            <text:p>23604</text:p>
          </table:table-cell>
          <table:table-cell office:value-type="float" office:value="5804" calcext:value-type="float">
            <text:p>5804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table:number-columns-repeated="2" office:value-type="float" office:value="794863" calcext:value-type="float">
            <text:p>794863</text:p>
          </table:table-cell>
          <table:table-cell table:formula="of:=([.N279] = [.O2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2000-0-s827183242c555456.ukp</text:p>
          </table:table-cell>
          <table:table-cell office:value-type="float" office:value="1.29758" calcext:value-type="float">
            <text:p>1.2975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28056" calcext:value-type="float">
            <text:p>28056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table:number-columns-repeated="2" office:value-type="float" office:value="979726" calcext:value-type="float">
            <text:p>979726</text:p>
          </table:table-cell>
          <table:table-cell table:formula="of:=([.N280] = [.O2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1-s843367405c674749.ukp</text:p>
          </table:table-cell>
          <table:table-cell office:value-type="float" office:value="1.29035" calcext:value-type="float">
            <text:p>1.2903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office:value-type="float" office:value="23888" calcext:value-type="float">
            <text:p>23888</text:p>
          </table:table-cell>
          <table:table-cell office:value-type="float" office:value="5660" calcext:value-type="float">
            <text:p>5660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table:number-columns-repeated="2" office:value-type="float" office:value="799946" calcext:value-type="float">
            <text:p>799946</text:p>
          </table:table-cell>
          <table:table-cell table:formula="of:=([.N281] = [.O2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2-s528806317c546247.ukp</text:p>
          </table:table-cell>
          <table:table-cell office:value-type="float" office:value="1.26812" calcext:value-type="float">
            <text:p>1.268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21732" calcext:value-type="float">
            <text:p>21732</text:p>
          </table:table-cell>
          <table:table-cell office:value-type="float" office:value="7828" calcext:value-type="float">
            <text:p>7828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table:number-columns-repeated="2" office:value-type="float" office:value="746133" calcext:value-type="float">
            <text:p>746133</text:p>
          </table:table-cell>
          <table:table-cell table:formula="of:=([.N282] = [.O2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2000-7-s177710744c571410.ukp</text:p>
          </table:table-cell>
          <table:table-cell office:value-type="float" office:value="1.25403" calcext:value-type="float">
            <text:p>1.2540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22136" calcext:value-type="float">
            <text:p>22136</text:p>
          </table:table-cell>
          <table:table-cell office:value-type="float" office:value="7296" calcext:value-type="float">
            <text:p>7296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table:number-columns-repeated="2" office:value-type="float" office:value="761697" calcext:value-type="float">
            <text:p>761697</text:p>
          </table:table-cell>
          <table:table-cell table:formula="of:=([.N283] = [.O2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3-s780179313c589775.ukp</text:p>
          </table:table-cell>
          <table:table-cell office:value-type="float" office:value="1.24887" calcext:value-type="float">
            <text:p>1.2488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20952" calcext:value-type="float">
            <text:p>20952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table:number-columns-repeated="2" office:value-type="float" office:value="712339" calcext:value-type="float">
            <text:p>712339</text:p>
          </table:table-cell>
          <table:table-cell table:formula="of:=([.N284] = [.O2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6-s227708629c648684.ukp</text:p>
          </table:table-cell>
          <table:table-cell office:value-type="float" office:value="1.24613" calcext:value-type="float">
            <text:p>1.2461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24560" calcext:value-type="float">
            <text:p>24560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table:number-columns-repeated="2" office:value-type="float" office:value="864487" calcext:value-type="float">
            <text:p>864487</text:p>
          </table:table-cell>
          <table:table-cell table:formula="of:=([.N285] = [.O2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1-s843367405c643267.ukp</text:p>
          </table:table-cell>
          <table:table-cell office:value-type="float" office:value="1.19764" calcext:value-type="float">
            <text:p>1.1976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21976" calcext:value-type="float">
            <text:p>21976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table:number-columns-repeated="2" office:value-type="float" office:value="755951" calcext:value-type="float">
            <text:p>755951</text:p>
          </table:table-cell>
          <table:table-cell table:formula="of:=([.N286] = [.O2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7-s177710744c646245.ukp</text:p>
          </table:table-cell>
          <table:table-cell office:value-type="float" office:value="1.19274" calcext:value-type="float">
            <text:p>1.192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16656" calcext:value-type="float">
            <text:p>16656</text:p>
          </table:table-cell>
          <table:table-cell office:value-type="float" office:value="7300" calcext:value-type="float">
            <text:p>7300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table:number-columns-repeated="2" office:value-type="float" office:value="530892" calcext:value-type="float">
            <text:p>530892</text:p>
          </table:table-cell>
          <table:table-cell table:formula="of:=([.N287] = [.O2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2000-7-s177710744c553979.ukp</text:p>
          </table:table-cell>
          <table:table-cell office:value-type="float" office:value="1.1859" calcext:value-type="float">
            <text:p>1.185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office:value-type="float" office:value="1.19" calcext:value-type="float">
            <text:p>1.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24844" calcext:value-type="float">
            <text:p>24844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table:number-columns-repeated="2" office:value-type="float" office:value="876351" calcext:value-type="float">
            <text:p>876351</text:p>
          </table:table-cell>
          <table:table-cell table:formula="of:=([.N288] = [.O2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2000-3-s780179313c510614.ukp</text:p>
          </table:table-cell>
          <table:table-cell office:value-type="float" office:value="1.18372" calcext:value-type="float">
            <text:p>1.183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27328" calcext:value-type="float">
            <text:p>27328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table:number-columns-repeated="2" office:value-type="float" office:value="983140" calcext:value-type="float">
            <text:p>983140</text:p>
          </table:table-cell>
          <table:table-cell table:formula="of:=([.N289] = [.O2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2000-2-s528806317c623571.ukp</text:p>
          </table:table-cell>
          <table:table-cell office:value-type="float" office:value="1.1818" calcext:value-type="float">
            <text:p>1.18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16128" calcext:value-type="float">
            <text:p>16128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table:number-columns-repeated="2" office:value-type="float" office:value="506357" calcext:value-type="float">
            <text:p>506357</text:p>
          </table:table-cell>
          <table:table-cell table:formula="of:=([.N290] = [.O2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8-s991580855c621922.ukp</text:p>
          </table:table-cell>
          <table:table-cell office:value-type="float" office:value="1.16432" calcext:value-type="float">
            <text:p>1.1643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17672" calcext:value-type="float">
            <text:p>17672</text:p>
          </table:table-cell>
          <table:table-cell office:value-type="float" office:value="7284" calcext:value-type="float">
            <text:p>7284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table:number-columns-repeated="2" office:value-type="float" office:value="572196" calcext:value-type="float">
            <text:p>572196</text:p>
          </table:table-cell>
          <table:table-cell table:formula="of:=([.N291] = [.O2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2-s528806317c620605.ukp</text:p>
          </table:table-cell>
          <table:table-cell office:value-type="float" office:value="1.14181" calcext:value-type="float">
            <text:p>1.1418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office:value-type="float" office:value="16232" calcext:value-type="float">
            <text:p>16232</text:p>
          </table:table-cell>
          <table:table-cell office:value-type="float" office:value="3852" calcext:value-type="float">
            <text:p>3852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table:number-columns-repeated="2" office:value-type="float" office:value="519371" calcext:value-type="float">
            <text:p>519371</text:p>
          </table:table-cell>
          <table:table-cell table:formula="of:=([.N292] = [.O2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6-s227708629c997370.ukp</text:p>
          </table:table-cell>
          <table:table-cell office:value-type="float" office:value="1.10165" calcext:value-type="float">
            <text:p>1.101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office:value-type="float" office:value="17016" calcext:value-type="float">
            <text:p>17016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table:number-columns-repeated="2" office:value-type="float" office:value="552572" calcext:value-type="float">
            <text:p>552572</text:p>
          </table:table-cell>
          <table:table-cell table:formula="of:=([.N293] = [.O2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1-s843367405c605138.ukp</text:p>
          </table:table-cell>
          <table:table-cell office:value-type="float" office:value="1.08611" calcext:value-type="float">
            <text:p>1.0861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office:value-type="float" office:value="1.09" calcext:value-type="float">
            <text:p>1.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office:value-type="float" office:value="19808" calcext:value-type="float">
            <text:p>19808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table:number-columns-repeated="2" office:value-type="float" office:value="669699" calcext:value-type="float">
            <text:p>669699</text:p>
          </table:table-cell>
          <table:table-cell table:formula="of:=([.N294] = [.O2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9-s126456688c990447.ukp</text:p>
          </table:table-cell>
          <table:table-cell office:value-type="float" office:value="1.08535" calcext:value-type="float">
            <text:p>1.0853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21676" calcext:value-type="float">
            <text:p>21676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table:number-columns-repeated="2" office:value-type="float" office:value="743993" calcext:value-type="float">
            <text:p>743993</text:p>
          </table:table-cell>
          <table:table-cell table:formula="of:=([.N295] = [.O2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5-s110877071c577917.ukp</text:p>
          </table:table-cell>
          <table:table-cell office:value-type="float" office:value="1.06888" calcext:value-type="float">
            <text:p>1.0688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office:value-type="float" office:value="16864" calcext:value-type="float">
            <text:p>16864</text:p>
          </table:table-cell>
          <table:table-cell office:value-type="float" office:value="5036" calcext:value-type="float">
            <text:p>5036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table:number-columns-repeated="2" office:value-type="float" office:value="538155" calcext:value-type="float">
            <text:p>538155</text:p>
          </table:table-cell>
          <table:table-cell table:formula="of:=([.N296] = [.O2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7-s177710744c961618.ukp</text:p>
          </table:table-cell>
          <table:table-cell office:value-type="float" office:value="1.05946" calcext:value-type="float">
            <text:p>1.059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office:value-type="float" office:value="16284" calcext:value-type="float">
            <text:p>16284</text:p>
          </table:table-cell>
          <table:table-cell office:value-type="float" office:value="4808" calcext:value-type="float">
            <text:p>4808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table:number-columns-repeated="2" office:value-type="float" office:value="524234" calcext:value-type="float">
            <text:p>524234</text:p>
          </table:table-cell>
          <table:table-cell table:formula="of:=([.N297] = [.O2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2000-6-s227708629c564050.ukp</text:p>
          </table:table-cell>
          <table:table-cell office:value-type="float" office:value="1.02584" calcext:value-type="float">
            <text:p>1.025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21160" calcext:value-type="float">
            <text:p>21160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table:number-columns-repeated="2" office:value-type="float" office:value="724917" calcext:value-type="float">
            <text:p>724917</text:p>
          </table:table-cell>
          <table:table-cell table:formula="of:=([.N298] = [.O2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9-s126456688c935549.ukp</text:p>
          </table:table-cell>
          <table:table-cell office:value-type="float" office:value="1.02563" calcext:value-type="float">
            <text:p>1.0256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25204" calcext:value-type="float">
            <text:p>25204</text:p>
          </table:table-cell>
          <table:table-cell office:value-type="float" office:value="6832" calcext:value-type="float">
            <text:p>6832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table:number-columns-repeated="2" office:value-type="float" office:value="905112" calcext:value-type="float">
            <text:p>905112</text:p>
          </table:table-cell>
          <table:table-cell table:formula="of:=([.N299] = [.O2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7-s177710744c921854.ukp</text:p>
          </table:table-cell>
          <table:table-cell office:value-type="float" office:value="1.01877" calcext:value-type="float">
            <text:p>1.018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21648" calcext:value-type="float">
            <text:p>21648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table:number-columns-repeated="2" office:value-type="float" office:value="746908" calcext:value-type="float">
            <text:p>746908</text:p>
          </table:table-cell>
          <table:table-cell table:formula="of:=([.N300] = [.O3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6-s227708629c580821.ukp</text:p>
          </table:table-cell>
          <table:table-cell office:value-type="float" office:value="1.01661" calcext:value-type="float">
            <text:p>1.016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office:value-type="float" office:value="21208" calcext:value-type="float">
            <text:p>21208</text:p>
          </table:table-cell>
          <table:table-cell office:value-type="float" office:value="5220" calcext:value-type="float">
            <text:p>5220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table:number-columns-repeated="2" office:value-type="float" office:value="725997" calcext:value-type="float">
            <text:p>725997</text:p>
          </table:table-cell>
          <table:table-cell table:formula="of:=([.N301] = [.O3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4-s721215008c919878.ukp</text:p>
          </table:table-cell>
          <table:table-cell office:value-type="float" office:value="1.0097" calcext:value-type="float">
            <text:p>1.009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24220" calcext:value-type="float">
            <text:p>24220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table:number-columns-repeated="2" office:value-type="float" office:value="854861" calcext:value-type="float">
            <text:p>854861</text:p>
          </table:table-cell>
          <table:table-cell table:formula="of:=([.N302] = [.O3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2-s528806317c938252.ukp</text:p>
          </table:table-cell>
          <table:table-cell office:value-type="float" office:value="0.990078" calcext:value-type="float">
            <text:p>0.99007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24944" calcext:value-type="float">
            <text:p>24944</text:p>
          </table:table-cell>
          <table:table-cell office:value-type="float" office:value="6024" calcext:value-type="float">
            <text:p>6024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table:number-columns-repeated="2" office:value-type="float" office:value="887154" calcext:value-type="float">
            <text:p>887154</text:p>
          </table:table-cell>
          <table:table-cell table:formula="of:=([.N303] = [.O3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5-s110877071c904309.ukp</text:p>
          </table:table-cell>
          <table:table-cell office:value-type="float" office:value="0.980783" calcext:value-type="float">
            <text:p>0.98078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16920" calcext:value-type="float">
            <text:p>16920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table:number-columns-repeated="2" office:value-type="float" office:value="546247" calcext:value-type="float">
            <text:p>546247</text:p>
          </table:table-cell>
          <table:table-cell table:formula="of:=([.N304] = [.O3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3-s780179313c898184.ukp</text:p>
          </table:table-cell>
          <table:table-cell office:value-type="float" office:value="0.97446" calcext:value-type="float">
            <text:p>0.974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19080" calcext:value-type="float">
            <text:p>1908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table:number-columns-repeated="2" office:value-type="float" office:value="639862" calcext:value-type="float">
            <text:p>639862</text:p>
          </table:table-cell>
          <table:table-cell table:formula="of:=([.N305] = [.O3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4-s721215008c538044.ukp</text:p>
          </table:table-cell>
          <table:table-cell office:value-type="float" office:value="0.970536" calcext:value-type="float">
            <text:p>0.9705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27260" calcext:value-type="float">
            <text:p>27260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table:number-columns-repeated="2" office:value-type="float" office:value="980510" calcext:value-type="float">
            <text:p>980510</text:p>
          </table:table-cell>
          <table:table-cell table:formula="of:=([.N306] = [.O3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6-s227708629c982865.ukp</text:p>
          </table:table-cell>
          <table:table-cell office:value-type="float" office:value="0.968968" calcext:value-type="float">
            <text:p>0.9689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19612" calcext:value-type="float">
            <text:p>19612</text:p>
          </table:table-cell>
          <table:table-cell office:value-type="float" office:value="4428" calcext:value-type="float">
            <text:p>4428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table:number-columns-repeated="2" office:value-type="float" office:value="663957" calcext:value-type="float">
            <text:p>663957</text:p>
          </table:table-cell>
          <table:table-cell table:formula="of:=([.N307] = [.O3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7-s177710744c905112.ukp</text:p>
          </table:table-cell>
          <table:table-cell office:value-type="float" office:value="0.961411" calcext:value-type="float">
            <text:p>0.9614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22360" calcext:value-type="float">
            <text:p>22360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table:number-columns-repeated="2" office:value-type="float" office:value="783259" calcext:value-type="float">
            <text:p>783259</text:p>
          </table:table-cell>
          <table:table-cell table:formula="of:=([.N308] = [.O3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2000-9-s126456688c522084.ukp</text:p>
          </table:table-cell>
          <table:table-cell office:value-type="float" office:value="0.951544" calcext:value-type="float">
            <text:p>0.9515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17588" calcext:value-type="float">
            <text:p>17588</text:p>
          </table:table-cell>
          <table:table-cell office:value-type="float" office:value="4248" calcext:value-type="float">
            <text:p>4248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table:number-columns-repeated="2" office:value-type="float" office:value="571410" calcext:value-type="float">
            <text:p>571410</text:p>
          </table:table-cell>
          <table:table-cell table:formula="of:=([.N309] = [.O3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3-s780179313c947405.ukp</text:p>
          </table:table-cell>
          <table:table-cell office:value-type="float" office:value="0.946895" calcext:value-type="float">
            <text:p>0.9468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20124" calcext:value-type="float">
            <text:p>20124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table:number-columns-repeated="2" office:value-type="float" office:value="677631" calcext:value-type="float">
            <text:p>677631</text:p>
          </table:table-cell>
          <table:table-cell table:formula="of:=([.N310] = [.O3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1-s843367405c974920.ukp</text:p>
          </table:table-cell>
          <table:table-cell office:value-type="float" office:value="0.944198" calcext:value-type="float">
            <text:p>0.94419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25952" calcext:value-type="float">
            <text:p>25952</text:p>
          </table:table-cell>
          <table:table-cell office:value-type="float" office:value="7048" calcext:value-type="float">
            <text:p>7048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table:number-columns-repeated="2" office:value-type="float" office:value="925301" calcext:value-type="float">
            <text:p>925301</text:p>
          </table:table-cell>
          <table:table-cell table:formula="of:=([.N311] = [.O3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7-s177710744c516153.ukp</text:p>
          </table:table-cell>
          <table:table-cell office:value-type="float" office:value="0.943053" calcext:value-type="float">
            <text:p>0.94305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office:value-type="float" office:value="25164" calcext:value-type="float">
            <text:p>25164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table:number-columns-repeated="2" office:value-type="float" office:value="885889" calcext:value-type="float">
            <text:p>885889</text:p>
          </table:table-cell>
          <table:table-cell table:formula="of:=([.N312] = [.O3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8-s991580855c964354.ukp</text:p>
          </table:table-cell>
          <table:table-cell office:value-type="float" office:value="0.932583" calcext:value-type="float">
            <text:p>0.9325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25712" calcext:value-type="float">
            <text:p>25712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table:number-columns-repeated="2" office:value-type="float" office:value="913433" calcext:value-type="float">
            <text:p>913433</text:p>
          </table:table-cell>
          <table:table-cell table:formula="of:=([.N313] = [.O3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5-s110877071c920920.ukp</text:p>
          </table:table-cell>
          <table:table-cell office:value-type="float" office:value="0.929216" calcext:value-type="float">
            <text:p>0.92921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office:value-type="float" office:value="22200" calcext:value-type="float">
            <text:p>22200</text:p>
          </table:table-cell>
          <table:table-cell office:value-type="float" office:value="5732" calcext:value-type="float">
            <text:p>5732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table:number-columns-repeated="2" office:value-type="float" office:value="766032" calcext:value-type="float">
            <text:p>766032</text:p>
          </table:table-cell>
          <table:table-cell table:formula="of:=([.N314] = [.O3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3-s780179313c900235.ukp</text:p>
          </table:table-cell>
          <table:table-cell office:value-type="float" office:value="0.928963" calcext:value-type="float">
            <text:p>0.92896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office:value-type="float" office:value="16680" calcext:value-type="float">
            <text:p>16680</text:p>
          </table:table-cell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table:number-columns-repeated="2" office:value-type="float" office:value="532726" calcext:value-type="float">
            <text:p>532726</text:p>
          </table:table-cell>
          <table:table-cell table:formula="of:=([.N315] = [.O3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3-s780179313c947511.ukp</text:p>
          </table:table-cell>
          <table:table-cell office:value-type="float" office:value="0.92659" calcext:value-type="float">
            <text:p>0.9265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office:value-type="float" office:value="24912" calcext:value-type="float">
            <text:p>24912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table:number-columns-repeated="2" office:value-type="float" office:value="878193" calcext:value-type="float">
            <text:p>878193</text:p>
          </table:table-cell>
          <table:table-cell table:formula="of:=([.N316] = [.O3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2-s528806317c930355.ukp</text:p>
          </table:table-cell>
          <table:table-cell office:value-type="float" office:value="0.926168" calcext:value-type="float">
            <text:p>0.92616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office:value-type="float" office:value="16640" calcext:value-type="float">
            <text:p>16640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table:number-columns-repeated="2" office:value-type="float" office:value="525668" calcext:value-type="float">
            <text:p>525668</text:p>
          </table:table-cell>
          <table:table-cell table:formula="of:=([.N317] = [.O3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0-s827183242c934712.ukp</text:p>
          </table:table-cell>
          <table:table-cell office:value-type="float" office:value="0.924611" calcext:value-type="float">
            <text:p>0.92461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office:value-type="float" office:value="23728" calcext:value-type="float">
            <text:p>23728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table:number-columns-repeated="2" office:value-type="float" office:value="829407" calcext:value-type="float">
            <text:p>829407</text:p>
          </table:table-cell>
          <table:table-cell table:formula="of:=([.N318] = [.O3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2000-0-s827183242c514909.ukp</text:p>
          </table:table-cell>
          <table:table-cell office:value-type="float" office:value="0.916661" calcext:value-type="float">
            <text:p>0.9166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office:value-type="float" office:value="24652" calcext:value-type="float">
            <text:p>24652</text:p>
          </table:table-cell>
          <table:table-cell office:value-type="float" office:value="7160" calcext:value-type="float">
            <text:p>7160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table:number-columns-repeated="2" office:value-type="float" office:value="867650" calcext:value-type="float">
            <text:p>867650</text:p>
          </table:table-cell>
          <table:table-cell table:formula="of:=([.N319] = [.O3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3-s780179313c942575.ukp</text:p>
          </table:table-cell>
          <table:table-cell office:value-type="float" office:value="0.910193" calcext:value-type="float">
            <text:p>0.9101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office:value-type="float" office:value="22616" calcext:value-type="float">
            <text:p>22616</text:p>
          </table:table-cell>
          <table:table-cell office:value-type="float" office:value="5804" calcext:value-type="float">
            <text:p>5804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table:number-columns-repeated="2" office:value-type="float" office:value="784023" calcext:value-type="float">
            <text:p>784023</text:p>
          </table:table-cell>
          <table:table-cell table:formula="of:=([.N320] = [.O3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0-s827183242c913363.ukp</text:p>
          </table:table-cell>
          <table:table-cell office:value-type="float" office:value="0.906692" calcext:value-type="float">
            <text:p>0.90669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office:value-type="float" office:value="21584" calcext:value-type="float">
            <text:p>21584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table:number-columns-repeated="2" office:value-type="float" office:value="734476" calcext:value-type="float">
            <text:p>734476</text:p>
          </table:table-cell>
          <table:table-cell table:formula="of:=([.N321] = [.O3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2000-5-s110877071c528906.ukp</text:p>
          </table:table-cell>
          <table:table-cell office:value-type="float" office:value="0.899182" calcext:value-type="float">
            <text:p>0.89918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27808" calcext:value-type="float">
            <text:p>27808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table:number-columns-repeated="2" office:value-type="float" office:value="967660" calcext:value-type="float">
            <text:p>967660</text:p>
          </table:table-cell>
          <table:table-cell table:formula="of:=([.N322] = [.O3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4-s721215008c904217.ukp</text:p>
          </table:table-cell>
          <table:table-cell office:value-type="float" office:value="0.890836" calcext:value-type="float">
            <text:p>0.89083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19296" calcext:value-type="float">
            <text:p>19296</text:p>
          </table:table-cell>
          <table:table-cell office:value-type="float" office:value="7860" calcext:value-type="float">
            <text:p>7860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table:number-columns-repeated="2" office:value-type="float" office:value="606409" calcext:value-type="float">
            <text:p>606409</text:p>
          </table:table-cell>
          <table:table-cell table:formula="of:=([.N323] = [.O3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5-s110877071c821271.ukp</text:p>
          </table:table-cell>
          <table:table-cell office:value-type="float" office:value="0.878579" calcext:value-type="float">
            <text:p>0.87857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17968" calcext:value-type="float">
            <text:p>17968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table:number-columns-repeated="2" office:value-type="float" office:value="547427" calcext:value-type="float">
            <text:p>547427</text:p>
          </table:table-cell>
          <table:table-cell table:formula="of:=([.N324] = [.O3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8-s991580855c810058.ukp</text:p>
          </table:table-cell>
          <table:table-cell office:value-type="float" office:value="0.877548" calcext:value-type="float">
            <text:p>0.87754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20828" calcext:value-type="float">
            <text:p>20828</text:p>
          </table:table-cell>
          <table:table-cell office:value-type="float" office:value="8060" calcext:value-type="float">
            <text:p>8060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table:number-columns-repeated="2" office:value-type="float" office:value="669049" calcext:value-type="float">
            <text:p>669049</text:p>
          </table:table-cell>
          <table:table-cell table:formula="of:=([.N325] = [.O3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6-s227708629c897210.ukp</text:p>
          </table:table-cell>
          <table:table-cell office:value-type="float" office:value="0.877417" calcext:value-type="float">
            <text:p>0.87741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21940" calcext:value-type="float">
            <text:p>21940</text:p>
          </table:table-cell>
          <table:table-cell office:value-type="float" office:value="7860" calcext:value-type="float">
            <text:p>7860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table:number-columns-repeated="2" office:value-type="float" office:value="717530" calcext:value-type="float">
            <text:p>717530</text:p>
          </table:table-cell>
          <table:table-cell table:formula="of:=([.N326] = [.O3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7-s177710744c875688.ukp</text:p>
          </table:table-cell>
          <table:table-cell office:value-type="float" office:value="0.870781" calcext:value-type="float">
            <text:p>0.87078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20468" calcext:value-type="float">
            <text:p>2046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table:number-columns-repeated="2" office:value-type="float" office:value="652960" calcext:value-type="float">
            <text:p>652960</text:p>
          </table:table-cell>
          <table:table-cell table:formula="of:=([.N327] = [.O3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6-s227708629c819012.ukp</text:p>
          </table:table-cell>
          <table:table-cell office:value-type="float" office:value="0.868827" calcext:value-type="float">
            <text:p>0.86882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24784" calcext:value-type="float">
            <text:p>24784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table:number-columns-repeated="2" office:value-type="float" office:value="836970" calcext:value-type="float">
            <text:p>836970</text:p>
          </table:table-cell>
          <table:table-cell table:formula="of:=([.N328] = [.O3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4-s721215008c887601.ukp</text:p>
          </table:table-cell>
          <table:table-cell office:value-type="float" office:value="0.867128" calcext:value-type="float">
            <text:p>0.86712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18732" calcext:value-type="float">
            <text:p>18732</text:p>
          </table:table-cell>
          <table:table-cell office:value-type="float" office:value="7864" calcext:value-type="float">
            <text:p>7864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table:number-columns-repeated="2" office:value-type="float" office:value="581656" calcext:value-type="float">
            <text:p>581656</text:p>
          </table:table-cell>
          <table:table-cell table:formula="of:=([.N329] = [.O3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9-s126456688c837661.ukp</text:p>
          </table:table-cell>
          <table:table-cell office:value-type="float" office:value="0.865973" calcext:value-type="float">
            <text:p>0.8659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6264" calcext:value-type="float">
            <text:p>6264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table:number-columns-repeated="2" office:value-type="float" office:value="641656" calcext:value-type="float">
            <text:p>641656</text:p>
          </table:table-cell>
          <table:table-cell table:formula="of:=([.N330] = [.O3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7-s177710744c880033.ukp</text:p>
          </table:table-cell>
          <table:table-cell office:value-type="float" office:value="0.860387" calcext:value-type="float">
            <text:p>0.86038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23836" calcext:value-type="float">
            <text:p>23836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table:number-columns-repeated="2" office:value-type="float" office:value="794611" calcext:value-type="float">
            <text:p>794611</text:p>
          </table:table-cell>
          <table:table-cell table:formula="of:=([.N331] = [.O3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2-s528806317c898349.ukp</text:p>
          </table:table-cell>
          <table:table-cell office:value-type="float" office:value="0.859859" calcext:value-type="float">
            <text:p>0.85985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26508" calcext:value-type="float">
            <text:p>26508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table:number-columns-repeated="2" office:value-type="float" office:value="913363" calcext:value-type="float">
            <text:p>913363</text:p>
          </table:table-cell>
          <table:table-cell table:formula="of:=([.N332] = [.O3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0-s827183242c771721.ukp</text:p>
          </table:table-cell>
          <table:table-cell office:value-type="float" office:value="0.847354" calcext:value-type="float">
            <text:p>0.84735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20652" calcext:value-type="float">
            <text:p>20652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table:number-columns-repeated="2" office:value-type="float" office:value="668488" calcext:value-type="float">
            <text:p>668488</text:p>
          </table:table-cell>
          <table:table-cell table:formula="of:=([.N333] = [.O3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9-s126456688c869402.ukp</text:p>
          </table:table-cell>
          <table:table-cell office:value-type="float" office:value="0.846395" calcext:value-type="float">
            <text:p>0.8463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office:value-type="float" office:value="19648" calcext:value-type="float">
            <text:p>19648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table:number-columns-repeated="2" office:value-type="float" office:value="624701" calcext:value-type="float">
            <text:p>624701</text:p>
          </table:table-cell>
          <table:table-cell table:formula="of:=([.N334] = [.O3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9-s126456688c853648.ukp</text:p>
          </table:table-cell>
          <table:table-cell office:value-type="float" office:value="0.838123" calcext:value-type="float">
            <text:p>0.83812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27140" calcext:value-type="float">
            <text:p>27140</text:p>
          </table:table-cell>
          <table:table-cell office:value-type="float" office:value="3596" calcext:value-type="float">
            <text:p>3596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table:number-columns-repeated="2" office:value-type="float" office:value="947511" calcext:value-type="float">
            <text:p>947511</text:p>
          </table:table-cell>
          <table:table-cell table:formula="of:=([.N335] = [.O3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7-s177710744c872546.ukp</text:p>
          </table:table-cell>
          <table:table-cell office:value-type="float" office:value="0.83349" calcext:value-type="float">
            <text:p>0.833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24700" calcext:value-type="float">
            <text:p>2470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table:number-columns-repeated="2" office:value-type="float" office:value="835814" calcext:value-type="float">
            <text:p>835814</text:p>
          </table:table-cell>
          <table:table-cell table:formula="of:=([.N336] = [.O3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9-s126456688c864427.ukp</text:p>
          </table:table-cell>
          <table:table-cell office:value-type="float" office:value="0.819922" calcext:value-type="float">
            <text:p>0.81992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26572" calcext:value-type="float">
            <text:p>26572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table:number-columns-repeated="2" office:value-type="float" office:value="920920" calcext:value-type="float">
            <text:p>920920</text:p>
          </table:table-cell>
          <table:table-cell table:formula="of:=([.N337] = [.O3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1-s843367405c762037.ukp</text:p>
          </table:table-cell>
          <table:table-cell office:value-type="float" office:value="0.818685" calcext:value-type="float">
            <text:p>0.81868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26008" calcext:value-type="float">
            <text:p>26008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table:number-columns-repeated="2" office:value-type="float" office:value="897210" calcext:value-type="float">
            <text:p>897210</text:p>
          </table:table-cell>
          <table:table-cell table:formula="of:=([.N338] = [.O3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8-s991580855c766549.ukp</text:p>
          </table:table-cell>
          <table:table-cell office:value-type="float" office:value="0.811124" calcext:value-type="float">
            <text:p>0.81112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25372" calcext:value-type="float">
            <text:p>25372</text:p>
          </table:table-cell>
          <table:table-cell office:value-type="float" office:value="3428" calcext:value-type="float">
            <text:p>3428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table:number-columns-repeated="2" office:value-type="float" office:value="875688" calcext:value-type="float">
            <text:p>875688</text:p>
          </table:table-cell>
          <table:table-cell table:formula="of:=([.N339] = [.O3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4-s721215008c835814.ukp</text:p>
          </table:table-cell>
          <table:table-cell office:value-type="float" office:value="0.809854" calcext:value-type="float">
            <text:p>0.80985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office:value-type="float" office:value="18128" calcext:value-type="float">
            <text:p>1812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table:number-columns-repeated="2" office:value-type="float" office:value="555575" calcext:value-type="float">
            <text:p>555575</text:p>
          </table:table-cell>
          <table:table-cell table:formula="of:=([.N340] = [.O3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4-s721215008c841862.ukp</text:p>
          </table:table-cell>
          <table:table-cell office:value-type="float" office:value="0.809065" calcext:value-type="float">
            <text:p>0.8090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23664" calcext:value-type="float">
            <text:p>23664</text:p>
          </table:table-cell>
          <table:table-cell office:value-type="float" office:value="4444" calcext:value-type="float">
            <text:p>4444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table:number-columns-repeated="2" office:value-type="float" office:value="795871" calcext:value-type="float">
            <text:p>795871</text:p>
          </table:table-cell>
          <table:table-cell table:formula="of:=([.N341] = [.O3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4-s721215008c753624.ukp</text:p>
          </table:table-cell>
          <table:table-cell office:value-type="float" office:value="0.801984" calcext:value-type="float">
            <text:p>0.8019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16912" calcext:value-type="float">
            <text:p>16912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table:number-columns-repeated="2" office:value-type="float" office:value="514909" calcext:value-type="float">
            <text:p>514909</text:p>
          </table:table-cell>
          <table:table-cell table:formula="of:=([.N342] = [.O3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3-s780179313c737429.ukp</text:p>
          </table:table-cell>
          <table:table-cell office:value-type="float" office:value="0.793979" calcext:value-type="float">
            <text:p>0.79397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20752" calcext:value-type="float">
            <text:p>20752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table:number-columns-repeated="2" office:value-type="float" office:value="677154" calcext:value-type="float">
            <text:p>677154</text:p>
          </table:table-cell>
          <table:table-cell table:formula="of:=([.N343] = [.O3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5-s110877071c769563.ukp</text:p>
          </table:table-cell>
          <table:table-cell office:value-type="float" office:value="0.793785" calcext:value-type="float">
            <text:p>0.79378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26500" calcext:value-type="float">
            <text:p>26500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table:number-columns-repeated="2" office:value-type="float" office:value="914458" calcext:value-type="float">
            <text:p>914458</text:p>
          </table:table-cell>
          <table:table-cell table:formula="of:=([.N344] = [.O3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0-s827183242c822011.ukp</text:p>
          </table:table-cell>
          <table:table-cell office:value-type="float" office:value="0.787941" calcext:value-type="float">
            <text:p>0.78794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22796" calcext:value-type="float">
            <text:p>22796</text:p>
          </table:table-cell>
          <table:table-cell office:value-type="float" office:value="5836" calcext:value-type="float">
            <text:p>5836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table:number-columns-repeated="2" office:value-type="float" office:value="767623" calcext:value-type="float">
            <text:p>767623</text:p>
          </table:table-cell>
          <table:table-cell table:formula="of:=([.N345] = [.O3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4-s721215008c733791.ukp</text:p>
          </table:table-cell>
          <table:table-cell office:value-type="float" office:value="0.782542" calcext:value-type="float">
            <text:p>0.78254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17456" calcext:value-type="float">
            <text:p>17456</text:p>
          </table:table-cell>
          <table:table-cell office:value-type="float" office:value="5784" calcext:value-type="float">
            <text:p>5784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table:number-columns-repeated="2" office:value-type="float" office:value="538044" calcext:value-type="float">
            <text:p>538044</text:p>
          </table:table-cell>
          <table:table-cell table:formula="of:=([.N346] = [.O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3-s780179313c743993.ukp</text:p>
          </table:table-cell>
          <table:table-cell office:value-type="float" office:value="0.775522" calcext:value-type="float">
            <text:p>0.77552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24388" calcext:value-type="float">
            <text:p>24388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table:number-columns-repeated="2" office:value-type="float" office:value="821634" calcext:value-type="float">
            <text:p>821634</text:p>
          </table:table-cell>
          <table:table-cell table:formula="of:=([.N347] = [.O3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8-s991580855c746908.ukp</text:p>
          </table:table-cell>
          <table:table-cell office:value-type="float" office:value="0.772872" calcext:value-type="float">
            <text:p>0.7728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25228" calcext:value-type="float">
            <text:p>25228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table:number-columns-repeated="2" office:value-type="float" office:value="855086" calcext:value-type="float">
            <text:p>855086</text:p>
          </table:table-cell>
          <table:table-cell table:formula="of:=([.N348] = [.O3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9-s126456688c795871.ukp</text:p>
          </table:table-cell>
          <table:table-cell office:value-type="float" office:value="0.771887" calcext:value-type="float">
            <text:p>0.77188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17144" calcext:value-type="float">
            <text:p>17144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table:number-columns-repeated="2" office:value-type="float" office:value="516153" calcext:value-type="float">
            <text:p>516153</text:p>
          </table:table-cell>
          <table:table-cell table:formula="of:=([.N349] = [.O3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6-s227708629c786259.ukp</text:p>
          </table:table-cell>
          <table:table-cell office:value-type="float" office:value="0.759534" calcext:value-type="float">
            <text:p>0.75953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24240" calcext:value-type="float">
            <text:p>24240</text:p>
          </table:table-cell>
          <table:table-cell office:value-type="float" office:value="4112" calcext:value-type="float">
            <text:p>4112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table:number-columns-repeated="2" office:value-type="float" office:value="816330" calcext:value-type="float">
            <text:p>816330</text:p>
          </table:table-cell>
          <table:table-cell table:formula="of:=([.N350] = [.O3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7-s177710744c744409.ukp</text:p>
          </table:table-cell>
          <table:table-cell office:value-type="float" office:value="0.757815" calcext:value-type="float">
            <text:p>0.7578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23012" calcext:value-type="float">
            <text:p>23012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table:number-columns-repeated="2" office:value-type="float" office:value="764660" calcext:value-type="float">
            <text:p>764660</text:p>
          </table:table-cell>
          <table:table-cell table:formula="of:=([.N351] = [.O3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6-s227708629c724917.ukp</text:p>
          </table:table-cell>
          <table:table-cell office:value-type="float" office:value="0.753778" calcext:value-type="float">
            <text:p>0.75377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21948" calcext:value-type="float">
            <text:p>21948</text:p>
          </table:table-cell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table:number-columns-repeated="2" office:value-type="float" office:value="714600" calcext:value-type="float">
            <text:p>714600</text:p>
          </table:table-cell>
          <table:table-cell table:formula="of:=([.N352] = [.O3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7-s177710744c785630.ukp</text:p>
          </table:table-cell>
          <table:table-cell office:value-type="float" office:value="0.751907" calcext:value-type="float">
            <text:p>0.7519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23536" calcext:value-type="float">
            <text:p>23536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table:number-columns-repeated="2" office:value-type="float" office:value="781022" calcext:value-type="float">
            <text:p>781022</text:p>
          </table:table-cell>
          <table:table-cell table:formula="of:=([.N353] = [.O3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2-s528806317c700591.ukp</text:p>
          </table:table-cell>
          <table:table-cell office:value-type="float" office:value="0.748442" calcext:value-type="float">
            <text:p>0.74844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20744" calcext:value-type="float">
            <text:p>20744</text:p>
          </table:table-cell>
          <table:table-cell office:value-type="float" office:value="6996" calcext:value-type="float">
            <text:p>6996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table:number-columns-repeated="2" office:value-type="float" office:value="663041" calcext:value-type="float">
            <text:p>663041</text:p>
          </table:table-cell>
          <table:table-cell table:formula="of:=([.N354] = [.O3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9-s126456688c725997.ukp</text:p>
          </table:table-cell>
          <table:table-cell office:value-type="float" office:value="0.747251" calcext:value-type="float">
            <text:p>0.7472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24384" calcext:value-type="float">
            <text:p>24384</text:p>
          </table:table-cell>
          <table:table-cell office:value-type="float" office:value="5532" calcext:value-type="float">
            <text:p>5532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table:number-columns-repeated="2" office:value-type="float" office:value="817500" calcext:value-type="float">
            <text:p>817500</text:p>
          </table:table-cell>
          <table:table-cell table:formula="of:=([.N355] = [.O3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9-s126456688c698016.ukp</text:p>
          </table:table-cell>
          <table:table-cell office:value-type="float" office:value="0.737576" calcext:value-type="float">
            <text:p>0.73757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27380" calcext:value-type="float">
            <text:p>27380</text:p>
          </table:table-cell>
          <table:table-cell office:value-type="float" office:value="7340" calcext:value-type="float">
            <text:p>7340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table:number-columns-repeated="2" office:value-type="float" office:value="947772" calcext:value-type="float">
            <text:p>947772</text:p>
          </table:table-cell>
          <table:table-cell table:formula="of:=([.N356] = [.O3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5-s110877071c784914.ukp</text:p>
          </table:table-cell>
          <table:table-cell office:value-type="float" office:value="0.728182" calcext:value-type="float">
            <text:p>0.7281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24404" calcext:value-type="float">
            <text:p>24404</text:p>
          </table:table-cell>
          <table:table-cell office:value-type="float" office:value="5532" calcext:value-type="float">
            <text:p>5532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table:number-columns-repeated="2" office:value-type="float" office:value="818842" calcext:value-type="float">
            <text:p>818842</text:p>
          </table:table-cell>
          <table:table-cell table:formula="of:=([.N357] = [.O3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3-s780179313c780916.ukp</text:p>
          </table:table-cell>
          <table:table-cell office:value-type="float" office:value="0.719039" calcext:value-type="float">
            <text:p>0.719039</text:p>
          </table:table-cell>
          <table:table-cell office:value-type="float" office:value="0.06333" calcext:value-type="float">
            <text:p>0.06333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26856" calcext:value-type="float">
            <text:p>26856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table:number-columns-repeated="2" office:value-type="float" office:value="927319" calcext:value-type="float">
            <text:p>927319</text:p>
          </table:table-cell>
          <table:table-cell table:formula="of:=([.N358] = [.O3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8-s991580855c756481.ukp</text:p>
          </table:table-cell>
          <table:table-cell office:value-type="float" office:value="0.713044" calcext:value-type="float">
            <text:p>0.71304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18880" calcext:value-type="float">
            <text:p>18880</text:p>
          </table:table-cell>
          <table:table-cell office:value-type="float" office:value="7108" calcext:value-type="float">
            <text:p>7108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table:number-columns-repeated="2" office:value-type="float" office:value="587849" calcext:value-type="float">
            <text:p>587849</text:p>
          </table:table-cell>
          <table:table-cell table:formula="of:=([.N359] = [.O3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1-s843367405c670545.ukp</text:p>
          </table:table-cell>
          <table:table-cell office:value-type="float" office:value="0.709837" calcext:value-type="float">
            <text:p>0.70983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27696" calcext:value-type="float">
            <text:p>27696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table:number-columns-repeated="2" office:value-type="float" office:value="959858" calcext:value-type="float">
            <text:p>959858</text:p>
          </table:table-cell>
          <table:table-cell table:formula="of:=([.N360] = [.O3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5-s110877071c758279.ukp</text:p>
          </table:table-cell>
          <table:table-cell office:value-type="float" office:value="0.709212" calcext:value-type="float">
            <text:p>0.7092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18248" calcext:value-type="float">
            <text:p>18248</text:p>
          </table:table-cell>
          <table:table-cell office:value-type="float" office:value="7416" calcext:value-type="float">
            <text:p>7416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table:number-columns-repeated="2" office:value-type="float" office:value="556794" calcext:value-type="float">
            <text:p>556794</text:p>
          </table:table-cell>
          <table:table-cell table:formula="of:=([.N361] = [.O3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9-s126456688c785284.ukp</text:p>
          </table:table-cell>
          <table:table-cell office:value-type="float" office:value="0.708656" calcext:value-type="float">
            <text:p>0.70865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20228" calcext:value-type="float">
            <text:p>20228</text:p>
          </table:table-cell>
          <table:table-cell office:value-type="float" office:value="6116" calcext:value-type="float">
            <text:p>6116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table:number-columns-repeated="2" office:value-type="float" office:value="676550" calcext:value-type="float">
            <text:p>676550</text:p>
          </table:table-cell>
          <table:table-cell table:formula="of:=([.N362] = [.O3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0-s827183242c685864.ukp</text:p>
          </table:table-cell>
          <table:table-cell office:value-type="float" office:value="0.707374" calcext:value-type="float">
            <text:p>0.70737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26828" calcext:value-type="float">
            <text:p>26828</text:p>
          </table:table-cell>
          <table:table-cell office:value-type="float" office:value="8212" calcext:value-type="float">
            <text:p>8212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table:number-columns-repeated="2" office:value-type="float" office:value="958150" calcext:value-type="float">
            <text:p>958150</text:p>
          </table:table-cell>
          <table:table-cell table:formula="of:=([.N363] = [.O3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8-s991580855c698588.ukp</text:p>
          </table:table-cell>
          <table:table-cell office:value-type="float" office:value="0.705816" calcext:value-type="float">
            <text:p>0.7058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22620" calcext:value-type="float">
            <text:p>22620</text:p>
          </table:table-cell>
          <table:table-cell office:value-type="float" office:value="8280" calcext:value-type="float">
            <text:p>8280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table:number-columns-repeated="2" office:value-type="float" office:value="780373" calcext:value-type="float">
            <text:p>780373</text:p>
          </table:table-cell>
          <table:table-cell table:formula="of:=([.N364] = [.O3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2-s528806317c671407.ukp</text:p>
          </table:table-cell>
          <table:table-cell office:value-type="float" office:value="0.700963" calcext:value-type="float">
            <text:p>0.70096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21780" calcext:value-type="float">
            <text:p>21780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table:number-columns-repeated="2" office:value-type="float" office:value="742672" calcext:value-type="float">
            <text:p>742672</text:p>
          </table:table-cell>
          <table:table-cell table:formula="of:=([.N365] = [.O3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1-s843367405c753086.ukp</text:p>
          </table:table-cell>
          <table:table-cell office:value-type="float" office:value="0.695271" calcext:value-type="float">
            <text:p>0.69527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23464" calcext:value-type="float">
            <text:p>23464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table:number-columns-repeated="2" office:value-type="float" office:value="817916" calcext:value-type="float">
            <text:p>817916</text:p>
          </table:table-cell>
          <table:table-cell table:formula="of:=([.N366] = [.O3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8-s991580855c660065.ukp</text:p>
          </table:table-cell>
          <table:table-cell office:value-type="float" office:value="0.692681" calcext:value-type="float">
            <text:p>0.69268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16912" calcext:value-type="float">
            <text:p>16912</text:p>
          </table:table-cell>
          <table:table-cell office:value-type="float" office:value="7944" calcext:value-type="float">
            <text:p>7944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table:number-columns-repeated="2" office:value-type="float" office:value="534895" calcext:value-type="float">
            <text:p>534895</text:p>
          </table:table-cell>
          <table:table-cell table:formula="of:=([.N367] = [.O3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2-s528806317c669699.ukp</text:p>
          </table:table-cell>
          <table:table-cell office:value-type="float" office:value="0.691683" calcext:value-type="float">
            <text:p>0.6916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16304" calcext:value-type="float">
            <text:p>16304</text:p>
          </table:table-cell>
          <table:table-cell office:value-type="float" office:value="6260" calcext:value-type="float">
            <text:p>6260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table:number-columns-repeated="2" office:value-type="float" office:value="510382" calcext:value-type="float">
            <text:p>510382</text:p>
          </table:table-cell>
          <table:table-cell table:formula="of:=([.N368] = [.O3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2-s528806317c717062.ukp</text:p>
          </table:table-cell>
          <table:table-cell office:value-type="float" office:value="0.668507" calcext:value-type="float">
            <text:p>0.6685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25940" calcext:value-type="float">
            <text:p>25940</text:p>
          </table:table-cell>
          <table:table-cell office:value-type="float" office:value="8012" calcext:value-type="float">
            <text:p>8012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table:number-columns-repeated="2" office:value-type="float" office:value="921100" calcext:value-type="float">
            <text:p>921100</text:p>
          </table:table-cell>
          <table:table-cell table:formula="of:=([.N369] = [.O3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4-s721215008c658332.ukp</text:p>
          </table:table-cell>
          <table:table-cell office:value-type="float" office:value="0.653504" calcext:value-type="float">
            <text:p>0.6535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18764" calcext:value-type="float">
            <text:p>18764</text:p>
          </table:table-cell>
          <table:table-cell office:value-type="float" office:value="7952" calcext:value-type="float">
            <text:p>7952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table:number-columns-repeated="2" office:value-type="float" office:value="614733" calcext:value-type="float">
            <text:p>614733</text:p>
          </table:table-cell>
          <table:table-cell table:formula="of:=([.N370] = [.O3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6-s227708629c662505.ukp</text:p>
          </table:table-cell>
          <table:table-cell office:value-type="float" office:value="0.653176" calcext:value-type="float">
            <text:p>0.6531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18124" calcext:value-type="float">
            <text:p>18124</text:p>
          </table:table-cell>
          <table:table-cell office:value-type="float" office:value="7208" calcext:value-type="float">
            <text:p>7208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table:number-columns-repeated="2" office:value-type="float" office:value="585653" calcext:value-type="float">
            <text:p>585653</text:p>
          </table:table-cell>
          <table:table-cell table:formula="of:=([.N371] = [.O3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0-s827183242c702436.ukp</text:p>
          </table:table-cell>
          <table:table-cell office:value-type="float" office:value="0.651583" calcext:value-type="float">
            <text:p>0.6515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office:value-type="float" office:value="20328" calcext:value-type="float">
            <text:p>20328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table:number-columns-repeated="2" office:value-type="float" office:value="685864" calcext:value-type="float">
            <text:p>685864</text:p>
          </table:table-cell>
          <table:table-cell table:formula="of:=([.N372] = [.O3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7-s177710744c605365.ukp</text:p>
          </table:table-cell>
          <table:table-cell office:value-type="float" office:value="0.626378" calcext:value-type="float">
            <text:p>0.62637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office:value-type="float" office:value="19888" calcext:value-type="float">
            <text:p>19888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table:number-columns-repeated="2" office:value-type="float" office:value="670545" calcext:value-type="float">
            <text:p>670545</text:p>
          </table:table-cell>
          <table:table-cell table:formula="of:=([.N373] = [.O3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1-s843367405c668488.ukp</text:p>
          </table:table-cell>
          <table:table-cell office:value-type="float" office:value="0.621537" calcext:value-type="float">
            <text:p>0.62153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office:value-type="float" office:value="17720" calcext:value-type="float">
            <text:p>17720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table:number-columns-repeated="2" office:value-type="float" office:value="584772" calcext:value-type="float">
            <text:p>584772</text:p>
          </table:table-cell>
          <table:table-cell table:formula="of:=([.N374] = [.O3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1-s843367405c679686.ukp</text:p>
          </table:table-cell>
          <table:table-cell office:value-type="float" office:value="0.619969" calcext:value-type="float">
            <text:p>0.61996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25272" calcext:value-type="float">
            <text:p>25272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table:number-columns-repeated="2" office:value-type="float" office:value="898184" calcext:value-type="float">
            <text:p>898184</text:p>
          </table:table-cell>
          <table:table-cell table:formula="of:=([.N375] = [.O3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3-s780179313c585275.ukp</text:p>
          </table:table-cell>
          <table:table-cell office:value-type="float" office:value="0.610365" calcext:value-type="float">
            <text:p>0.6103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21416" calcext:value-type="float">
            <text:p>21416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table:number-columns-repeated="2" office:value-type="float" office:value="733791" calcext:value-type="float">
            <text:p>733791</text:p>
          </table:table-cell>
          <table:table-cell table:formula="of:=([.N376] = [.O3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4-s721215008c678900.ukp</text:p>
          </table:table-cell>
          <table:table-cell office:value-type="float" office:value="0.605905" calcext:value-type="float">
            <text:p>0.60590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office:value-type="float" office:value="16720" calcext:value-type="float">
            <text:p>16720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table:number-columns-repeated="2" office:value-type="float" office:value="535803" calcext:value-type="float">
            <text:p>535803</text:p>
          </table:table-cell>
          <table:table-cell table:formula="of:=([.N377] = [.O3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2-s528806317c584772.ukp</text:p>
          </table:table-cell>
          <table:table-cell office:value-type="float" office:value="0.605895" calcext:value-type="float">
            <text:p>0.60589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27536" calcext:value-type="float">
            <text:p>27536</text:p>
          </table:table-cell>
          <table:table-cell office:value-type="float" office:value="3644" calcext:value-type="float">
            <text:p>3644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table:number-columns-repeated="2" office:value-type="float" office:value="997370" calcext:value-type="float">
            <text:p>997370</text:p>
          </table:table-cell>
          <table:table-cell table:formula="of:=([.N378] = [.O3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5-s110877071c674339.ukp</text:p>
          </table:table-cell>
          <table:table-cell office:value-type="float" office:value="0.602848" calcext:value-type="float">
            <text:p>0.6028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office:value-type="float" office:value="18300" calcext:value-type="float">
            <text:p>18300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table:number-columns-repeated="2" office:value-type="float" office:value="605365" calcext:value-type="float">
            <text:p>605365</text:p>
          </table:table-cell>
          <table:table-cell table:formula="of:=([.N379] = [.O3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1-s843367405c651585.ukp</text:p>
          </table:table-cell>
          <table:table-cell office:value-type="float" office:value="0.593691" calcext:value-type="float">
            <text:p>0.59369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23052" calcext:value-type="float">
            <text:p>23052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table:number-columns-repeated="2" office:value-type="float" office:value="810058" calcext:value-type="float">
            <text:p>810058</text:p>
          </table:table-cell>
          <table:table-cell table:formula="of:=([.N380] = [.O3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5-s110877071c649340.ukp</text:p>
          </table:table-cell>
          <table:table-cell office:value-type="float" office:value="0.592439" calcext:value-type="float">
            <text:p>0.59243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27396" calcext:value-type="float">
            <text:p>27396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table:number-columns-repeated="2" office:value-type="float" office:value="990447" calcext:value-type="float">
            <text:p>990447</text:p>
          </table:table-cell>
          <table:table-cell table:formula="of:=([.N381] = [.O3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7-s177710744c657882.ukp</text:p>
          </table:table-cell>
          <table:table-cell office:value-type="float" office:value="0.582364" calcext:value-type="float">
            <text:p>0.58236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25368" calcext:value-type="float">
            <text:p>25368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table:number-columns-repeated="2" office:value-type="float" office:value="896153" calcext:value-type="float">
            <text:p>896153</text:p>
          </table:table-cell>
          <table:table-cell table:formula="of:=([.N382] = [.O3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2-s528806317c624701.ukp</text:p>
          </table:table-cell>
          <table:table-cell office:value-type="float" office:value="0.581689" calcext:value-type="float">
            <text:p>0.5816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18804" calcext:value-type="float">
            <text:p>18804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table:number-columns-repeated="2" office:value-type="float" office:value="625437" calcext:value-type="float">
            <text:p>625437</text:p>
          </table:table-cell>
          <table:table-cell table:formula="of:=([.N383] = [.O3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0-s827183242c651303.ukp</text:p>
          </table:table-cell>
          <table:table-cell office:value-type="float" office:value="0.575227" calcext:value-type="float">
            <text:p>0.57522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21324" calcext:value-type="float">
            <text:p>21324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table:number-columns-repeated="2" office:value-type="float" office:value="731451" calcext:value-type="float">
            <text:p>731451</text:p>
          </table:table-cell>
          <table:table-cell table:formula="of:=([.N384] = [.O3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6-s227708629c546518.ukp</text:p>
          </table:table-cell>
          <table:table-cell office:value-type="float" office:value="0.561913" calcext:value-type="float">
            <text:p>0.56191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27608" calcext:value-type="float">
            <text:p>27608</text:p>
          </table:table-cell>
          <table:table-cell office:value-type="float" office:value="5912" calcext:value-type="float">
            <text:p>5912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table:number-columns-repeated="2" office:value-type="float" office:value="994428" calcext:value-type="float">
            <text:p>994428</text:p>
          </table:table-cell>
          <table:table-cell table:formula="of:=([.N385] = [.O3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1-s843367405c552572.ukp</text:p>
          </table:table-cell>
          <table:table-cell office:value-type="float" office:value="0.55242" calcext:value-type="float">
            <text:p>0.5524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23708" calcext:value-type="float">
            <text:p>23708</text:p>
          </table:table-cell>
          <table:table-cell office:value-type="float" office:value="4140" calcext:value-type="float">
            <text:p>414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table:number-columns-repeated="2" office:value-type="float" office:value="829591" calcext:value-type="float">
            <text:p>829591</text:p>
          </table:table-cell>
          <table:table-cell table:formula="of:=([.N386] = [.O3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50000n1000-5-s110877071c535803.ukp</text:p>
          </table:table-cell>
          <table:table-cell office:value-type="float" office:value="0.543935" calcext:value-type="float">
            <text:p>0.54393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17480" calcext:value-type="float">
            <text:p>17480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table:number-columns-repeated="2" office:value-type="float" office:value="569112" calcext:value-type="float">
            <text:p>569112</text:p>
          </table:table-cell>
          <table:table-cell table:formula="of:=([.N387] = [.O3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4-s721215008c538155.ukp</text:p>
          </table:table-cell>
          <table:table-cell office:value-type="float" office:value="0.528721" calcext:value-type="float">
            <text:p>0.5287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24032" calcext:value-type="float">
            <text:p>24032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table:number-columns-repeated="2" office:value-type="float" office:value="838774" calcext:value-type="float">
            <text:p>838774</text:p>
          </table:table-cell>
          <table:table-cell table:formula="of:=([.N388] = [.O3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6-s227708629c582806.ukp</text:p>
          </table:table-cell>
          <table:table-cell office:value-type="float" office:value="0.527803" calcext:value-type="float">
            <text:p>0.52780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20280" calcext:value-type="float">
            <text:p>20280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table:number-columns-repeated="2" office:value-type="float" office:value="685459" calcext:value-type="float">
            <text:p>685459</text:p>
          </table:table-cell>
          <table:table-cell table:formula="of:=([.N389] = [.O3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3-s780179313c585253.ukp</text:p>
          </table:table-cell>
          <table:table-cell office:value-type="float" office:value="0.520948" calcext:value-type="float">
            <text:p>0.52094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27112" calcext:value-type="float">
            <text:p>27112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table:number-columns-repeated="2" office:value-type="float" office:value="972562" calcext:value-type="float">
            <text:p>972562</text:p>
          </table:table-cell>
          <table:table-cell table:formula="of:=([.N390] = [.O3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50000n1000-0-s827183242c517355.ukp</text:p>
          </table:table-cell>
          <table:table-cell office:value-type="float" office:value="0.519229" calcext:value-type="float">
            <text:p>0.5192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17832" calcext:value-type="float">
            <text:p>17832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table:number-columns-repeated="2" office:value-type="float" office:value="574685" calcext:value-type="float">
            <text:p>574685</text:p>
          </table:table-cell>
          <table:table-cell table:formula="of:=([.N391] = [.O3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5-s110877071c524234.ukp</text:p>
          </table:table-cell>
          <table:table-cell office:value-type="float" office:value="0.51275" calcext:value-type="float">
            <text:p>0.5127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24788" calcext:value-type="float">
            <text:p>24788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table:number-columns-repeated="2" office:value-type="float" office:value="868164" calcext:value-type="float">
            <text:p>868164</text:p>
          </table:table-cell>
          <table:table-cell table:formula="of:=([.N392] = [.O3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1-s843367405c527079.ukp</text:p>
          </table:table-cell>
          <table:table-cell office:value-type="float" office:value="0.510768" calcext:value-type="float">
            <text:p>0.5107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23320" calcext:value-type="float">
            <text:p>23320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table:number-columns-repeated="2" office:value-type="float" office:value="811729" calcext:value-type="float">
            <text:p>811729</text:p>
          </table:table-cell>
          <table:table-cell table:formula="of:=([.N393] = [.O3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50000n1000-1-s843367405c507170.ukp</text:p>
          </table:table-cell>
          <table:table-cell office:value-type="float" office:value="0.506036" calcext:value-type="float">
            <text:p>0.50603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23848" calcext:value-type="float">
            <text:p>23848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table:number-columns-repeated="2" office:value-type="float" office:value="833814" calcext:value-type="float">
            <text:p>833814</text:p>
          </table:table-cell>
          <table:table-cell table:formula="of:=([.N394] = [.O3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50000n1000-0-s827183242c519371.ukp</text:p>
          </table:table-cell>
          <table:table-cell office:value-type="float" office:value="0.501567" calcext:value-type="float">
            <text:p>0.5015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25272" calcext:value-type="float">
            <text:p>25272</text:p>
          </table:table-cell>
          <table:table-cell office:value-type="float" office:value="7680" calcext:value-type="float">
            <text:p>7680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table:number-columns-repeated="2" office:value-type="float" office:value="888331" calcext:value-type="float">
            <text:p>888331</text:p>
          </table:table-cell>
          <table:table-cell table:formula="of:=([.N395] = [.O3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wmax100000n1000-8-s991580855c556144.ukp</text:p>
          </table:table-cell>
          <table:table-cell office:value-type="float" office:value="0.486559" calcext:value-type="float">
            <text:p>0.48655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16168" calcext:value-type="float">
            <text:p>16168</text:p>
          </table:table-cell>
          <table:table-cell office:value-type="float" office:value="7472" calcext:value-type="float">
            <text:p>7472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table:number-columns-repeated="2" office:value-type="float" office:value="503630" calcext:value-type="float">
            <text:p>503630</text:p>
          </table:table-cell>
          <table:table-cell table:formula="of:=([.N396] = [.O3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wmax100000n1000-8-s991580855c555575.ukp</text:p>
          </table:table-cell>
          <table:table-cell office:value-type="float" office:value="0.484262" calcext:value-type="float">
            <text:p>0.48426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20820" calcext:value-type="float">
            <text:p>20820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table:number-columns-repeated="2" office:value-type="float" office:value="698449" calcext:value-type="float">
            <text:p>698449</text:p>
          </table:table-cell>
          <table:table-cell table:formula="of:=([.N397] = [.O3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50000n1000-0-s827183242c505635.ukp</text:p>
          </table:table-cell>
          <table:table-cell office:value-type="float" office:value="0.47168" calcext:value-type="float">
            <text:p>0.471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25824" calcext:value-type="float">
            <text:p>2582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table:number-columns-repeated="2" office:value-type="float" office:value="915098" calcext:value-type="float">
            <text:p>915098</text:p>
          </table:table-cell>
          <table:table-cell table:formula="of:=([.N398] = [.O3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5000wmax100000n1000-2-s528806317c529796.ukp</text:p>
          </table:table-cell>
          <table:table-cell office:value-type="float" office:value="0.459003" calcext:value-type="float">
            <text:p>0.45900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21752" calcext:value-type="float">
            <text:p>21752</text:p>
          </table:table-cell>
          <table:table-cell office:value-type="float" office:value="7216" calcext:value-type="float">
            <text:p>7216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table:number-columns-repeated="2" office:value-type="float" office:value="742667" calcext:value-type="float">
            <text:p>742667</text:p>
          </table:table-cell>
          <table:table-cell table:formula="of:=([.N399] = [.O3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wmax100000n1000-8-s991580855c506117.ukp</text:p>
          </table:table-cell>
          <table:table-cell office:value-type="float" office:value="0.43563" calcext:value-type="float">
            <text:p>0.4356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office:value-type="float" office:value="23620" calcext:value-type="float">
            <text:p>23620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table:number-columns-repeated="2" office:value-type="float" office:value="818898" calcext:value-type="float">
            <text:p>818898</text:p>
          </table:table-cell>
          <table:table-cell table:formula="of:=([.N400] = [.O4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min10000wmax100000n1000-6-s227708629c511609.ukp</text:p>
          </table:table-cell>
          <table:table-cell office:value-type="float" office:value="0.407749" calcext:value-type="float">
            <text:p>0.4077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27068" calcext:value-type="float">
            <text:p>27068</text:p>
          </table:table-cell>
          <table:table-cell office:value-type="float" office:value="7268" calcext:value-type="float">
            <text:p>7268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table:number-columns-repeated="2" office:value-type="float" office:value="962935" calcext:value-type="float">
            <text:p>962935</text:p>
          </table:table-cell>
          <table:table-cell table:formula="of:=([.N401] = [.O401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401])" office:value-type="float" office:value="1694.603435" calcext:value-type="float">
            <text:p>1694.603435</text:p>
          </table:table-cell>
          <table:table-cell table:formula="of:=SUM([.C2:.C401])" office:value-type="float" office:value="3.10685000000001" calcext:value-type="float">
            <text:p>3.10685</text:p>
          </table:table-cell>
          <table:table-cell table:number-columns-repeated="12"/>
          <table:table-cell table:style-name="Default"/>
        </table:table-row>
      </table:table>
      <table:table table:name="UKP5 Time Consumption Breakdown" table:style-name="ta1">
        <table:shapes>
          <draw:frame draw:z-index="0" draw:style-name="gr1" draw:text-style-name="P1" svg:width="159.99mm" svg:height="89.99mm" svg:x="189.71mm" svg:y="0mm">
            <draw:object draw:notify-on-update-of-ranges="'UKP5 Time Consumption Breakdown'.B1:'UKP5 Time Consumption Breakdown'.B1 'UKP5 Time Consumption Breakdown'.B2:'UKP5 Time Consumption Breakdown'.B38 'UKP5 Time Consumption Breakdown'.C1:'UKP5 Time Consumption Breakdown'.C1 'UKP5 Time Consumption Breakdown'.C2:'UKP5 Time Consumption Breakdown'.C38 'UKP5 Time Consumption Breakdown'.D1:'UKP5 Time Consumption Breakdown'.D1 'UKP5 Time Consumption Breakdown'.D2:'UKP5 Time Consumption Breakdown'.D38 'UKP5 Time Consumption Breakdown'.E1:'UKP5 Time Consumption Breakdown'.E1 'UKP5 Time Consumption Breakdown'.E2:'UKP5 Time Consumption Breakdown'.E38 'UKP5 Time Consumption Breakdown'.F1:'UKP5 Time Consumption Breakdown'.F1 'UKP5 Time Consumption Breakdown'.F2:'UKP5 Time Consumption Breakdown'.F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All 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71" calcext:value-type="float">
            <text:p>0.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14" calcext:value-type="float">
            <text:p>0.0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239" calcext:value-type="float">
            <text:p>0.0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69" calcext:value-type="float">
            <text:p>0.00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274" calcext:value-type="float">
            <text:p>0.0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287" calcext:value-type="float">
            <text:p>0.0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96" calcext:value-type="float">
            <text:p>0.0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716" calcext:value-type="float">
            <text:p>0.0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7" calcext:value-type="float">
            <text:p>0.00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30000wmin3.ukp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352" calcext:value-type="float">
            <text:p>0.01352</text:p>
          </table:table-cell>
          <table:table-cell/>
          <table:table-cell office:value-type="string" calcext:value-type="string">
            <text:p>As instâncias foram ordenadas pela coluna Sum (tempo total que o UKP5 levou para resolver</text:p>
            <text:p>a instância). As instâncias que demoraram mais tempo tiveram esse comportamento devido ao</text:p>
            <text:p>custo de alocação do vetor.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612" calcext:value-type="float">
            <text:p>0.0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621" calcext:value-type="float">
            <text:p>0.0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3479" calcext:value-type="float">
            <text:p>0.03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474" calcext:value-type="float">
            <text:p>0.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022" calcext:value-type="float">
            <text:p>0.0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61" calcext:value-type="float">
            <text:p>0.0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12" calcext:value-type="float">
            <text:p>0.0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8753" calcext:value-type="float">
            <text:p>0.0875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77" calcext:value-type="float">
            <text:p>0.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5685" calcext:value-type="float">
            <text:p>0.0568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21651" calcext:value-type="float">
            <text:p>0.21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0571" calcext:value-type="float">
            <text:p>0.1057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22815" calcext:value-type="float">
            <text:p>0.2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3557" calcext:value-type="float">
            <text:p>0.3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716" calcext:value-type="float">
            <text:p>0.307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7167" calcext:value-type="float">
            <text:p>0.3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9758" calcext:value-type="float">
            <text:p>0.3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42235" calcext:value-type="float">
            <text:p>0.4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2924" calcext:value-type="float">
            <text:p>0.4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33455" calcext:value-type="float">
            <text:p>0.334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4605" calcext:value-type="float">
            <text:p>0.146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8182" calcext:value-type="float">
            <text:p>0.4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22707" calcext:value-type="float">
            <text:p>0.2270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3064" calcext:value-type="float">
            <text:p>0.5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415" calcext:value-type="float">
            <text:p>0.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7028" calcext:value-type="float">
            <text:p>0.2702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57547" calcext:value-type="float">
            <text:p>0.5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2961" calcext:value-type="float">
            <text:p>0.3296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63431" calcext:value-type="float">
            <text:p>0.6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6" calcext:value-type="float">
            <text:p>0.303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6318" calcext:value-type="float">
            <text:p>0.3631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66773" calcext:value-type="float">
            <text:p>0.6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30308" calcext:value-type="float">
            <text:p>0.3030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135" calcext:value-type="float">
            <text:p>0.401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0645" calcext:value-type="float">
            <text:p>0.7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4" calcext:value-type="float">
            <text:p>0.303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6072" calcext:value-type="float">
            <text:p>0.4607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76526" calcext:value-type="float">
            <text:p>0.7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55483" calcext:value-type="float">
            <text:p>0.55483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86263" calcext:value-type="float">
            <text:p>0.86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87396" calcext:value-type="float">
            <text:p>0.8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66635" calcext:value-type="float">
            <text:p>0.666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7125" calcext:value-type="float">
            <text:p>0.9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1287" calcext:value-type="float">
            <text:p>1.0128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1927" calcext:value-type="float">
            <text:p>1.31927</text:p>
          </table:table-cell>
          <table:table-cell table:number-columns-repeated="2"/>
        </table:table-row>
      </table:table>
      <table:table table:name="Capacities and y_star value" table:style-name="ta1">
        <table:shapes>
          <draw:frame draw:z-index="0" draw:style-name="gr1" draw:text-style-name="P1" svg:width="159.99mm" svg:height="90.05mm" svg:x="121.84mm" svg:y="2.65mm">
            <draw:object draw:notify-on-update-of-ranges="'Capacities and y_star value'.C1:'Capacities and y_star value'.C1 'Capacities and y_star value'.C2:'Capacities and y_star value'.C49 'Capacities and y_star value'.D1:'Capacities and y_star value'.D1 'Capacities and y_star value'.D2:'Capacities and y_star value'.D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 Name</text:p>
          </table:table-cell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y_bound</text:p>
          </table:table-cell>
        </table:table-row>
        <table:table-row table:style-name="ro1">
          <table:table-cell office:value-type="string" calcext:value-type="string">
            <text:p>n1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0359872" calcext:value-type="float">
            <text:p>10359872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4429" calcext:value-type="float">
            <text:p>64429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553387" calcext:value-type="float">
            <text:p>16553387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4954201" calcext:value-type="float">
            <text:p>14954201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865810" calcext:value-type="float">
            <text:p>24865810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189975" calcext:value-type="float">
            <text:p>2189975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954624" calcext:value-type="float">
            <text:p>954624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940223" calcext:value-type="float">
            <text:p>84940223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78907220" calcext:value-type="float">
            <text:p>78907220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11500" calcext:value-type="float">
            <text:p>111500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998808" calcext:value-type="float">
            <text:p>50998808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22560" calcext:value-type="float">
            <text:p>5022560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33887" calcext:value-type="float">
            <text:p>133887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96088" calcext:value-type="float">
            <text:p>196088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106" calcext:value-type="float">
            <text:p>84106</text:p>
          </table:table-cell>
        </table:table-row>
      </table:table>
      <table:named-expressions/>
      <table:database-ranges>
        <table:database-range table:name="__Anonymous_Sheet_DB__0" table:target-range-address="'Buriol Benchmark -- only instances solved in less than 2 seconds'.E1:'Buriol Benchmark -- only instances solved in less than 2 seconds'.G401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UKP5 Time Consumption Breakdown'.A2:'UKP5 Time Consumption Breakdown'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3:09:00.263171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7T13:48:24.996773644</dc:date>
    <meta:editing-duration>PT1H26M9S</meta:editing-duration>
    <meta:editing-cycles>9</meta:editing-cycles>
    <meta:generator>LibreOffice/4.4.7.2$Linux_X86_64 LibreOffice_project/40m0$Build-2</meta:generator>
    <meta:document-statistic meta:table-count="3" meta:cell-count="57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'Buriol Benchmark -- only instances solved in less than 2 seconds'.B1:'Buriol Benchmark -- only instances solved in less than 2 seconds'.C401" chart:data-source-has-labels="row" svg:x="0.32cm" svg:y="0.18cm" svg:width="10.082cm" svg:height="8.645cm">
          <chartooo:coordinate-region svg:x="0.941cm" svg:y="0.301cm" svg:width="9.46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B2:'Buriol Benchmark -- only instances solved in less than 2 seconds'.B401" chart:label-cell-address="'Buriol Benchmark -- only instances solved in less than 2 seconds'.B1:'Buriol Benchmark -- only instances solved in less than 2 seconds'.B1" chart:class="chart:line">
            <chart:data-point chart:repeated="400"/>
          </chart:series>
          <chart:series chart:style-name="ch7" chart:values-cell-range-address="'Buriol Benchmark -- only instances solved in less than 2 seconds'.C2:'Buriol Benchmark -- only instances solved in less than 2 seconds'.C401" chart:label-cell-address="'Buriol Benchmark -- only instances solved in less than 2 seconds'.C1:'Buriol Benchmark -- only instances solved in less than 2 seconds'.C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Buriol Benchmark -- only instances solved in less than 2 seconds'.B1:'Buriol Benchmark -- only instances solved in less than 2 seconds'.B1</svg:desc>
                </draw:g>
              </table:table-cell>
              <table:table-cell office:value-type="string">
                <text:p>Pyasukp Internal Time (seconds)</text:p>
                <draw:g>
                  <svg:desc>'Buriol Benchmark -- only instances solved in less than 2 seconds'.C1:'Buriol Benchmark -- only instances solved in less than 2 second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496">
                <text:p>13.3496</text:p>
                <draw:g>
                  <svg:desc>'Buriol Benchmark -- only instances solved in less than 2 seconds'.B2:'Buriol Benchmark -- only instances solved in less than 2 seconds'.B401</svg:desc>
                </draw:g>
              </table:table-cell>
              <table:table-cell office:value-type="float" office:value="0.01">
                <text:p>0.01</text:p>
                <draw:g>
                  <svg:desc>'Buriol Benchmark -- only instances solved in less than 2 seconds'.C2:'Buriol Benchmark -- only instances solved in less than 2 seconds'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096">
                <text:p>13.309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215">
                <text:p>13.12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127">
                <text:p>12.912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379">
                <text:p>12.83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33">
                <text:p>12.7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377">
                <text:p>12.63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437">
                <text:p>12.543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51">
                <text:p>12.4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443">
                <text:p>12.444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024">
                <text:p>12.40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02">
                <text:p>12.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734">
                <text:p>12.073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406">
                <text:p>11.74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602">
                <text:p>11.66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697">
                <text:p>11.56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877">
                <text:p>11.48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4812">
                <text:p>11.4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796">
                <text:p>11.47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465">
                <text:p>11.44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87">
                <text:p>11.28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9825">
                <text:p>10.98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075">
                <text:p>10.90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315">
                <text:p>10.8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78">
                <text:p>10.82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8118">
                <text:p>10.81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348">
                <text:p>10.734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683">
                <text:p>10.6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485">
                <text:p>10.64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806">
                <text:p>10.58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487">
                <text:p>10.54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489">
                <text:p>10.44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3407">
                <text:p>10.34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3031">
                <text:p>10.30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3029">
                <text:p>10.30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109">
                <text:p>10.2109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617">
                <text:p>10.16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1564">
                <text:p>10.156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0886">
                <text:p>10.08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87335">
                <text:p>9.873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82282">
                <text:p>9.82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80863">
                <text:p>9.808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50494">
                <text:p>9.504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9288">
                <text:p>9.392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7162">
                <text:p>9.371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3752">
                <text:p>9.337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3666">
                <text:p>9.336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9377">
                <text:p>9.1937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11226">
                <text:p>9.112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10133">
                <text:p>9.101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99866">
                <text:p>8.9986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86956">
                <text:p>8.8695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81518">
                <text:p>8.815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6876">
                <text:p>8.668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57858">
                <text:p>8.578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49184">
                <text:p>8.491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47453">
                <text:p>8.474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41053">
                <text:p>8.410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40012">
                <text:p>8.400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36931">
                <text:p>8.3693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31792">
                <text:p>8.3179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28485">
                <text:p>8.28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22428">
                <text:p>8.224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11617">
                <text:p>8.116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5041">
                <text:p>8.050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99867">
                <text:p>7.998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6201">
                <text:p>7.962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5716">
                <text:p>7.857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4941">
                <text:p>7.849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5568">
                <text:p>7.755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5518">
                <text:p>7.755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65172">
                <text:p>7.651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58355">
                <text:p>7.583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54301">
                <text:p>7.543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2323">
                <text:p>7.523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127">
                <text:p>7.501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8785">
                <text:p>7.487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46212">
                <text:p>7.462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44883">
                <text:p>7.448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43472">
                <text:p>7.434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2808">
                <text:p>7.428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959">
                <text:p>7.39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6713">
                <text:p>7.3671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1811">
                <text:p>7.318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8399">
                <text:p>7.283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25783">
                <text:p>7.257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2983">
                <text:p>7.229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9938">
                <text:p>7.199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5058">
                <text:p>7.150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3267">
                <text:p>7.1326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9498">
                <text:p>7.094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00134">
                <text:p>7.001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89957">
                <text:p>6.899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84606">
                <text:p>6.846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81987">
                <text:p>6.819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81626">
                <text:p>6.81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0386">
                <text:p>6.803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78873">
                <text:p>6.788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8359">
                <text:p>6.7835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75429">
                <text:p>6.754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2903">
                <text:p>6.729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72802">
                <text:p>6.728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71069">
                <text:p>6.710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64086">
                <text:p>6.640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64">
                <text:p>6.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61893">
                <text:p>6.618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59257">
                <text:p>6.592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56789">
                <text:p>6.567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6388">
                <text:p>6.563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53099">
                <text:p>6.530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51068">
                <text:p>6.51068</text:p>
              </table:table-cell>
              <table:table-cell office:value-type="float" office:value="0.04333">
                <text:p>0.04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9245">
                <text:p>6.492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7057">
                <text:p>6.470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4254">
                <text:p>6.342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2722">
                <text:p>6.327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32597">
                <text:p>6.325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26659">
                <text:p>6.266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5963">
                <text:p>6.2596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185">
                <text:p>6.21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1325">
                <text:p>6.213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0537">
                <text:p>6.205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9361">
                <text:p>6.193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8531">
                <text:p>6.185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7396">
                <text:p>6.173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8409">
                <text:p>6.084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2338">
                <text:p>6.023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2026">
                <text:p>6.0202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1469">
                <text:p>6.014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0729">
                <text:p>6.007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9908">
                <text:p>5.999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8122">
                <text:p>5.98122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6203">
                <text:p>5.962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1227">
                <text:p>5.912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8186">
                <text:p>5.881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6171">
                <text:p>5.8617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86162">
                <text:p>5.861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84927">
                <text:p>5.849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84848">
                <text:p>5.848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3275">
                <text:p>5.732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0899">
                <text:p>5.708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851">
                <text:p>5.68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7025">
                <text:p>5.670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6773">
                <text:p>5.6677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65981">
                <text:p>5.659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61753">
                <text:p>5.617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48478">
                <text:p>5.484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44322">
                <text:p>5.443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4267">
                <text:p>5.442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41282">
                <text:p>5.412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40606">
                <text:p>5.406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36134">
                <text:p>5.361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34964">
                <text:p>5.349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1814">
                <text:p>5.318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1173">
                <text:p>5.311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27682">
                <text:p>5.276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766">
                <text:p>5.27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17848">
                <text:p>5.178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16619">
                <text:p>5.166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14793">
                <text:p>5.147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4561">
                <text:p>5.1456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14385">
                <text:p>5.143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12757">
                <text:p>5.127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1163">
                <text:p>5.111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10908">
                <text:p>5.109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07225">
                <text:p>5.072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02725">
                <text:p>5.027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4595">
                <text:p>4.945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89196">
                <text:p>4.8919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80901">
                <text:p>4.809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7172">
                <text:p>4.671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64118">
                <text:p>4.6411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56063">
                <text:p>4.560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5386">
                <text:p>4.453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8592">
                <text:p>4.385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2862">
                <text:p>4.328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7145">
                <text:p>4.271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3506">
                <text:p>4.235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0533">
                <text:p>4.205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7044">
                <text:p>4.170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5395">
                <text:p>4.153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4559">
                <text:p>4.145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8357">
                <text:p>4.083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3127">
                <text:p>4.0312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02981">
                <text:p>4.029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7389">
                <text:p>3.973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6448">
                <text:p>3.964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0408">
                <text:p>3.904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093">
                <text:p>3.8809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8083">
                <text:p>3.880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7452">
                <text:p>3.874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16">
                <text:p>3.7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2409">
                <text:p>3.4240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1986">
                <text:p>3.419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41618">
                <text:p>3.416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41535">
                <text:p>3.415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4536">
                <text:p>3.34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32196">
                <text:p>3.321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0229">
                <text:p>3.3022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9314">
                <text:p>3.193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5745">
                <text:p>3.057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6748">
                <text:p>2.567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4486">
                <text:p>2.544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46186">
                <text:p>2.461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9397">
                <text:p>2.393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36619">
                <text:p>2.366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222">
                <text:p>2.32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9975">
                <text:p>2.299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1501">
                <text:p>2.215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9165">
                <text:p>2.191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7251">
                <text:p>2.172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0379">
                <text:p>2.103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08833">
                <text:p>2.088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06897">
                <text:p>2.068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06043">
                <text:p>2.060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04099">
                <text:p>2.040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03704">
                <text:p>2.037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3336">
                <text:p>2.033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9166">
                <text:p>1.991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8851">
                <text:p>1.988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845">
                <text:p>1.98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6585">
                <text:p>1.965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4504">
                <text:p>1.945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174">
                <text:p>1.91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9407">
                <text:p>1.894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7455">
                <text:p>1.8745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7306">
                <text:p>1.873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683">
                <text:p>1.856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212">
                <text:p>1.852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458">
                <text:p>1.84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1093">
                <text:p>1.8109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0516">
                <text:p>1.8051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6723">
                <text:p>1.767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4115">
                <text:p>1.741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2961">
                <text:p>1.729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1196">
                <text:p>1.7119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0368">
                <text:p>1.703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69925">
                <text:p>1.6992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69529">
                <text:p>1.695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9464">
                <text:p>1.694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8559">
                <text:p>1.685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8233">
                <text:p>1.682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8196">
                <text:p>1.6819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6849">
                <text:p>1.6684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4633">
                <text:p>1.646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293">
                <text:p>1.62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2137">
                <text:p>1.621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1802">
                <text:p>1.618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1629">
                <text:p>1.616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1485">
                <text:p>1.614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1301">
                <text:p>1.613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8838">
                <text:p>1.588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883">
                <text:p>1.58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7013">
                <text:p>1.570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5522">
                <text:p>1.555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4386">
                <text:p>1.543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3364">
                <text:p>1.5336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0039">
                <text:p>1.500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9857">
                <text:p>1.498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9528">
                <text:p>1.495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49324">
                <text:p>1.493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49293">
                <text:p>1.4929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4882">
                <text:p>1.48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48112">
                <text:p>1.4811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47731">
                <text:p>1.4773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45786">
                <text:p>1.457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4937">
                <text:p>1.449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4489">
                <text:p>1.444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4138">
                <text:p>1.41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9399">
                <text:p>1.393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7402">
                <text:p>1.374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6582">
                <text:p>1.365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5346">
                <text:p>1.353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3921">
                <text:p>1.339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2481">
                <text:p>1.324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0654">
                <text:p>1.3065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0645">
                <text:p>1.306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0585">
                <text:p>1.305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0536">
                <text:p>1.3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9758">
                <text:p>1.2975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29035">
                <text:p>1.2903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6812">
                <text:p>1.268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5403">
                <text:p>1.254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4887">
                <text:p>1.24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4613">
                <text:p>1.2461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9764">
                <text:p>1.1976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9274">
                <text:p>1.192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1859">
                <text:p>1.18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18372">
                <text:p>1.183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1818">
                <text:p>1.18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6432">
                <text:p>1.164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4181">
                <text:p>1.141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0165">
                <text:p>1.101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8611">
                <text:p>1.086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8535">
                <text:p>1.085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6888">
                <text:p>1.0688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5946">
                <text:p>1.059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2584">
                <text:p>1.025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2563">
                <text:p>1.0256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1877">
                <text:p>1.0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1661">
                <text:p>1.016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097">
                <text:p>1.00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0078">
                <text:p>0.9900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80783">
                <text:p>0.9807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446">
                <text:p>0.974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0536">
                <text:p>0.9705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68968">
                <text:p>0.9689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61411">
                <text:p>0.9614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51544">
                <text:p>0.9515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6895">
                <text:p>0.9468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44198">
                <text:p>0.9441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43053">
                <text:p>0.94305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2583">
                <text:p>0.9325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29216">
                <text:p>0.92921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8963">
                <text:p>0.9289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2659">
                <text:p>0.9265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26168">
                <text:p>0.9261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4611">
                <text:p>0.9246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16661">
                <text:p>0.9166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10193">
                <text:p>0.9101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06692">
                <text:p>0.90669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99182">
                <text:p>0.89918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90836">
                <text:p>0.89083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78579">
                <text:p>0.8785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7548">
                <text:p>0.8775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77417">
                <text:p>0.87741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70781">
                <text:p>0.8707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68827">
                <text:p>0.86882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67128">
                <text:p>0.8671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5973">
                <text:p>0.8659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60387">
                <text:p>0.8603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59859">
                <text:p>0.8598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47354">
                <text:p>0.8473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46395">
                <text:p>0.8463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8123">
                <text:p>0.8381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349">
                <text:p>0.833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19922">
                <text:p>0.8199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18685">
                <text:p>0.81868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11124">
                <text:p>0.81112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09854">
                <text:p>0.8098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09065">
                <text:p>0.8090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01984">
                <text:p>0.8019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93979">
                <text:p>0.7939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3785">
                <text:p>0.7937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7941">
                <text:p>0.78794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2542">
                <text:p>0.78254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5522">
                <text:p>0.7755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72872">
                <text:p>0.7728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71887">
                <text:p>0.77188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59534">
                <text:p>0.7595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57815">
                <text:p>0.7578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53778">
                <text:p>0.7537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51907">
                <text:p>0.7519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8442">
                <text:p>0.74844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47251">
                <text:p>0.7472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37576">
                <text:p>0.7375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28182">
                <text:p>0.7281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9039">
                <text:p>0.719039</text:p>
              </table:table-cell>
              <table:table-cell office:value-type="float" office:value="0.06333">
                <text:p>0.06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3044">
                <text:p>0.7130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9837">
                <text:p>0.7098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09212">
                <text:p>0.7092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08656">
                <text:p>0.70865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07374">
                <text:p>0.7073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05816">
                <text:p>0.7058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00963">
                <text:p>0.7009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95271">
                <text:p>0.69527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92681">
                <text:p>0.6926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91683">
                <text:p>0.6916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68507">
                <text:p>0.6685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53504">
                <text:p>0.6535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53176">
                <text:p>0.6531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1583">
                <text:p>0.6515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26378">
                <text:p>0.62637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21537">
                <text:p>0.6215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19969">
                <text:p>0.61996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10365">
                <text:p>0.6103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05905">
                <text:p>0.6059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05895">
                <text:p>0.6058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02848">
                <text:p>0.6028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93691">
                <text:p>0.5936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2439">
                <text:p>0.5924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82364">
                <text:p>0.58236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81689">
                <text:p>0.5816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75227">
                <text:p>0.5752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61913">
                <text:p>0.5619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242">
                <text:p>0.55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3935">
                <text:p>0.54393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28721">
                <text:p>0.5287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27803">
                <text:p>0.5278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20948">
                <text:p>0.5209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19229">
                <text:p>0.5192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1275">
                <text:p>0.512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0768">
                <text:p>0.5107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06036">
                <text:p>0.50603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01567">
                <text:p>0.5015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86559">
                <text:p>0.4865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84262">
                <text:p>0.48426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7168">
                <text:p>0.471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9003">
                <text:p>0.4590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3563">
                <text:p>0.4356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07749">
                <text:p>0.407749</text:p>
              </table:table-cell>
              <table:table-cell office:value-type="float" office:value="0.00667">
                <text:p>0.0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'Buriol Benchmark -- only instances solved in less than 2 seconds'.E1:'Buriol Benchmark -- only instances solved in less than 2 seconds'.G401" chart:data-source-has-labels="both" svg:x="0.32cm" svg:y="0.18cm" svg:width="9.922cm" svg:height="8.645cm">
          <chartooo:coordinate-region svg:x="0.756cm" svg:y="0.379cm" svg:width="9.021cm" svg:height="7.799cm"/>
          <chart:axis chart:dimension="x" chart:name="primary-x" chart:style-name="ch4" chartooo:axis-type="auto">
            <chart:categories table:cell-range-address="'Buriol Benchmark -- only instances solved in less than 2 seconds'.E2:'Buriol Benchmark -- only instances solved in less than 2 seconds'.E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F2:'Buriol Benchmark -- only instances solved in less than 2 seconds'.F401" chart:label-cell-address="'Buriol Benchmark -- only instances solved in less than 2 seconds'.F1:'Buriol Benchmark -- only instances solved in less than 2 seconds'.F1" chart:class="chart:scatter">
            <chart:data-point chart:repeated="400"/>
          </chart:series>
          <chart:series chart:style-name="ch7" chart:values-cell-range-address="'Buriol Benchmark -- only instances solved in less than 2 seconds'.G2:'Buriol Benchmark -- only instances solved in less than 2 seconds'.G401" chart:label-cell-address="'Buriol Benchmark -- only instances solved in less than 2 seconds'.G1:'Buriol Benchmark -- only instances solved in less than 2 seconds'.G1" chart:class="chart:scatte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'Buriol Benchmark -- only instances solved in less than 2 seconds'.F1:'Buriol Benchmark -- only instances solved in less than 2 seconds'.F1</svg:desc>
                </draw:g>
              </table:table-cell>
              <table:table-cell office:value-type="string">
                <text:p>Pyasukp External Time (seconds)</text:p>
                <draw:g>
                  <svg:desc>'Buriol Benchmark -- only instances solved in less than 2 seconds'.G1:'Buriol Benchmark -- only instances solved in less than 2 second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in500wmax100000n10000-0-s827183242c967660.ukp</text:p>
                <draw:g>
                  <svg:desc>'Buriol Benchmark -- only instances solved in less than 2 seconds'.E2:'Buriol Benchmark -- only instances solved in less than 2 seconds'.E401</svg:desc>
                </draw:g>
              </table:table-cell>
              <table:table-cell office:value-type="float" office:value="13.37">
                <text:p>13.37</text:p>
                <draw:g>
                  <svg:desc>'Buriol Benchmark -- only instances solved in less than 2 seconds'.F2:'Buriol Benchmark -- only instances solved in less than 2 seconds'.F401</svg:desc>
                </draw:g>
              </table:table-cell>
              <table:table-cell office:value-type="float" office:value="0.01">
                <text:p>0.01</text:p>
                <draw:g>
                  <svg:desc>'Buriol Benchmark -- only instances solved in less than 2 seconds'.G2:'Buriol Benchmark -- only instances solved in less than 2 seconds'.G401</svg:desc>
                </draw:g>
              </table:table-cell>
            </table:table-row>
            <table:table-row>
              <table:table-cell office:value-type="string">
                <text:p>wmin100wmax100000n10000-2-s528806317c962915.ukp</text:p>
              </table:table-cell>
              <table:table-cell office:value-type="float" office:value="13.33">
                <text:p>13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0-8-s991580855c972757.ukp</text:p>
              </table:table-cell>
              <table:table-cell office:value-type="float" office:value="13.15">
                <text:p>13.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9-s126456688c963193.ukp</text:p>
              </table:table-cell>
              <table:table-cell office:value-type="float" office:value="12.94">
                <text:p>12.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5-s110877071c927298.ukp</text:p>
              </table:table-cell>
              <table:table-cell office:value-type="float" office:value="12.86">
                <text:p>12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7-s177710744c926728.ukp</text:p>
              </table:table-cell>
              <table:table-cell office:value-type="float" office:value="12.76">
                <text:p>12.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2-s528806317c944387.ukp</text:p>
              </table:table-cell>
              <table:table-cell office:value-type="float" office:value="12.66">
                <text:p>12.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8-s991580855c905905.ukp</text:p>
              </table:table-cell>
              <table:table-cell office:value-type="float" office:value="12.57">
                <text:p>12.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8-s991580855c907022.ukp</text:p>
              </table:table-cell>
              <table:table-cell office:value-type="float" office:value="12.48">
                <text:p>12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6-s227708629c900489.ukp</text:p>
              </table:table-cell>
              <table:table-cell office:value-type="float" office:value="12.47">
                <text:p>12.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6-s227708629c960025.ukp</text:p>
              </table:table-cell>
              <table:table-cell office:value-type="float" office:value="12.43">
                <text:p>12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9-s126456688c892278.ukp</text:p>
              </table:table-cell>
              <table:table-cell office:value-type="float" office:value="12.43">
                <text:p>12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2-s528806317c937409.ukp</text:p>
              </table:table-cell>
              <table:table-cell office:value-type="float" office:value="12.19">
                <text:p>12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1-s843367405c958150.ukp</text:p>
              </table:table-cell>
              <table:table-cell office:value-type="float" office:value="11.76">
                <text:p>11.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7-s177710744c995533.ukp</text:p>
              </table:table-cell>
              <table:table-cell office:value-type="float" office:value="11.72">
                <text:p>11.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3-s780179313c856339.ukp</text:p>
              </table:table-cell>
              <table:table-cell office:value-type="float" office:value="11.68">
                <text:p>11.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7-s177710744c983140.ukp</text:p>
              </table:table-cell>
              <table:table-cell office:value-type="float" office:value="11.59">
                <text:p>11.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8-s991580855c881113.ukp</text:p>
              </table:table-cell>
              <table:table-cell office:value-type="float" office:value="11.52">
                <text:p>11.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6-s227708629c836970.ukp</text:p>
              </table:table-cell>
              <table:table-cell office:value-type="float" office:value="11.5">
                <text:p>11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6-s227708629c960084.ukp</text:p>
              </table:table-cell>
              <table:table-cell office:value-type="float" office:value="11.47">
                <text:p>1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0-9-s126456688c987402.ukp</text:p>
              </table:table-cell>
              <table:table-cell office:value-type="float" office:value="11.31">
                <text:p>11.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7-s177710744c841524.ukp</text:p>
              </table:table-cell>
              <table:table-cell office:value-type="float" office:value="11.01">
                <text:p>11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7-s177710744c921100.ukp</text:p>
              </table:table-cell>
              <table:table-cell office:value-type="float" office:value="10.93">
                <text:p>10.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7-s177710744c891811.ukp</text:p>
              </table:table-cell>
              <table:table-cell office:value-type="float" office:value="10.85">
                <text:p>10.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9-s126456688c794611.ukp</text:p>
              </table:table-cell>
              <table:table-cell office:value-type="float" office:value="10.85">
                <text:p>10.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7-s177710744c908287.ukp</text:p>
              </table:table-cell>
              <table:table-cell office:value-type="float" office:value="10.84">
                <text:p>10.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5-s110877071c979382.ukp</text:p>
              </table:table-cell>
              <table:table-cell office:value-type="float" office:value="10.76">
                <text:p>10.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4-s721215008c833689.ukp</text:p>
              </table:table-cell>
              <table:table-cell office:value-type="float" office:value="10.71">
                <text:p>10.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6-s227708629c819173.ukp</text:p>
              </table:table-cell>
              <table:table-cell office:value-type="float" office:value="10.67">
                <text:p>10.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6-s227708629c868429.ukp</text:p>
              </table:table-cell>
              <table:table-cell office:value-type="float" office:value="10.6">
                <text:p>10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1-s843367405c890345.ukp</text:p>
              </table:table-cell>
              <table:table-cell office:value-type="float" office:value="10.57">
                <text:p>10.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3-s780179313c775969.ukp</text:p>
              </table:table-cell>
              <table:table-cell office:value-type="float" office:value="10.47">
                <text:p>10.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6-s227708629c775731.ukp</text:p>
              </table:table-cell>
              <table:table-cell office:value-type="float" office:value="10.36">
                <text:p>1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0-4-s721215008c927843.ukp</text:p>
              </table:table-cell>
              <table:table-cell office:value-type="float" office:value="10.33">
                <text:p>1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6-s227708629c876351.ukp</text:p>
              </table:table-cell>
              <table:table-cell office:value-type="float" office:value="10.33">
                <text:p>1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9-s126456688c814865.ukp</text:p>
              </table:table-cell>
              <table:table-cell office:value-type="float" office:value="10.24">
                <text:p>10.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3-s780179313c787410.ukp</text:p>
              </table:table-cell>
              <table:table-cell office:value-type="float" office:value="10.19">
                <text:p>10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3-s780179313c864487.ukp</text:p>
              </table:table-cell>
              <table:table-cell office:value-type="float" office:value="10.18">
                <text:p>10.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1-s843367405c758616.ukp</text:p>
              </table:table-cell>
              <table:table-cell office:value-type="float" office:value="10.11">
                <text:p>10.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0-s827183242c835092.ukp</text:p>
              </table:table-cell>
              <table:table-cell office:value-type="float" office:value="9.9">
                <text:p>9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4-s721215008c817916.ukp</text:p>
              </table:table-cell>
              <table:table-cell office:value-type="float" office:value="9.85">
                <text:p>9.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2-s528806317c831043.ukp</text:p>
              </table:table-cell>
              <table:table-cell office:value-type="float" office:value="9.83">
                <text:p>9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4-s721215008c811628.ukp</text:p>
              </table:table-cell>
              <table:table-cell office:value-type="float" office:value="9.53">
                <text:p>9.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1-s843367405c786199.ukp</text:p>
              </table:table-cell>
              <table:table-cell office:value-type="float" office:value="9.42">
                <text:p>9.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4-s721215008c717530.ukp</text:p>
              </table:table-cell>
              <table:table-cell office:value-type="float" office:value="9.39">
                <text:p>9.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5-s110877071c794434.ukp</text:p>
              </table:table-cell>
              <table:table-cell office:value-type="float" office:value="9.36">
                <text:p>9.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4-s721215008c714434.ukp</text:p>
              </table:table-cell>
              <table:table-cell office:value-type="float" office:value="9.36">
                <text:p>9.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1-s843367405c724816.ukp</text:p>
              </table:table-cell>
              <table:table-cell office:value-type="float" office:value="9.22">
                <text:p>9.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5-s110877071c757113.ukp</text:p>
              </table:table-cell>
              <table:table-cell office:value-type="float" office:value="9.14">
                <text:p>9.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2-s528806317c780373.ukp</text:p>
              </table:table-cell>
              <table:table-cell office:value-type="float" office:value="9.12">
                <text:p>9.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1-s843367405c687899.ukp</text:p>
              </table:table-cell>
              <table:table-cell office:value-type="float" office:value="9.02">
                <text:p>9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8-s991580855c759438.ukp</text:p>
              </table:table-cell>
              <table:table-cell office:value-type="float" office:value="8.89">
                <text:p>8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0-1-s843367405c723320.ukp</text:p>
              </table:table-cell>
              <table:table-cell office:value-type="float" office:value="8.86">
                <text:p>8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3-s780179313c669049.ukp</text:p>
              </table:table-cell>
              <table:table-cell office:value-type="float" office:value="8.69">
                <text:p>8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3-s780179313c742672.ukp</text:p>
              </table:table-cell>
              <table:table-cell office:value-type="float" office:value="8.6">
                <text:p>8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5-s110877071c652960.ukp</text:p>
              </table:table-cell>
              <table:table-cell office:value-type="float" office:value="8.51">
                <text:p>8.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1-s843367405c761697.ukp</text:p>
              </table:table-cell>
              <table:table-cell office:value-type="float" office:value="8.5">
                <text:p>8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4-s721215008c755951.ukp</text:p>
              </table:table-cell>
              <table:table-cell office:value-type="float" office:value="8.43">
                <text:p>8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9-s126456688c646208.ukp</text:p>
              </table:table-cell>
              <table:table-cell office:value-type="float" office:value="8.42">
                <text:p>8.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7-s177710744c695800.ukp</text:p>
              </table:table-cell>
              <table:table-cell office:value-type="float" office:value="8.39">
                <text:p>8.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0-s827183242c746133.ukp</text:p>
              </table:table-cell>
              <table:table-cell office:value-type="float" office:value="8.34">
                <text:p>8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2-s528806317c717163.ukp</text:p>
              </table:table-cell>
              <table:table-cell office:value-type="float" office:value="8.31">
                <text:p>8.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8-s991580855c641656.ukp</text:p>
              </table:table-cell>
              <table:table-cell office:value-type="float" office:value="8.25">
                <text:p>8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2-s528806317c712339.ukp</text:p>
              </table:table-cell>
              <table:table-cell office:value-type="float" office:value="8.14">
                <text:p>8.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9-s126456688c696928.ukp</text:p>
              </table:table-cell>
              <table:table-cell office:value-type="float" office:value="8.07">
                <text:p>8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0-s827183242c692993.ukp</text:p>
              </table:table-cell>
              <table:table-cell office:value-type="float" office:value="8.02">
                <text:p>8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0-s827183242c676550.ukp</text:p>
              </table:table-cell>
              <table:table-cell office:value-type="float" office:value="7.98">
                <text:p>7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3-s780179313c680171.ukp</text:p>
              </table:table-cell>
              <table:table-cell office:value-type="float" office:value="7.87">
                <text:p>7.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7-s177710744c998133.ukp</text:p>
              </table:table-cell>
              <table:table-cell office:value-type="float" office:value="7.87">
                <text:p>7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0-1-s843367405c606409.ukp</text:p>
              </table:table-cell>
              <table:table-cell office:value-type="float" office:value="7.78">
                <text:p>7.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3-s780179313c975126.ukp</text:p>
              </table:table-cell>
              <table:table-cell office:value-type="float" office:value="7.77">
                <text:p>7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0-5-s110877071c609067.ukp</text:p>
              </table:table-cell>
              <table:table-cell office:value-type="float" office:value="7.67">
                <text:p>7.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4-s721215008c993639.ukp</text:p>
              </table:table-cell>
              <table:table-cell office:value-type="float" office:value="7.6">
                <text:p>7.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8-s991580855c979726.ukp</text:p>
              </table:table-cell>
              <table:table-cell office:value-type="float" office:value="7.56">
                <text:p>7.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1-s843367405c977278.ukp</text:p>
              </table:table-cell>
              <table:table-cell office:value-type="float" office:value="7.54">
                <text:p>7.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4-s721215008c598073.ukp</text:p>
              </table:table-cell>
              <table:table-cell office:value-type="float" office:value="7.52">
                <text:p>7.5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5-s110877071c631507.ukp</text:p>
              </table:table-cell>
              <table:table-cell office:value-type="float" office:value="7.51">
                <text:p>7.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2-s528806317c962340.ukp</text:p>
              </table:table-cell>
              <table:table-cell office:value-type="float" office:value="7.5">
                <text:p>7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7-s177710744c988452.ukp</text:p>
              </table:table-cell>
              <table:table-cell office:value-type="float" office:value="7.48">
                <text:p>7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8-s991580855c640540.ukp</text:p>
              </table:table-cell>
              <table:table-cell office:value-type="float" office:value="7.46">
                <text:p>7.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8-s991580855c959858.ukp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0-7-s177710744c581656.ukp</text:p>
              </table:table-cell>
              <table:table-cell office:value-type="float" office:value="7.42">
                <text:p>7.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0-s827183242c605538.ukp</text:p>
              </table:table-cell>
              <table:table-cell office:value-type="float" office:value="7.39">
                <text:p>7.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0-3-s780179313c600195.ukp</text:p>
              </table:table-cell>
              <table:table-cell office:value-type="float" office:value="7.38">
                <text:p>7.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4-s721215008c947772.ukp</text:p>
              </table:table-cell>
              <table:table-cell office:value-type="float" office:value="7.33">
                <text:p>7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5000-9-s126456688c933306.ukp</text:p>
              </table:table-cell>
              <table:table-cell office:value-type="float" office:value="7.3">
                <text:p>7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6-s227708629c927319.ukp</text:p>
              </table:table-cell>
              <table:table-cell office:value-type="float" office:value="7.27">
                <text:p>7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5000-9-s126456688c962935.ukp</text:p>
              </table:table-cell>
              <table:table-cell office:value-type="float" office:value="7.24">
                <text:p>7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5000-3-s780179313c964288.ukp</text:p>
              </table:table-cell>
              <table:table-cell office:value-type="float" office:value="7.21">
                <text:p>7.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8-s991580855c614733.ukp</text:p>
              </table:table-cell>
              <table:table-cell office:value-type="float" office:value="7.17">
                <text:p>7.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5-s110877071c915598.ukp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5000-7-s177710744c955831.ukp</text:p>
              </table:table-cell>
              <table:table-cell office:value-type="float" office:value="7.02">
                <text:p>7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5000-6-s227708629c915098.ukp</text:p>
              </table:table-cell>
              <table:table-cell office:value-type="float" office:value="6.91">
                <text:p>6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0-7-s177710744c553982.ukp</text:p>
              </table:table-cell>
              <table:table-cell office:value-type="float" office:value="6.87">
                <text:p>6.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9-s126456688c597881.ukp</text:p>
              </table:table-cell>
              <table:table-cell office:value-type="float" office:value="6.84">
                <text:p>6.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2-s528806317c650130.ukp</text:p>
              </table:table-cell>
              <table:table-cell office:value-type="float" office:value="6.83">
                <text:p>6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7-s177710744c889537.ukp</text:p>
              </table:table-cell>
              <table:table-cell office:value-type="float" office:value="6.83">
                <text:p>6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0-s827183242c544223.ukp</text:p>
              </table:table-cell>
              <table:table-cell office:value-type="float" office:value="6.81">
                <text:p>6.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5-s110877071c563354.ukp</text:p>
              </table:table-cell>
              <table:table-cell office:value-type="float" office:value="6.81">
                <text:p>6.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9-s126456688c585653.ukp</text:p>
              </table:table-cell>
              <table:table-cell office:value-type="float" office:value="6.78">
                <text:p>6.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2-s528806317c547427.ukp</text:p>
              </table:table-cell>
              <table:table-cell office:value-type="float" office:value="6.75">
                <text:p>6.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4-s721215008c918348.ukp</text:p>
              </table:table-cell>
              <table:table-cell office:value-type="float" office:value="6.74">
                <text:p>6.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6-s227708629c889920.ukp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0-3-s780179313c642619.ukp</text:p>
              </table:table-cell>
              <table:table-cell office:value-type="float" office:value="6.67">
                <text:p>6.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2-s528806317c540323.ukp</text:p>
              </table:table-cell>
              <table:table-cell office:value-type="float" office:value="6.66">
                <text:p>6.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5-s110877071c910113.ukp</text:p>
              </table:table-cell>
              <table:table-cell office:value-type="float" office:value="6.63">
                <text:p>6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0-0-s827183242c564610.ukp</text:p>
              </table:table-cell>
              <table:table-cell office:value-type="float" office:value="6.62">
                <text:p>6.6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wmin1000wmax100000n5000-6-s227708629c866107.ukp</text:p>
              </table:table-cell>
              <table:table-cell office:value-type="float" office:value="6.61">
                <text:p>6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0-1-s843367405c638567.ukp</text:p>
              </table:table-cell>
              <table:table-cell office:value-type="float" office:value="6.59">
                <text:p>6.5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9-s126456688c886947.ukp</text:p>
              </table:table-cell>
              <table:table-cell office:value-type="float" office:value="6.58">
                <text:p>6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5000-2-s528806317c884319.ukp</text:p>
              </table:table-cell>
              <table:table-cell office:value-type="float" office:value="6.54">
                <text:p>6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5000-2-s528806317c898111.ukp</text:p>
              </table:table-cell>
              <table:table-cell office:value-type="float" office:value="6.51">
                <text:p>6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5000-3-s780179313c888331.ukp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1-s843367405c913433.ukp</text:p>
              </table:table-cell>
              <table:table-cell office:value-type="float" office:value="6.36">
                <text:p>6.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9-s126456688c828941.ukp</text:p>
              </table:table-cell>
              <table:table-cell office:value-type="float" office:value="6.34">
                <text:p>6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0-s827183242c885889.ukp</text:p>
              </table:table-cell>
              <table:table-cell office:value-type="float" office:value="6.34">
                <text:p>6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9-s126456688c572196.ukp</text:p>
              </table:table-cell>
              <table:table-cell office:value-type="float" office:value="6.28">
                <text:p>6.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5000-0-s827183242c868164.ukp</text:p>
              </table:table-cell>
              <table:table-cell office:value-type="float" office:value="6.28">
                <text:p>6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0-0-s827183242c508284.ukp</text:p>
              </table:table-cell>
              <table:table-cell office:value-type="float" office:value="6.24">
                <text:p>6.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4-s721215008c528703.ukp</text:p>
              </table:table-cell>
              <table:table-cell office:value-type="float" office:value="6.23">
                <text:p>6.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5-s110877071c818842.ukp</text:p>
              </table:table-cell>
              <table:table-cell office:value-type="float" office:value="6.23">
                <text:p>6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4-s721215008c878193.ukp</text:p>
              </table:table-cell>
              <table:table-cell office:value-type="float" office:value="6.21">
                <text:p>6.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4-s721215008c548771.ukp</text:p>
              </table:table-cell>
              <table:table-cell office:value-type="float" office:value="6.2">
                <text:p>6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3-s780179313c817500.ukp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0-5-s110877071c534895.ukp</text:p>
              </table:table-cell>
              <table:table-cell office:value-type="float" office:value="6.11">
                <text:p>6.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8-s991580855c800253.ukp</text:p>
              </table:table-cell>
              <table:table-cell office:value-type="float" office:value="6.04">
                <text:p>6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5-s110877071c813872.ukp</text:p>
              </table:table-cell>
              <table:table-cell office:value-type="float" office:value="6.03">
                <text:p>6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5000-2-s528806317c833814.ukp</text:p>
              </table:table-cell>
              <table:table-cell office:value-type="float" office:value="6.03">
                <text:p>6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7-s177710744c867650.ukp</text:p>
              </table:table-cell>
              <table:table-cell office:value-type="float" office:value="6.02">
                <text:p>6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5000-8-s991580855c818898.ukp</text:p>
              </table:table-cell>
              <table:table-cell office:value-type="float" office:value="6.01">
                <text:p>6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6-s227708629c586019.ukp</text:p>
              </table:table-cell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4-s721215008c822573.ukp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5000-9-s126456688c799946.ukp</text:p>
              </table:table-cell>
              <table:table-cell office:value-type="float" office:value="5.93">
                <text:p>5.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1-s843367405c781022.ukp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0-3-s780179313c522689.ukp</text:p>
              </table:table-cell>
              <table:table-cell office:value-type="float" office:value="5.88">
                <text:p>5.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5000-1-s843367405c811729.ukp</text:p>
              </table:table-cell>
              <table:table-cell office:value-type="float" office:value="5.87">
                <text:p>5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5000-5-s110877071c908979.ukp</text:p>
              </table:table-cell>
              <table:table-cell office:value-type="float" office:value="5.86">
                <text:p>5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7-s177710744c794863.ukp</text:p>
              </table:table-cell>
              <table:table-cell office:value-type="float" office:value="5.86">
                <text:p>5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0-s827183242c797054.ukp</text:p>
              </table:table-cell>
              <table:table-cell office:value-type="float" office:value="5.75">
                <text:p>5.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7-s177710744c896171.ukp</text:p>
              </table:table-cell>
              <table:table-cell office:value-type="float" office:value="5.72">
                <text:p>5.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6-s227708629c829407.ukp</text:p>
              </table:table-cell>
              <table:table-cell office:value-type="float" office:value="5.7">
                <text:p>5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5-s110877071c530892.ukp</text:p>
              </table:table-cell>
              <table:table-cell office:value-type="float" office:value="5.69">
                <text:p>5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6-s227708629c510382.ukp</text:p>
              </table:table-cell>
              <table:table-cell office:value-type="float" office:value="5.69">
                <text:p>5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5-s110877071c763250.ukp</text:p>
              </table:table-cell>
              <table:table-cell office:value-type="float" office:value="5.67">
                <text:p>5.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3-s780179313c777991.ukp</text:p>
              </table:table-cell>
              <table:table-cell office:value-type="float" office:value="5.63">
                <text:p>5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5000-3-s780179313c826338.ukp</text:p>
              </table:table-cell>
              <table:table-cell office:value-type="float" office:value="5.5">
                <text:p>5.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8-s991580855c506357.ukp</text:p>
              </table:table-cell>
              <table:table-cell office:value-type="float" office:value="5.47">
                <text:p>5.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2-s528806317c747924.ukp</text:p>
              </table:table-cell>
              <table:table-cell office:value-type="float" office:value="5.46">
                <text:p>5.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5000-7-s177710744c742667.ukp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5000-0-s827183242c743140.ukp</text:p>
              </table:table-cell>
              <table:table-cell office:value-type="float" office:value="5.42">
                <text:p>5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8-s991580855c784023.ukp</text:p>
              </table:table-cell>
              <table:table-cell office:value-type="float" office:value="5.38">
                <text:p>5.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0-s827183242c524015.ukp</text:p>
              </table:table-cell>
              <table:table-cell office:value-type="float" office:value="5.37">
                <text:p>5.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4-s721215008c722598.ukp</text:p>
              </table:table-cell>
              <table:table-cell office:value-type="float" office:value="5.33">
                <text:p>5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5000-1-s843367405c722247.ukp</text:p>
              </table:table-cell>
              <table:table-cell office:value-type="float" office:value="5.32">
                <text:p>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5000-3-s780179313c736513.ukp</text:p>
              </table:table-cell>
              <table:table-cell office:value-type="float" office:value="5.29">
                <text:p>5.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0-s827183242c714600.ukp</text:p>
              </table:table-cell>
              <table:table-cell office:value-type="float" office:value="5.29">
                <text:p>5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2-s528806317c766032.ukp</text:p>
              </table:table-cell>
              <table:table-cell office:value-type="float" office:value="5.19">
                <text:p>5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1-s843367405c820728.ukp</text:p>
              </table:table-cell>
              <table:table-cell office:value-type="float" office:value="5.18">
                <text:p>5.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9-s126456688c734233.ukp</text:p>
              </table:table-cell>
              <table:table-cell office:value-type="float" office:value="5.16">
                <text:p>5.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1-s843367405c706481.ukp</text:p>
              </table:table-cell>
              <table:table-cell office:value-type="float" office:value="5.16">
                <text:p>5.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0-s827183242c723463.ukp</text:p>
              </table:table-cell>
              <table:table-cell office:value-type="float" office:value="5.16">
                <text:p>5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5000-9-s126456688c734476.ukp</text:p>
              </table:table-cell>
              <table:table-cell office:value-type="float" office:value="5.14">
                <text:p>5.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6-s227708629c702084.ukp</text:p>
              </table:table-cell>
              <table:table-cell office:value-type="float" office:value="5.13">
                <text:p>5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5000-4-s721215008c701200.ukp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0-8-s991580855c500128.ukp</text:p>
              </table:table-cell>
              <table:table-cell office:value-type="float" office:value="5.1">
                <text:p>5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9-s126456688c692500.ukp</text:p>
              </table:table-cell>
              <table:table-cell office:value-type="float" office:value="5.04">
                <text:p>5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5000-5-s110877071c698449.ukp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5000-8-s991580855c676792.ukp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5000-2-s528806317c663041.ukp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5000-6-s227708629c745443.ukp</text:p>
              </table:table-cell>
              <table:table-cell office:value-type="float" office:value="4.68">
                <text:p>4.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0-s827183242c748716.ukp</text:p>
              </table:table-cell>
              <table:table-cell office:value-type="float" office:value="4.65">
                <text:p>4.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5-s110877071c665496.ukp</text:p>
              </table:table-cell>
              <table:table-cell office:value-type="float" office:value="4.57">
                <text:p>4.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8-s991580855c627425.ukp</text:p>
              </table:table-cell>
              <table:table-cell office:value-type="float" office:value="4.47">
                <text:p>4.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5000-0-s827183242c614699.ukp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5000-3-s780179313c615523.ukp</text:p>
              </table:table-cell>
              <table:table-cell office:value-type="float" office:value="4.34">
                <text:p>4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0-s827183242c602764.ukp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5000-2-s528806317c634422.ukp</text:p>
              </table:table-cell>
              <table:table-cell office:value-type="float" office:value="4.25">
                <text:p>4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8-s991580855c669670.ukp</text:p>
              </table:table-cell>
              <table:table-cell office:value-type="float" office:value="4.22">
                <text:p>4.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5000-7-s177710744c587849.ukp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5000-3-s780179313c595758.ukp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5000-7-s177710744c588624.ukp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5000-1-s843367405c616321.ukp</text:p>
              </table:table-cell>
              <table:table-cell office:value-type="float" office:value="4.1">
                <text:p>4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6-s227708629c579842.ukp</text:p>
              </table:table-cell>
              <table:table-cell office:value-type="float" office:value="4.04">
                <text:p>4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5-s110877071c593661.ukp</text:p>
              </table:table-cell>
              <table:table-cell office:value-type="float" office:value="4.04">
                <text:p>4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1-s843367405c575765.ukp</text:p>
              </table:table-cell>
              <table:table-cell office:value-type="float" office:value="3.99">
                <text:p>3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5000-2-s528806317c565762.ukp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5000-8-s991580855c589368.ukp</text:p>
              </table:table-cell>
              <table:table-cell office:value-type="float" office:value="3.94">
                <text:p>3.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1-s843367405c563850.ukp</text:p>
              </table:table-cell>
              <table:table-cell office:value-type="float" office:value="3.89">
                <text:p>3.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5000-8-s991580855c558792.ukp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5000-9-s126456688c556794.ukp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5000-6-s227708629c554798.ukp</text:p>
              </table:table-cell>
              <table:table-cell office:value-type="float" office:value="3.73">
                <text:p>3.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5000-4-s721215008c503630.ukp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5000-4-s721215008c534924.ukp</text:p>
              </table:table-cell>
              <table:table-cell office:value-type="float" office:value="3.43">
                <text:p>3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0-s827183242c519941.ukp</text:p>
              </table:table-cell>
              <table:table-cell office:value-type="float" office:value="3.43">
                <text:p>3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3-s780179313c532726.ukp</text:p>
              </table:table-cell>
              <table:table-cell office:value-type="float" office:value="3.43">
                <text:p>3.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2-s528806317c558365.ukp</text:p>
              </table:table-cell>
              <table:table-cell office:value-type="float" office:value="3.36">
                <text:p>3.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5-s110877071c525668.ukp</text:p>
              </table:table-cell>
              <table:table-cell office:value-type="float" office:value="3.33">
                <text:p>3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6-s227708629c523503.ukp</text:p>
              </table:table-cell>
              <table:table-cell office:value-type="float" office:value="3.31">
                <text:p>3.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9-s126456688c546777.ukp</text:p>
              </table:table-cell>
              <table:table-cell office:value-type="float" office:value="3.21">
                <text:p>3.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4-s721215008c527444.ukp</text:p>
              </table:table-cell>
              <table:table-cell office:value-type="float" office:value="3.07">
                <text:p>3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2000-3-s780179313c994428.ukp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8-s991580855c972562.ukp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2-s528806317c949226.ukp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4-s721215008c980510.ukp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3-s780179313c911650.ukp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9-s126456688c896939.ukp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0-s827183242c896153.ukp</text:p>
              </table:table-cell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6-s227708629c878892.ukp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1-s843367405c887154.ukp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9-s126456688c925301.ukp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4-s721215008c829591.ukp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6-s227708629c838774.ukp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8-s991580855c821782.ukp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0-s827183242c988488.ukp</text:p>
              </table:table-cell>
              <table:table-cell office:value-type="float" office:value="2.07">
                <text:p>2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5-s110877071c884660.ukp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1-s843367405c810134.ukp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0-s827183242c854861.ukp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2-s528806317c982859.ukp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9-s126456688c849580.ukp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2000-9-s126456688c785219.ukp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9-s126456688c955846.ukp</text:p>
              </table:table-cell>
              <table:table-cell office:value-type="float" office:value="1.97">
                <text:p>1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2-s528806317c771687.ukp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3-s780179313c933740.ukp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2-s528806317c914458.ukp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7-s177710744c919792.ukp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5-s110877071c754733.ukp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4-s721215008c924632.ukp</text:p>
              </table:table-cell>
              <table:table-cell office:value-type="float" office:value="1.86">
                <text:p>1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4-s721215008c803150.ukp</text:p>
              </table:table-cell>
              <table:table-cell office:value-type="float" office:value="1.86">
                <text:p>1.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2000-6-s227708629c783259.ukp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6-s227708629c880921.ukp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4-s721215008c731342.ukp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5-s110877071c714179.ukp</text:p>
              </table:table-cell>
              <table:table-cell office:value-type="float" office:value="1.77">
                <text:p>1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2-s528806317c731451.ukp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0-s827183242c712347.ukp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7-s177710744c685459.ukp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3-s780179313c847262.ukp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8-s991580855c676793.ukp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0-s827183242c854573.ukp</text:p>
              </table:table-cell>
              <table:table-cell office:value-type="float" office:value="1.7">
                <text:p>1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2000-6-s227708629c855086.ukp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5-s110877071c842723.ukp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5-s110877071c854260.ukp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5-s110877071c821634.ukp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4-s721215008c677586.ukp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8-s991580855c820778.ukp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0-s827183242c801096.ukp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8-s991580855c816330.ukp</text:p>
              </table:table-cell>
              <table:table-cell office:value-type="float" office:value="1.63">
                <text:p>1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9-s126456688c833361.ukp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0-s827183242c735111.ukp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1-s843367405c717370.ukp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2-s528806317c726630.ukp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6-s227708629c720884.ukp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8-s991580855c677631.ukp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7-s177710744c786597.ukp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9-s126456688c764660.ukp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2000-1-s843367405c638572.ukp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4-s721215008c779730.ukp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3-s780179313c767623.ukp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6-s227708629c602464.ukp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2-s528806317c763127.ukp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3-s780179313c639862.ukp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5-s110877071c663957.ukp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0-s827183242c755190.ukp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4-s721215008c751902.ukp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8-s991580855c775538.ukp</text:p>
              </table:table-cell>
              <table:table-cell office:value-type="float" office:value="1.48">
                <text:p>1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2000-8-s991580855c733977.ukp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1-s843367405c625437.ukp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7-s177710744c599019.ukp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1-s843367405c726618.ukp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3-s780179313c724146.ukp</text:p>
              </table:table-cell>
              <table:table-cell office:value-type="float" office:value="1.4">
                <text:p>1.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2000-7-s177710744c584112.ukp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9-s126456688c711726.ukp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7-s177710744c718599.ukp</text:p>
              </table:table-cell>
              <table:table-cell office:value-type="float" office:value="1.36">
                <text:p>1.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wmin500wmax50000n2000-9-s126456688c574685.ukp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2000-5-s110877071c569112.ukp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8-s991580855c603735.ukp</text:p>
              </table:table-cell>
              <table:table-cell office:value-type="float" office:value="1.31">
                <text:p>1.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2000-4-s721215008c680270.ukp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3-s780179313c690312.ukp</text:p>
              </table:table-cell>
              <table:table-cell office:value-type="float" office:value="1.31">
                <text:p>1.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2000-1-s843367405c677154.ukp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1-s843367405c674749.ukp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2000-0-s827183242c555456.ukp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2-s528806317c546247.ukp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2000-7-s177710744c571410.ukp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2000-3-s780179313c589775.ukp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6-s227708629c648684.ukp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1-s843367405c643267.ukp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7-s177710744c646245.ukp</text:p>
              </table:table-cell>
              <table:table-cell office:value-type="float" office:value="1.2">
                <text:p>1.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7-s177710744c553979.ukp</text:p>
              </table:table-cell>
              <table:table-cell office:value-type="float" office:value="1.19">
                <text:p>1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2000-3-s780179313c510614.ukp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2000-2-s528806317c623571.ukp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8-s991580855c621922.ukp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2-s528806317c620605.ukp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6-s227708629c997370.ukp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1-s843367405c605138.ukp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-9-s126456688c990447.ukp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5-s110877071c577917.ukp</text:p>
              </table:table-cell>
              <table:table-cell office:value-type="float" office:value="1.07">
                <text:p>1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7-s177710744c961618.ukp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9-s126456688c935549.ukp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2000-6-s227708629c564050.ukp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6-s227708629c580821.ukp</text:p>
              </table:table-cell>
              <table:table-cell office:value-type="float" office:value="1.02">
                <text:p>1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-7-s177710744c921854.ukp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4-s721215008c919878.ukp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2-s528806317c938252.ukp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5-s110877071c904309.ukp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4-s721215008c538044.ukp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3-s780179313c898184.ukp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6-s227708629c982865.ukp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-7-s177710744c905112.ukp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2000-9-s126456688c522084.ukp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1-s843367405c974920.ukp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3-s780179313c947405.ukp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7-s177710744c516153.ukp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8-s991580855c964354.ukp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3-s780179313c900235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0-s827183242c934712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2-s528806317c930355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0-s827183242c771721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3-s780179313c947511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5-s110877071c920920.ukp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3-s780179313c942575.ukp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2000-0-s827183242c514909.ukp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0-s827183242c913363.ukp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2000-5-s110877071c528906.ukp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-4-s721215008c904217.ukp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5-s110877071c821271.ukp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6-s227708629c897210.ukp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7-s177710744c875688.ukp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8-s991580855c810058.ukp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0-s827183242c822011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2-s528806317c898349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9-s126456688c837661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6-s227708629c819012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7-s177710744c880033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4-s721215008c887601.ukp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9-s126456688c869402.ukp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9-s126456688c853648.ukp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7-s177710744c872546.ukp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1-s843367405c762037.ukp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8-s991580855c766549.ukp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9-s126456688c864427.ukp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4-s721215008c753624.ukp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4-s721215008c841862.ukp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4-s721215008c835814.ukp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5-s110877071c769563.ukp</text:p>
              </table:table-cell>
              <table:table-cell office:value-type="float" office:value="0.8">
                <text:p>0.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-3-s780179313c737429.ukp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4-s721215008c733791.ukp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3-s780179313c743993.ukp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8-s991580855c746908.ukp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9-s126456688c795871.ukp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6-s227708629c786259.ukp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7-s177710744c744409.ukp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7-s177710744c785630.ukp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6-s227708629c724917.ukp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2-s528806317c700591.ukp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9-s126456688c725997.ukp</text:p>
              </table:table-cell>
              <table:table-cell office:value-type="float" office:value="0.75">
                <text:p>0.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-9-s126456688c698016.ukp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5-s110877071c784914.ukp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3-s780179313c780916.ukp</text:p>
              </table:table-cell>
              <table:table-cell office:value-type="float" office:value="0.72">
                <text:p>0.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wmin5000wmax100000n1000-8-s991580855c756481.ukp</text:p>
              </table:table-cell>
              <table:table-cell office:value-type="float" office:value="0.72">
                <text:p>0.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-9-s126456688c785284.ukp</text:p>
              </table:table-cell>
              <table:table-cell office:value-type="float" office:value="0.71">
                <text:p>0.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8-s991580855c698588.ukp</text:p>
              </table:table-cell>
              <table:table-cell office:value-type="float" office:value="0.71">
                <text:p>0.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-5-s110877071c758279.ukp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0-s827183242c685864.ukp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1-s843367405c670545.ukp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2-s528806317c671407.ukp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8-s991580855c660065.ukp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1-s843367405c753086.ukp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2-s528806317c669699.ukp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2-s528806317c717062.ukp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4-s721215008c658332.ukp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6-s227708629c662505.ukp</text:p>
              </table:table-cell>
              <table:table-cell office:value-type="float" office:value="0.66">
                <text:p>0.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-0-s827183242c702436.ukp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1-s843367405c668488.ukp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7-s177710744c605365.ukp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1-s843367405c679686.ukp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4-s721215008c678900.ukp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3-s780179313c585275.ukp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5-s110877071c674339.ukp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2-s528806317c584772.ukp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1-s843367405c651585.ukp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5-s110877071c649340.ukp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7-s177710744c657882.ukp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1-s843367405c527079.ukp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2-s528806317c624701.ukp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0-s827183242c651303.ukp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6-s227708629c546518.ukp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1-s843367405c552572.ukp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50000n1000-5-s110877071c535803.ukp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6-s227708629c582806.ukp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4-s721215008c538155.ukp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50000n1000-0-s827183242c517355.ukp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3-s780179313c585253.ukp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5-s110877071c524234.ukp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1-s843367405c507170.ukp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50000n1000-0-s827183242c519371.ukp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wmax100000n1000-8-s991580855c556144.ukp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wmax100000n1000-8-s991580855c555575.ukp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50000n1000-0-s827183242c505635.ukp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5000wmax100000n1000-2-s528806317c529796.ukp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100000n1000-8-s991580855c506117.ukp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00wmax100000n1000-6-s227708629c511609.ukp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'Buriol Benchmark -- only instances solved in less than 2 seconds'.I1:'Buriol Benchmark -- only instances solved in less than 2 seconds'.K27" chart:data-source-has-labels="both" svg:x="0.32cm" svg:y="0.18cm" svg:width="9.545cm" svg:height="8.645cm">
          <chartooo:coordinate-region svg:x="1.497cm" svg:y="0.379cm" svg:width="8.181cm" svg:height="7.799cm"/>
          <chart:axis chart:dimension="x" chart:name="primary-x" chart:style-name="ch4" chartooo:axis-type="auto">
            <chart:categories table:cell-range-address="'Buriol Benchmark -- only instances solved in less than 2 seconds'.I2:'Buriol Benchmark -- only instances solved in less than 2 seconds'.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J2:'Buriol Benchmark -- only instances solved in less than 2 seconds'.J27" chart:label-cell-address="'Buriol Benchmark -- only instances solved in less than 2 seconds'.J1:'Buriol Benchmark -- only instances solved in less than 2 seconds'.J1" chart:class="chart:scatter">
            <chart:data-point chart:repeated="26"/>
          </chart:series>
          <chart:series chart:style-name="ch7" chart:values-cell-range-address="'Buriol Benchmark -- only instances solved in less than 2 seconds'.K2:'Buriol Benchmark -- only instances solved in less than 2 seconds'.K27" chart:label-cell-address="'Buriol Benchmark -- only instances solved in less than 2 seconds'.K1:'Buriol Benchmark -- only instances solved in less than 2 seconds'.K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'Buriol Benchmark -- only instances solved in less than 2 seconds'.J1:'Buriol Benchmark -- only instances solved in less than 2 seconds'.J1</svg:desc>
                </draw:g>
              </table:table-cell>
              <table:table-cell office:value-type="string">
                <text:p>Pyasukp Max Memory Use (Kb)</text:p>
                <draw:g>
                  <svg:desc>'Buriol Benchmark -- only instances solved in less than 2 seconds'.K1:'Buriol Benchmark -- only instances solved in less than 2 second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in10000wmax100000n10000-0-s827183242c564610.ukp</text:p>
                <draw:g>
                  <svg:desc>'Buriol Benchmark -- only instances solved in less than 2 seconds'.I2:'Buriol Benchmark -- only instances solved in less than 2 seconds'.I27</svg:desc>
                </draw:g>
              </table:table-cell>
              <table:table-cell office:value-type="float" office:value="18068">
                <text:p>18068</text:p>
                <draw:g>
                  <svg:desc>'Buriol Benchmark -- only instances solved in less than 2 seconds'.J2:'Buriol Benchmark -- only instances solved in less than 2 seconds'.J27</svg:desc>
                </draw:g>
              </table:table-cell>
              <table:table-cell office:value-type="float" office:value="7304">
                <text:p>7304</text:p>
                <draw:g>
                  <svg:desc>'Buriol Benchmark -- only instances solved in less than 2 seconds'.K2:'Buriol Benchmark -- only instances solved in less than 2 seconds'.K27</svg:desc>
                </draw:g>
              </table:table-cell>
            </table:table-row>
            <table:table-row>
              <table:table-cell office:value-type="string">
                <text:p>wmin10000wmax100000n10000-1-s843367405c723320.ukp</text:p>
              </table:table-cell>
              <table:table-cell office:value-type="float" office:value="21800">
                <text:p>21800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wmin10000wmax100000n10000-2-s528806317c937409.ukp</text:p>
              </table:table-cell>
              <table:table-cell office:value-type="float" office:value="26800">
                <text:p>26800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wmin10000wmax100000n10000-3-s780179313c600195.ukp</text:p>
              </table:table-cell>
              <table:table-cell office:value-type="float" office:value="19020">
                <text:p>1902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wmin10000wmax100000n10000-4-s721215008c833689.ukp</text:p>
              </table:table-cell>
              <table:table-cell office:value-type="float" office:value="24424">
                <text:p>2442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wmin10000wmax100000n10000-5-s110877071c631507.ukp</text:p>
              </table:table-cell>
              <table:table-cell office:value-type="float" office:value="19704">
                <text:p>19704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wmin10000wmax100000n10000-6-s227708629c960025.ukp</text:p>
              </table:table-cell>
              <table:table-cell office:value-type="float" office:value="27384">
                <text:p>27384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wmin10000wmax100000n10000-7-s177710744c695800.ukp</text:p>
              </table:table-cell>
              <table:table-cell office:value-type="float" office:value="21248">
                <text:p>21248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wmin10000wmax100000n10000-8-s991580855c881113.ukp</text:p>
              </table:table-cell>
              <table:table-cell office:value-type="float" office:value="25624">
                <text:p>25624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wmin10000wmax100000n10000-9-s126456688c814865.ukp</text:p>
              </table:table-cell>
              <table:table-cell office:value-type="float" office:value="23880">
                <text:p>23880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wmin10000wmax100000n1000-0-s827183242c822011.ukp</text:p>
              </table:table-cell>
              <table:table-cell office:value-type="float" office:value="23840">
                <text:p>23840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wmin10000wmax100000n1000-1-s843367405c974920.ukp</text:p>
              </table:table-cell>
              <table:table-cell office:value-type="float" office:value="27536">
                <text:p>27536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string">
                <text:p>wmin10000wmax100000n1000-2-s528806317c898349.ukp</text:p>
              </table:table-cell>
              <table:table-cell office:value-type="float" office:value="25740">
                <text:p>2574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wmin10000wmax100000n1000-3-s780179313c780916.ukp</text:p>
              </table:table-cell>
              <table:table-cell office:value-type="float" office:value="23088">
                <text:p>23088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wmin10000wmax100000n1000-4-s721215008c678900.ukp</text:p>
              </table:table-cell>
              <table:table-cell office:value-type="float" office:value="20680">
                <text:p>2068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wmin10000wmax100000n1000-5-s110877071c784914.ukp</text:p>
              </table:table-cell>
              <table:table-cell office:value-type="float" office:value="23236">
                <text:p>23236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wmin10000wmax100000n1000-6-s227708629c511609.ukp</text:p>
              </table:table-cell>
              <table:table-cell office:value-type="float" office:value="16740">
                <text:p>16740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wmin10000wmax100000n1000-7-s177710744c657882.ukp</text:p>
              </table:table-cell>
              <table:table-cell office:value-type="float" office:value="20136">
                <text:p>20136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wmin10000wmax100000n1000-8-s991580855c964354.ukp</text:p>
              </table:table-cell>
              <table:table-cell office:value-type="float" office:value="27520">
                <text:p>27520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wmin10000wmax100000n1000-9-s126456688c785284.ukp</text:p>
              </table:table-cell>
              <table:table-cell office:value-type="float" office:value="23188">
                <text:p>23188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wmin10000wmax100000n2000-0-s827183242c854573.ukp</text:p>
              </table:table-cell>
              <table:table-cell office:value-type="float" office:value="24960">
                <text:p>24960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wmin10000wmax100000n2000-1-s843367405c605138.ukp</text:p>
              </table:table-cell>
              <table:table-cell office:value-type="float" office:value="18896">
                <text:p>18896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wmin10000wmax100000n2000-2-s528806317c982859.ukp</text:p>
              </table:table-cell>
              <table:table-cell office:value-type="float" office:value="27704">
                <text:p>27704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wmin10000wmax100000n2000-3-s780179313c724146.ukp</text:p>
              </table:table-cell>
              <table:table-cell office:value-type="float" office:value="21884">
                <text:p>21884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wmin10000wmax100000n2000-4-s721215008c924632.ukp</text:p>
              </table:table-cell>
              <table:table-cell office:value-type="float" office:value="26340">
                <text:p>26340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wmin10000wmax100000n2000-5-s110877071c528906.ukp</text:p>
              </table:table-cell>
              <table:table-cell office:value-type="float" office:value="17288">
                <text:p>17288</text:p>
              </table:table-cell>
              <table:table-cell office:value-type="float" office:value="5208">
                <text:p>52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205cm" style:legend-expansion="high" chart:style-name="ch2"/>
        <chart:plot-area chart:style-name="ch3" table:cell-range-address="'UKP5 Time Consumption Breakdown'.B1:'UKP5 Time Consumption Breakdown'.F38" chart:data-source-has-labels="row" svg:x="0.32cm" svg:y="0.18cm" svg:width="13.097cm" svg:height="8.64cm">
          <chartooo:coordinate-region svg:x="0.941cm" svg:y="0.22cm" svg:width="11.866cm" svg:height="7.9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KP5 Time Consumption Breakdown'.B2:'UKP5 Time Consumption Breakdown'.B38" chart:label-cell-address="'UKP5 Time Consumption Breakdown'.B1:'UKP5 Time Consumption Breakdown'.B1" chart:class="chart:bar">
            <chart:data-point chart:repeated="37"/>
          </chart:series>
          <chart:series chart:style-name="ch8" chart:values-cell-range-address="'UKP5 Time Consumption Breakdown'.C2:'UKP5 Time Consumption Breakdown'.C38" chart:label-cell-address="'UKP5 Time Consumption Breakdown'.C1:'UKP5 Time Consumption Breakdown'.C1" chart:class="chart:bar">
            <chart:data-point chart:repeated="37"/>
          </chart:series>
          <chart:series chart:style-name="ch9" chart:values-cell-range-address="'UKP5 Time Consumption Breakdown'.D2:'UKP5 Time Consumption Breakdown'.D38" chart:label-cell-address="'UKP5 Time Consumption Breakdown'.D1:'UKP5 Time Consumption Breakdown'.D1" chart:class="chart:bar">
            <chart:data-point chart:repeated="37"/>
          </chart:series>
          <chart:series chart:style-name="ch10" chart:values-cell-range-address="'UKP5 Time Consumption Breakdown'.E2:'UKP5 Time Consumption Breakdown'.E38" chart:label-cell-address="'UKP5 Time Consumption Breakdown'.E1:'UKP5 Time Consumption Breakdown'.E1" chart:class="chart:bar">
            <chart:data-point chart:repeated="37"/>
          </chart:series>
          <chart:series chart:style-name="ch11" chart:values-cell-range-address="'UKP5 Time Consumption Breakdown'.F2:'UKP5 Time Consumption Breakdown'.F38" chart:label-cell-address="'UKP5 Time Consumption Breakdown'.F1:'UKP5 Time Consumption Breakdown'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'UKP5 Time Consumption Breakdown'.B1:'UKP5 Time Consumption Breakdown'.B1</svg:desc>
                </draw:g>
              </table:table-cell>
              <table:table-cell office:value-type="string">
                <text:p>Vect time</text:p>
                <draw:g>
                  <svg:desc>'UKP5 Time Consumption Breakdown'.C1:'UKP5 Time Consumption Breakdown'.C1</svg:desc>
                </draw:g>
              </table:table-cell>
              <table:table-cell office:value-type="string">
                <text:p>O(n) time</text:p>
                <draw:g>
                  <svg:desc>'UKP5 Time Consumption Breakdown'.D1:'UKP5 Time Consumption Breakdown'.D1</svg:desc>
                </draw:g>
              </table:table-cell>
              <table:table-cell office:value-type="string">
                <text:p>pha1 time</text:p>
                <draw:g>
                  <svg:desc>'UKP5 Time Consumption Breakdown'.E1:'UKP5 Time Consumption Breakdown'.E1</svg:desc>
                </draw:g>
              </table:table-cell>
              <table:table-cell office:value-type="string">
                <text:p>pha2 time</text:p>
                <draw:g>
                  <svg:desc>'UKP5 Time Consumption Breakdown'.F1:'UKP5 Time Consumption Breakdow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">
                <text:p>0.00031</text:p>
                <draw:g>
                  <svg:desc>'UKP5 Time Consumption Breakdown'.B2:'UKP5 Time Consumption Breakdown'.B38</svg:desc>
                </draw:g>
              </table:table-cell>
              <table:table-cell office:value-type="float" office:value="0.00032">
                <text:p>0.00032</text:p>
                <draw:g>
                  <svg:desc>'UKP5 Time Consumption Breakdown'.C2:'UKP5 Time Consumption Breakdown'.C38</svg:desc>
                </draw:g>
              </table:table-cell>
              <table:table-cell office:value-type="float" office:value="0.00001">
                <text:p>0.00001</text:p>
                <draw:g>
                  <svg:desc>'UKP5 Time Consumption Breakdown'.D2:'UKP5 Time Consumption Breakdown'.D38</svg:desc>
                </draw:g>
              </table:table-cell>
              <table:table-cell office:value-type="float" office:value="0.00005">
                <text:p>0.00005</text:p>
                <draw:g>
                  <svg:desc>'UKP5 Time Consumption Breakdown'.E2:'UKP5 Time Consumption Breakdown'.E38</svg:desc>
                </draw:g>
              </table:table-cell>
              <table:table-cell office:value-type="float" office:value="0.00002">
                <text:p>0.00002</text:p>
                <draw:g>
                  <svg:desc>'UKP5 Time Consumption Breakdown'.F2:'UKP5 Time Consumption Breakdown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">
                <text:p>0.00029</text:p>
              </table:table-cell>
              <table:table-cell office:value-type="float" office:value="0.00033">
                <text:p>0.00033</text:p>
              </table:table-cell>
              <table:table-cell office:value-type="float" office:value="0.00001">
                <text:p>0.00001</text:p>
              </table:table-cell>
              <table:table-cell office:value-type="float" office:value="0.00015">
                <text:p>0.0001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7">
                <text:p>0.00067</text:p>
              </table:table-cell>
              <table:table-cell office:value-type="float" office:value="0.00035">
                <text:p>0.0003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7">
                <text:p>0.00067</text:p>
              </table:table-cell>
              <table:table-cell office:value-type="float" office:value="0.00037">
                <text:p>0.0003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8">
                <text:p>0.0000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9">
                <text:p>0.00029</text:p>
              </table:table-cell>
              <table:table-cell office:value-type="float" office:value="0.00063">
                <text:p>0.00063</text:p>
              </table:table-cell>
              <table:table-cell office:value-type="float" office:value="0.00001">
                <text:p>0.00001</text:p>
              </table:table-cell>
              <table:table-cell office:value-type="float" office:value="0.00022">
                <text:p>0.0002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3">
                <text:p>0.00093</text:p>
              </table:table-cell>
              <table:table-cell office:value-type="float" office:value="0.00033">
                <text:p>0.00033</text:p>
              </table:table-cell>
              <table:table-cell office:value-type="float" office:value="0.00002">
                <text:p>0.0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2">
                <text:p>0.00002</text:p>
              </table:table-cell>
              <table:table-cell office:value-type="float" office:value="0.00012">
                <text:p>0.000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8">
                <text:p>0.00068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44">
                <text:p>0.0004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4">
                <text:p>0.00094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5">
                <text:p>0.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">
                <text:p>0.00031</text:p>
              </table:table-cell>
              <table:table-cell office:value-type="float" office:value="0.00107">
                <text:p>0.00107</text:p>
              </table:table-cell>
              <table:table-cell office:value-type="float" office:value="0.00001">
                <text:p>0.00001</text:p>
              </table:table-cell>
              <table:table-cell office:value-type="float" office:value="0.00072">
                <text:p>0.0007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9">
                <text:p>0.00109</text:p>
              </table:table-cell>
              <table:table-cell office:value-type="float" office:value="0.0004">
                <text:p>0.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81">
                <text:p>0.0008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5">
                <text:p>0.00145</text:p>
              </table:table-cell>
              <table:table-cell office:value-type="float" office:value="0.00038">
                <text:p>0.00038</text:p>
              </table:table-cell>
              <table:table-cell office:value-type="float" office:value="0.00003">
                <text:p>0.00003</text:p>
              </table:table-cell>
              <table:table-cell office:value-type="float" office:value="0.00047">
                <text:p>0.0004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6">
                <text:p>0.00166</text:p>
              </table:table-cell>
              <table:table-cell office:value-type="float" office:value="0.00036">
                <text:p>0.00036</text:p>
              </table:table-cell>
              <table:table-cell office:value-type="float" office:value="0.00004">
                <text:p>0.00004</text:p>
              </table:table-cell>
              <table:table-cell office:value-type="float" office:value="0.00055">
                <text:p>0.0005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4">
                <text:p>0.00074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">
                <text:p>0.00002</text:p>
              </table:table-cell>
              <table:table-cell office:value-type="float" office:value="0.00147">
                <text:p>0.0014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1">
                <text:p>0.00201</text:p>
              </table:table-cell>
              <table:table-cell office:value-type="float" office:value="0.00033">
                <text:p>0.00033</text:p>
              </table:table-cell>
              <table:table-cell office:value-type="float" office:value="0.00005">
                <text:p>0.0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">
                <text:p>0.0003</text:p>
              </table:table-cell>
              <table:table-cell office:value-type="float" office:value="0.00085">
                <text:p>0.00085</text:p>
              </table:table-cell>
              <table:table-cell office:value-type="float" office:value="0.00001">
                <text:p>0.00001</text:p>
              </table:table-cell>
              <table:table-cell office:value-type="float" office:value="0.00177">
                <text:p>0.0017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1">
                <text:p>0.0015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3">
                <text:p>0.00003</text:p>
              </table:table-cell>
              <table:table-cell office:value-type="float" office:value="0.00129">
                <text:p>0.0012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4">
                <text:p>0.00164</text:p>
              </table:table-cell>
              <table:table-cell office:value-type="float" office:value="0.00032">
                <text:p>0.00032</text:p>
              </table:table-cell>
              <table:table-cell office:value-type="float" office:value="0.00004">
                <text:p>0.00004</text:p>
              </table:table-cell>
              <table:table-cell office:value-type="float" office:value="0.00116">
                <text:p>0.0011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3">
                <text:p>0.00103</text:p>
              </table:table-cell>
              <table:table-cell office:value-type="float" office:value="0.00059">
                <text:p>0.00059</text:p>
              </table:table-cell>
              <table:table-cell office:value-type="float" office:value="0.00003">
                <text:p>0.00003</text:p>
              </table:table-cell>
              <table:table-cell office:value-type="float" office:value="0.00546">
                <text:p>0.0054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3">
                <text:p>0.00203</text:p>
              </table:table-cell>
              <table:table-cell office:value-type="float" office:value="0.0007">
                <text:p>0.0007</text:p>
              </table:table-cell>
              <table:table-cell office:value-type="float" office:value="0.00005">
                <text:p>0.00005</text:p>
              </table:table-cell>
              <table:table-cell office:value-type="float" office:value="0.00511">
                <text:p>0.005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98">
                <text:p>0.00198</text:p>
              </table:table-cell>
              <table:table-cell office:value-type="float" office:value="0.00041">
                <text:p>0.00041</text:p>
              </table:table-cell>
              <table:table-cell office:value-type="float" office:value="0.00005">
                <text:p>0.00005</text:p>
              </table:table-cell>
              <table:table-cell office:value-type="float" office:value="0.01099">
                <text:p>0.0109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6">
                <text:p>0.00036</text:p>
              </table:table-cell>
              <table:table-cell office:value-type="float" office:value="0.01034">
                <text:p>0.01034</text:p>
              </table:table-cell>
              <table:table-cell office:value-type="float" office:value="0.00001">
                <text:p>0.00001</text:p>
              </table:table-cell>
              <table:table-cell office:value-type="float" office:value="0.00537">
                <text:p>0.0053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75">
                <text:p>0.00175</text:p>
              </table:table-cell>
              <table:table-cell office:value-type="float" office:value="0.00196">
                <text:p>0.00196</text:p>
              </table:table-cell>
              <table:table-cell office:value-type="float" office:value="0.00005">
                <text:p>0.00005</text:p>
              </table:table-cell>
              <table:table-cell office:value-type="float" office:value="0.01235">
                <text:p>0.0123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">
                <text:p>0.0007</text:p>
              </table:table-cell>
              <table:table-cell office:value-type="float" office:value="0.01817">
                <text:p>0.01817</text:p>
              </table:table-cell>
              <table:table-cell office:value-type="float" office:value="0.00002">
                <text:p>0.00002</text:p>
              </table:table-cell>
              <table:table-cell office:value-type="float" office:value="0.01585">
                <text:p>0.015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8">
                <text:p>0.00178</text:p>
              </table:table-cell>
              <table:table-cell office:value-type="float" office:value="0.00425">
                <text:p>0.00425</text:p>
              </table:table-cell>
              <table:table-cell office:value-type="float" office:value="0.00004">
                <text:p>0.00004</text:p>
              </table:table-cell>
              <table:table-cell office:value-type="float" office:value="0.04124">
                <text:p>0.0412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1">
                <text:p>0.00141</text:p>
              </table:table-cell>
              <table:table-cell office:value-type="float" office:value="0.02478">
                <text:p>0.02478</text:p>
              </table:table-cell>
              <table:table-cell office:value-type="float" office:value="0.00003">
                <text:p>0.00003</text:p>
              </table:table-cell>
              <table:table-cell office:value-type="float" office:value="0.02391">
                <text:p>0.02391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1">
                <text:p>0.00131</text:p>
              </table:table-cell>
              <table:table-cell office:value-type="float" office:value="0.02542">
                <text:p>0.02542</text:p>
              </table:table-cell>
              <table:table-cell office:value-type="float" office:value="0.00003">
                <text:p>0.00003</text:p>
              </table:table-cell>
              <table:table-cell office:value-type="float" office:value="0.03078">
                <text:p>0.0307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8">
                <text:p>0.00148</text:p>
              </table:table-cell>
              <table:table-cell office:value-type="float" office:value="0.04053">
                <text:p>0.04053</text:p>
              </table:table-cell>
              <table:table-cell office:value-type="float" office:value="0.00004">
                <text:p>0.00004</text:p>
              </table:table-cell>
              <table:table-cell office:value-type="float" office:value="0.017">
                <text:p>0.017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0.07802">
                <text:p>0.07802</text:p>
              </table:table-cell>
              <table:table-cell office:value-type="float" office:value="0.00005">
                <text:p>0.00005</text:p>
              </table:table-cell>
              <table:table-cell office:value-type="float" office:value="0.08753">
                <text:p>0.087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16">
                <text:p>0.00216</text:p>
              </table:table-cell>
              <table:table-cell office:value-type="float" office:value="0.15735">
                <text:p>0.15735</text:p>
              </table:table-cell>
              <table:table-cell office:value-type="float" office:value="0.00005">
                <text:p>0.00005</text:p>
              </table:table-cell>
              <table:table-cell office:value-type="float" office:value="0.05685">
                <text:p>0.0568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3">
                <text:p>0.00203</text:p>
              </table:table-cell>
              <table:table-cell office:value-type="float" office:value="0.12026">
                <text:p>0.12026</text:p>
              </table:table-cell>
              <table:table-cell office:value-type="float" office:value="0.00005">
                <text:p>0.00005</text:p>
              </table:table-cell>
              <table:table-cell office:value-type="float" office:value="0.10571">
                <text:p>0.105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">
                <text:p>0.00029</text:p>
              </table:table-cell>
              <table:table-cell office:value-type="float" office:value="0.30357">
                <text:p>0.30357</text:p>
              </table:table-cell>
              <table:table-cell office:value-type="float" office:value="0.00001">
                <text:p>0.00001</text:p>
              </table:table-cell>
              <table:table-cell office:value-type="float" office:value="0.03166">
                <text:p>0.0316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9">
                <text:p>0.00029</text:p>
              </table:table-cell>
              <table:table-cell office:value-type="float" office:value="0.30716">
                <text:p>0.30716</text:p>
              </table:table-cell>
              <table:table-cell office:value-type="float" office:value="0.00001">
                <text:p>0.00001</text:p>
              </table:table-cell>
              <table:table-cell office:value-type="float" office:value="0.06417">
                <text:p>0.064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6">
                <text:p>0.00186</text:p>
              </table:table-cell>
              <table:table-cell office:value-type="float" office:value="0.30711">
                <text:p>0.30711</text:p>
              </table:table-cell>
              <table:table-cell office:value-type="float" office:value="0.00004">
                <text:p>0.00004</text:p>
              </table:table-cell>
              <table:table-cell office:value-type="float" office:value="0.08846">
                <text:p>0.088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9">
                <text:p>0.00099</text:p>
              </table:table-cell>
              <table:table-cell office:value-type="float" office:value="0.31032">
                <text:p>0.31032</text:p>
              </table:table-cell>
              <table:table-cell office:value-type="float" office:value="0.00003">
                <text:p>0.00003</text:p>
              </table:table-cell>
              <table:table-cell office:value-type="float" office:value="0.11095">
                <text:p>0.110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1">
                <text:p>0.00061</text:p>
              </table:table-cell>
              <table:table-cell office:value-type="float" office:value="0.30284">
                <text:p>0.30284</text:p>
              </table:table-cell>
              <table:table-cell office:value-type="float" office:value="0.00002">
                <text:p>0.00002</text:p>
              </table:table-cell>
              <table:table-cell office:value-type="float" office:value="0.12573">
                <text:p>0.1257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4">
                <text:p>0.00114</text:p>
              </table:table-cell>
              <table:table-cell office:value-type="float" office:value="0.33455">
                <text:p>0.33455</text:p>
              </table:table-cell>
              <table:table-cell office:value-type="float" office:value="0.00003">
                <text:p>0.00003</text:p>
              </table:table-cell>
              <table:table-cell office:value-type="float" office:value="0.14605">
                <text:p>0.14605</text:p>
              </table:table-cell>
              <table:table-cell office:value-type="float" office:value="0.00004">
                <text:p>0.00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949cm" svg:y="3.955cm" style:legend-expansion="high" chart:style-name="ch2"/>
        <chart:plot-area chart:style-name="ch3" table:cell-range-address="'Capacities and y_star value'.C1:'Capacities and y_star value'.D49" chart:data-source-has-labels="row" svg:x="0.32cm" svg:y="0.18cm" svg:width="13.309cm" svg:height="8.646cm">
          <chartooo:coordinate-region svg:x="2.238cm" svg:y="0.38cm" svg:width="11.204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pacities and y_star value'.C2:'Capacities and y_star value'.C49" chart:label-cell-address="'Capacities and y_star value'.C1:'Capacities and y_star value'.C1" chart:class="chart:line">
            <chart:data-point chart:repeated="48"/>
          </chart:series>
          <chart:series chart:style-name="ch7" chart:values-cell-range-address="'Capacities and y_star value'.D2:'Capacities and y_star value'.D49" chart:label-cell-address="'Capacities and y_star value'.D1:'Capacities and y_star value'.D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</text:p>
                <draw:g>
                  <svg:desc>'Capacities and y_star value'.C1:'Capacities and y_star value'.C1</svg:desc>
                </draw:g>
              </table:table-cell>
              <table:table-cell office:value-type="string">
                <text:p>y_bound</text:p>
                <draw:g>
                  <svg:desc>'Capacities and y_star value'.D1:'Capacities and y_star valu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0">
                <text:p>200000000</text:p>
                <draw:g>
                  <svg:desc>'Capacities and y_star value'.C2:'Capacities and y_star value'.C49</svg:desc>
                </draw:g>
              </table:table-cell>
              <table:table-cell office:value-type="float" office:value="200000000">
                <text:p>200000000</text:p>
                <draw:g>
                  <svg:desc>'Capacities and y_star value'.D2:'Capacities and y_star value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0359872">
                <text:p>10359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0">
                <text:p>2000000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">
                <text:p>200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0">
                <text:p>2000000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0">
                <text:p>200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64429">
                <text:p>64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00">
                <text:p>200000000</text:p>
              </table:table-cell>
              <table:table-cell office:value-type="float" office:value="15311">
                <text:p>15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000">
                <text:p>2000000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000">
                <text:p>200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00">
                <text:p>200000000</text:p>
              </table:table-cell>
              <table:table-cell office:value-type="float" office:value="16553387">
                <text:p>16553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000">
                <text:p>200000000</text:p>
              </table:table-cell>
              <table:table-cell office:value-type="float" office:value="14954201">
                <text:p>14954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">
                <text:p>200000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0000">
                <text:p>200000000</text:p>
              </table:table-cell>
              <table:table-cell office:value-type="float" office:value="24865810">
                <text:p>248658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000">
                <text:p>2000000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000">
                <text:p>200000000</text:p>
              </table:table-cell>
              <table:table-cell office:value-type="float" office:value="2189975">
                <text:p>2189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0">
                <text:p>200000000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00">
                <text:p>200000000</text:p>
              </table:table-cell>
              <table:table-cell office:value-type="float" office:value="954624">
                <text:p>95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00">
                <text:p>200000000</text:p>
              </table:table-cell>
              <table:table-cell office:value-type="float" office:value="84940223">
                <text:p>84940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00000">
                <text:p>200000000</text:p>
              </table:table-cell>
              <table:table-cell office:value-type="float" office:value="78907220">
                <text:p>789072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00000">
                <text:p>200000000</text:p>
              </table:table-cell>
              <table:table-cell office:value-type="float" office:value="111500">
                <text:p>111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00">
                <text:p>200000000</text:p>
              </table:table-cell>
              <table:table-cell office:value-type="float" office:value="50998808">
                <text:p>50998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000">
                <text:p>200000000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00000">
                <text:p>200000000</text:p>
              </table:table-cell>
              <table:table-cell office:value-type="float" office:value="5022560">
                <text:p>5022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00000">
                <text:p>2000000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00000">
                <text:p>200000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00000">
                <text:p>200000000</text:p>
              </table:table-cell>
              <table:table-cell office:value-type="float" office:value="133887">
                <text:p>133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00">
                <text:p>200000000</text:p>
              </table:table-cell>
              <table:table-cell office:value-type="float" office:value="196088">
                <text:p>19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00000">
                <text:p>200000000</text:p>
              </table:table-cell>
              <table:table-cell office:value-type="float" office:value="84106">
                <text:p>84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